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3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45" table:default-cell-style-name="Default"/>
        <table:table-row table:style-name="ro1">
          <table:table-cell office:value-type="string">
            <text:p>../filerX/Mar26SLundversion.xml good 3340 (365) bad 2522 (1211)variations 9220 (1404)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80"/>
        </table:table-row>
        <table:table-row table:style-name="ro1">
          <table:table-cell/>
          <table:table-cell office:value-type="string">
            <text:p>***</text:p>
          </table:table-cell>
          <table:table-cell table:number-columns-repeated="28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Bad = bad</text:p>
          </table:table-cell>
          <table:table-cell office:value-type="string">
            <text:p>M = not lexiconform</text:p>
          </table:table-cell>
          <table:table-cell/>
          <table:table-cell office:value-type="string">
            <text:p>Ok (latin mm)</text:p>
          </table:table-cell>
          <table:table-cell office:value-type="string">
            <text:p>BPN = bad, name</text:p>
          </table:table-cell>
          <table:table-cell table:number-columns-repeated="2"/>
          <table:table-cell office:value-type="string">
            <text:p>S=correct but not first</text:p>
          </table:table-cell>
          <table:table-cell table:number-columns-repeated="6"/>
          <table:table-cell office:value-type="string">
            <text:p>__ = bad word</text:p>
          </table:table-cell>
          <table:table-cell table:number-columns-repeated="274"/>
        </table:table-row>
        <table:table-row table:style-name="ro1" table:number-rows-repeated="2">
          <table:table-cell table:number-columns-repeated="290"/>
        </table:table-row>
        <table:table-row table:style-name="ro1">
          <table:table-cell table:number-columns-repeated="290"/>
        </table:table-row>
        <table:table-row table:style-name="ro1">
          <table:table-cell table:number-columns-repeated="2"/>
          <table:table-cell office:value-type="string">
            <text:p>(9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22a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Ok</text:p>
          </table:table-cell>
          <table:table-cell office:value-type="string">
            <text:p>sancti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ancti'</text:p>
          </table:table-cell>
          <table:table-cell/>
          <table:table-cell office:value-type="string">
            <text:p>'sankte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sankte..av.1')]))</text:p>
          </table:table-cell>
          <table:table-cell table:number-columns-repeated="277"/>
        </table:table-row>
        <table:table-row table:style-name="ro1">
          <table:table-cell office:value-type="string">
            <text:p>BPN</text:p>
          </table:table-cell>
          <table:table-cell office:value-type="string">
            <text:p>marci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marci'</text:p>
          </table:table-cell>
          <table:table-cell/>
          <table:table-cell office:value-type="string">
            <text:p>'marke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marke..nn.1')</text:p>
          </table:table-cell>
          <table:table-cell/>
          <table:table-cell office:value-type="string">
            <text:p>(u'marci'</text:p>
          </table:table-cell>
          <table:table-cell office:value-type="string">
            <text:p>'maki'</text:p>
          </table:table-cell>
          <table:table-cell office:value-type="float" office:value="1.1">
            <text:p>1.1</text:p>
          </table:table-cell>
          <table:table-cell office:value-type="string">
            <text:p>'maki..nn.1')</text:p>
          </table:table-cell>
          <table:table-cell office:value-type="string">
            <text:p>(u'marci'</text:p>
          </table:table-cell>
          <table:table-cell office:value-type="string">
            <text:p>'mark'</text:p>
          </table:table-cell>
          <table:table-cell office:value-type="float" office:value="1.1">
            <text:p>1.1</text:p>
          </table:table-cell>
          <table:table-cell office:value-type="string">
            <text:p>'mark..nn.3')</text:p>
          </table:table-cell>
          <table:table-cell office:value-type="string">
            <text:p>(u'marci'</text:p>
          </table:table-cell>
          <table:table-cell office:value-type="string">
            <text:p>'markar'</text:p>
          </table:table-cell>
          <table:table-cell office:value-type="float" office:value="1.2">
            <text:p>1.2</text:p>
          </table:table-cell>
          <table:table-cell office:value-type="string">
            <text:p>'markar..nn.1')</text:p>
          </table:table-cell>
          <table:table-cell office:value-type="string">
            <text:p>(u'marci'</text:p>
          </table:table-cell>
          <table:table-cell office:value-type="string">
            <text:p>'masi'</text:p>
          </table:table-cell>
          <table:table-cell office:value-type="float" office:value="1.7">
            <text:p>1.7</text:p>
          </table:table-cell>
          <table:table-cell office:value-type="string">
            <text:p>'masi..nn.1')</text:p>
          </table:table-cell>
          <table:table-cell office:value-type="string">
            <text:p>(u'marci'</text:p>
          </table:table-cell>
          <table:table-cell office:value-type="string">
            <text:p>'maker'</text:p>
          </table:table-cell>
          <table:table-cell office:value-type="float" office:value="1.9">
            <text:p>1.9</text:p>
          </table:table-cell>
          <table:table-cell office:value-type="string">
            <text:p>'maker..av.1')]))</text:p>
          </table:table-cell>
          <table:table-cell table:number-columns-repeated="25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euangelium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euangelium'</text:p>
          </table:table-cell>
          <table:table-cell/>
          <table:table-cell office:value-type="string">
            <text:p>'evangelium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evangelium..nn.1')]))</text:p>
          </table:table-cell>
          <table:table-cell table:number-columns-repeated="277"/>
        </table:table-row>
        <table:table-row table:style-name="ro1">
          <table:table-cell office:value-type="string">
            <text:p>Bad</text:p>
          </table:table-cell>
          <table:table-cell office:value-type="string">
            <text:p>första</text:p>
          </table:table-cell>
          <table:table-cell office:value-type="string">
            <text:p>(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första'</text:p>
          </table:table-cell>
          <table:table-cell/>
          <table:table-cell office:value-type="string">
            <text:p>u'förste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u'förste..e.1')</text:p>
          </table:table-cell>
          <table:table-cell/>
          <table:table-cell office:value-type="string">
            <text:p>(u'första'</text:p>
          </table:table-cell>
          <table:table-cell office:value-type="string">
            <text:p>'fyrsta'</text:p>
          </table:table-cell>
          <table:table-cell office:value-type="float" office:value="0.1">
            <text:p>0.1</text:p>
          </table:table-cell>
          <table:table-cell office:value-type="string">
            <text:p>'fyrsta..ab.1')</text:p>
          </table:table-cell>
          <table:table-cell office:value-type="string">
            <text:p>(u'första'</text:p>
          </table:table-cell>
          <table:table-cell office:value-type="string">
            <text:p>u'förster'</text:p>
          </table:table-cell>
          <table:table-cell office:value-type="float" office:value="0.8">
            <text:p>0.8</text:p>
          </table:table-cell>
          <table:table-cell office:value-type="string">
            <text:p>u'förster..e.1')</text:p>
          </table:table-cell>
          <table:table-cell office:value-type="string">
            <text:p>(u'första'</text:p>
          </table:table-cell>
          <table:table-cell office:value-type="string">
            <text:p>u'försla'</text:p>
          </table:table-cell>
          <table:table-cell office:value-type="float" office:value="1">
            <text:p>1</text:p>
          </table:table-cell>
          <table:table-cell office:value-type="string">
            <text:p>u'försla..nn.2')</text:p>
          </table:table-cell>
          <table:table-cell office:value-type="string">
            <text:p>(u'första'</text:p>
          </table:table-cell>
          <table:table-cell office:value-type="string">
            <text:p>u'först'</text:p>
          </table:table-cell>
          <table:table-cell office:value-type="float" office:value="1">
            <text:p>1</text:p>
          </table:table-cell>
          <table:table-cell office:value-type="string">
            <text:p>u'först..e.1')</text:p>
          </table:table-cell>
          <table:table-cell office:value-type="string">
            <text:p>(u'första'</text:p>
          </table:table-cell>
          <table:table-cell office:value-type="string">
            <text:p>u'forsäta'</text:p>
          </table:table-cell>
          <table:table-cell office:value-type="float" office:value="1.7">
            <text:p>1.7</text:p>
          </table:table-cell>
          <table:table-cell office:value-type="string">
            <text:p>u'forsäta..vb.1')</text:p>
          </table:table-cell>
          <table:table-cell office:value-type="string">
            <text:p>(u'första'</text:p>
          </table:table-cell>
          <table:table-cell office:value-type="string">
            <text:p>u'fönster'</text:p>
          </table:table-cell>
          <table:table-cell office:value-type="float" office:value="1.8">
            <text:p>1.8</text:p>
          </table:table-cell>
          <table:table-cell office:value-type="string">
            <text:p>u'fönster..e.1')</text:p>
          </table:table-cell>
          <table:table-cell office:value-type="string">
            <text:p>(u'första'</text:p>
          </table:table-cell>
          <table:table-cell office:value-type="string">
            <text:p>u'forödha'</text:p>
          </table:table-cell>
          <table:table-cell office:value-type="float" office:value="1.8">
            <text:p>1.8</text:p>
          </table:table-cell>
          <table:table-cell office:value-type="string">
            <text:p>u'forödha..vb.1')]))</text:p>
          </table:table-cell>
          <table:table-cell table:number-columns-repeated="24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capitel</text:p>
          </table:table-cell>
          <table:table-cell office:value-type="string">
            <text:p>(1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capitel'</text:p>
          </table:table-cell>
          <table:table-cell/>
          <table:table-cell office:value-type="string">
            <text:p>'kapitel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kapitel..nn.1')]))</text:p>
          </table:table-cell>
          <table:table-cell table:number-columns-repeated="277"/>
        </table:table-row>
        <table:table-row table:style-name="ro1">
          <table:table-cell office:value-type="string">
            <text:p>X</text:p>
          </table:table-cell>
          <table:table-cell office:value-type="string">
            <text:p>thetta</text:p>
          </table:table-cell>
          <table:table-cell office:value-type="string">
            <text:p>(3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etta'</text:p>
          </table:table-cell>
          <table:table-cell/>
          <table:table-cell office:value-type="string">
            <text:p>'thutta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thutta..vb.1')</text:p>
          </table:table-cell>
          <table:table-cell/>
          <table:table-cell office:value-type="string">
            <text:p>(u'thetta'</text:p>
          </table:table-cell>
          <table:table-cell office:value-type="string">
            <text:p>'thatter'</text:p>
          </table:table-cell>
          <table:table-cell office:value-type="float" office:value="1.5">
            <text:p>1.5</text:p>
          </table:table-cell>
          <table:table-cell office:value-type="string">
            <text:p>'thatter..nn.1')</text:p>
          </table:table-cell>
          <table:table-cell office:value-type="string">
            <text:p>(u'thetta'</text:p>
          </table:table-cell>
          <table:table-cell office:value-type="string">
            <text:p>u'thätter'</text:p>
          </table:table-cell>
          <table:table-cell office:value-type="float" office:value="1.5">
            <text:p>1.5</text:p>
          </table:table-cell>
          <table:table-cell office:value-type="string">
            <text:p>u'thätter..av.1')</text:p>
          </table:table-cell>
          <table:table-cell office:value-type="string">
            <text:p>(u'thetta'</text:p>
          </table:table-cell>
          <table:table-cell office:value-type="string">
            <text:p>'thidha'</text:p>
          </table:table-cell>
          <table:table-cell office:value-type="float" office:value="1.6">
            <text:p>1.6</text:p>
          </table:table-cell>
          <table:table-cell office:value-type="string">
            <text:p>'thidha..vb.1')</text:p>
          </table:table-cell>
          <table:table-cell office:value-type="string">
            <text:p>(u'thetta'</text:p>
          </table:table-cell>
          <table:table-cell office:value-type="string">
            <text:p>'ahitta'</text:p>
          </table:table-cell>
          <table:table-cell office:value-type="float" office:value="1.7">
            <text:p>1.7</text:p>
          </table:table-cell>
          <table:table-cell office:value-type="string">
            <text:p>'a_hitta..vb.1')</text:p>
          </table:table-cell>
          <table:table-cell office:value-type="string">
            <text:p>(u'thetta'</text:p>
          </table:table-cell>
          <table:table-cell office:value-type="string">
            <text:p>'thasta'</text:p>
          </table:table-cell>
          <table:table-cell office:value-type="float" office:value="1.7">
            <text:p>1.7</text:p>
          </table:table-cell>
          <table:table-cell office:value-type="string">
            <text:p>'thasta..vb.1')</text:p>
          </table:table-cell>
          <table:table-cell office:value-type="string">
            <text:p>(u'thetta'</text:p>
          </table:table-cell>
          <table:table-cell office:value-type="string">
            <text:p>'hitta'</text:p>
          </table:table-cell>
          <table:table-cell office:value-type="float" office:value="1.7">
            <text:p>1.7</text:p>
          </table:table-cell>
          <table:table-cell office:value-type="string">
            <text:p>'hitta..nn.2')</text:p>
          </table:table-cell>
          <table:table-cell office:value-type="string">
            <text:p>(u'thetta'</text:p>
          </table:table-cell>
          <table:table-cell office:value-type="string">
            <text:p>'thet'</text:p>
          </table:table-cell>
          <table:table-cell office:value-type="float" office:value="1.8">
            <text:p>1.8</text:p>
          </table:table-cell>
          <table:table-cell office:value-type="string">
            <text:p>'thet..nn.1')</text:p>
          </table:table-cell>
          <table:table-cell office:value-type="string">
            <text:p>(u'thetta'</text:p>
          </table:table-cell>
          <table:table-cell office:value-type="string">
            <text:p>'thera'</text:p>
          </table:table-cell>
          <table:table-cell office:value-type="float" office:value="1.8">
            <text:p>1.8</text:p>
          </table:table-cell>
          <table:table-cell office:value-type="string">
            <text:p>'thera..nn.1')</text:p>
          </table:table-cell>
          <table:table-cell office:value-type="string">
            <text:p>(u'thetta'</text:p>
          </table:table-cell>
          <table:table-cell office:value-type="string">
            <text:p>'heta'</text:p>
          </table:table-cell>
          <table:table-cell office:value-type="float" office:value="1.8">
            <text:p>1.8</text:p>
          </table:table-cell>
          <table:table-cell office:value-type="string">
            <text:p>'heta..vb.1')</text:p>
          </table:table-cell>
          <table:table-cell office:value-type="string">
            <text:p>(u'thetta'</text:p>
          </table:table-cell>
          <table:table-cell office:value-type="string">
            <text:p>u'stätta'</text:p>
          </table:table-cell>
          <table:table-cell office:value-type="float" office:value="1.8">
            <text:p>1.8</text:p>
          </table:table-cell>
          <table:table-cell office:value-type="string">
            <text:p>u'stätta..nn.1')</text:p>
          </table:table-cell>
          <table:table-cell office:value-type="string">
            <text:p>(u'thetta'</text:p>
          </table:table-cell>
          <table:table-cell office:value-type="string">
            <text:p>'tuta'</text:p>
          </table:table-cell>
          <table:table-cell office:value-type="float" office:value="1.9">
            <text:p>1.9</text:p>
          </table:table-cell>
          <table:table-cell office:value-type="string">
            <text:p>'tuta..nn.1')</text:p>
          </table:table-cell>
          <table:table-cell office:value-type="string">
            <text:p>(u'thetta'</text:p>
          </table:table-cell>
          <table:table-cell office:value-type="string">
            <text:p>u'töta'</text:p>
          </table:table-cell>
          <table:table-cell office:value-type="float" office:value="1.9">
            <text:p>1.9</text:p>
          </table:table-cell>
          <table:table-cell office:value-type="string">
            <text:p>u'töta..vb.1')]))</text:p>
          </table:table-cell>
          <table:table-cell table:number-columns-repeated="228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är'</text:p>
          </table:table-cell>
          <table:table-cell/>
          <table:table-cell office:value-type="string">
            <text:p>u'är..e.2')))</text:p>
          </table:table-cell>
          <table:table-cell table:number-columns-repeated="281"/>
        </table:table-row>
        <table:table-row table:style-name="ro1">
          <table:table-cell office:value-type="string">
            <text:p>GX</text:p>
          </table:table-cell>
          <table:table-cell office:value-type="string">
            <text:p>begynnilsen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begynnilsen'</text:p>
          </table:table-cell>
          <table:table-cell/>
          <table:table-cell office:value-type="string">
            <text:p>'begynnilse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begynnilse..nn.1')]))</text:p>
          </table:table-cell>
          <table:table-cell table:number-columns-repeated="277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ff</text:p>
          </table:table-cell>
          <table:table-cell office:value-type="string">
            <text:p>(60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aff'</text:p>
          </table:table-cell>
          <table:table-cell/>
          <table:table-cell office:value-type="string">
            <text:p>'af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af..e.1')</text:p>
          </table:table-cell>
          <table:table-cell/>
          <table:table-cell office:value-type="string">
            <text:p>(u'aff'</text:p>
          </table:table-cell>
          <table:table-cell office:value-type="string">
            <text:p>'alf'</text:p>
          </table:table-cell>
          <table:table-cell office:value-type="float" office:value="1">
            <text:p>1</text:p>
          </table:table-cell>
          <table:table-cell office:value-type="string">
            <text:p>'alf..nn.1')</text:p>
          </table:table-cell>
          <table:table-cell office:value-type="string">
            <text:p>(u'aff'</text:p>
          </table:table-cell>
          <table:table-cell office:value-type="string">
            <text:p>'afl'</text:p>
          </table:table-cell>
          <table:table-cell office:value-type="float" office:value="1">
            <text:p>1</text:p>
          </table:table-cell>
          <table:table-cell office:value-type="string">
            <text:p>'afl..nn.1')</text:p>
          </table:table-cell>
          <table:table-cell office:value-type="string">
            <text:p>(u'aff'</text:p>
          </table:table-cell>
          <table:table-cell office:value-type="string">
            <text:p>'uff'</text:p>
          </table:table-cell>
          <table:table-cell office:value-type="float" office:value="1">
            <text:p>1</text:p>
          </table:table-cell>
          <table:table-cell office:value-type="string">
            <text:p>'uff..e.1')</text:p>
          </table:table-cell>
          <table:table-cell office:value-type="string">
            <text:p>(u'aff'</text:p>
          </table:table-cell>
          <table:table-cell office:value-type="string">
            <text:p>'arf'</text:p>
          </table:table-cell>
          <table:table-cell office:value-type="float" office:value="1">
            <text:p>1</text:p>
          </table:table-cell>
          <table:table-cell office:value-type="string">
            <text:p>'arf..nn.1')</text:p>
          </table:table-cell>
          <table:table-cell office:value-type="string">
            <text:p>(u'aff'</text:p>
          </table:table-cell>
          <table:table-cell office:value-type="string">
            <text:p>'ef'</text:p>
          </table:table-cell>
          <table:table-cell office:value-type="float" office:value="1.5">
            <text:p>1.5</text:p>
          </table:table-cell>
          <table:table-cell office:value-type="string">
            <text:p>'ef..e.1')</text:p>
          </table:table-cell>
          <table:table-cell office:value-type="string">
            <text:p>(u'aff'</text:p>
          </table:table-cell>
          <table:table-cell office:value-type="string">
            <text:p>'kaf'</text:p>
          </table:table-cell>
          <table:table-cell office:value-type="float" office:value="1.8">
            <text:p>1.8</text:p>
          </table:table-cell>
          <table:table-cell office:value-type="string">
            <text:p>'kaf..nn.1')</text:p>
          </table:table-cell>
          <table:table-cell office:value-type="string">
            <text:p>(u'aff'</text:p>
          </table:table-cell>
          <table:table-cell office:value-type="string">
            <text:p>'haf'</text:p>
          </table:table-cell>
          <table:table-cell office:value-type="float" office:value="1.8">
            <text:p>1.8</text:p>
          </table:table-cell>
          <table:table-cell office:value-type="string">
            <text:p>'haf..nn.1')</text:p>
          </table:table-cell>
          <table:table-cell office:value-type="string">
            <text:p>(u'aff'</text:p>
          </table:table-cell>
          <table:table-cell office:value-type="string">
            <text:p>'an'</text:p>
          </table:table-cell>
          <table:table-cell office:value-type="float" office:value="1.8">
            <text:p>1.8</text:p>
          </table:table-cell>
          <table:table-cell office:value-type="string">
            <text:p>'an..nn.1')</text:p>
          </table:table-cell>
          <table:table-cell office:value-type="string">
            <text:p>(u'aff'</text:p>
          </table:table-cell>
          <table:table-cell office:value-type="string">
            <text:p>'naf'</text:p>
          </table:table-cell>
          <table:table-cell office:value-type="float" office:value="1.8">
            <text:p>1.8</text:p>
          </table:table-cell>
          <table:table-cell office:value-type="string">
            <text:p>'naf..nn.1')</text:p>
          </table:table-cell>
          <table:table-cell office:value-type="string">
            <text:p>(u'aff'</text:p>
          </table:table-cell>
          <table:table-cell office:value-type="string">
            <text:p>'ak'</text:p>
          </table:table-cell>
          <table:table-cell office:value-type="float" office:value="1.8">
            <text:p>1.8</text:p>
          </table:table-cell>
          <table:table-cell office:value-type="string">
            <text:p>'ak..nn.1')</text:p>
          </table:table-cell>
          <table:table-cell office:value-type="string">
            <text:p>(u'aff'</text:p>
          </table:table-cell>
          <table:table-cell office:value-type="string">
            <text:p>'raf'</text:p>
          </table:table-cell>
          <table:table-cell office:value-type="float" office:value="1.8">
            <text:p>1.8</text:p>
          </table:table-cell>
          <table:table-cell office:value-type="string">
            <text:p>'raf..nn.1')</text:p>
          </table:table-cell>
          <table:table-cell office:value-type="string">
            <text:p>(u'aff'</text:p>
          </table:table-cell>
          <table:table-cell office:value-type="string">
            <text:p>'ar'</text:p>
          </table:table-cell>
          <table:table-cell office:value-type="float" office:value="1.8">
            <text:p>1.8</text:p>
          </table:table-cell>
          <table:table-cell office:value-type="string">
            <text:p>'ar..nn.3')</text:p>
          </table:table-cell>
          <table:table-cell office:value-type="string">
            <text:p>(u'aff'</text:p>
          </table:table-cell>
          <table:table-cell office:value-type="string">
            <text:p>'am'</text:p>
          </table:table-cell>
          <table:table-cell office:value-type="float" office:value="1.8">
            <text:p>1.8</text:p>
          </table:table-cell>
          <table:table-cell office:value-type="string">
            <text:p>'am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as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s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at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..e.3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laf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laf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gaf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gaf..nn.1')]))</text:p>
          </table:table-cell>
          <table:table-cell table:number-columns-repeated="192"/>
        </table:table-row>
        <table:table-row table:style-name="ro1">
          <table:table-cell/>
          <table:table-cell office:value-type="string">
            <text:p>jesu</text:p>
          </table:table-cell>
          <table:table-cell office:value-type="string">
            <text:p>(8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christi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X</text:p>
          </table:table-cell>
          <table:table-cell office:value-type="string">
            <text:p>gudz</text:p>
          </table:table-cell>
          <table:table-cell office:value-type="string">
            <text:p>(2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gudz'</text:p>
          </table:table-cell>
          <table:table-cell/>
          <table:table-cell office:value-type="string">
            <text:p>'gud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gud..e.1')</text:p>
          </table:table-cell>
          <table:table-cell/>
          <table:table-cell office:value-type="string">
            <text:p>(u'gudz'</text:p>
          </table:table-cell>
          <table:table-cell office:value-type="string">
            <text:p>'gudh'</text:p>
          </table:table-cell>
          <table:table-cell office:value-type="float" office:value="1">
            <text:p>1</text:p>
          </table:table-cell>
          <table:table-cell office:value-type="string">
            <text:p>'gudh..nn.1')</text:p>
          </table:table-cell>
          <table:table-cell office:value-type="string">
            <text:p>(u'gudz'</text:p>
          </table:table-cell>
          <table:table-cell office:value-type="string">
            <text:p>'gudha'</text:p>
          </table:table-cell>
          <table:table-cell office:value-type="float" office:value="1.1">
            <text:p>1.1</text:p>
          </table:table-cell>
          <table:table-cell office:value-type="string">
            <text:p>'gudha..nn.1')]))</text:p>
          </table:table-cell>
          <table:table-cell table:number-columns-repeated="268"/>
        </table:table-row>
        <table:table-row table:style-name="ro1">
          <table:table-cell office:value-type="string">
            <text:p>SX</text:p>
          </table:table-cell>
          <table:table-cell office:value-type="string">
            <text:p>sons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ons'</text:p>
          </table:table-cell>
          <table:table-cell/>
          <table:table-cell office:value-type="string">
            <text:p>'sona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sona..e.2')</text:p>
          </table:table-cell>
          <table:table-cell/>
          <table:table-cell office:value-type="string">
            <text:p>(u'sons'</text:p>
          </table:table-cell>
          <table:table-cell office:value-type="string">
            <text:p>'sous'</text:p>
          </table:table-cell>
          <table:table-cell office:value-type="float" office:value="1">
            <text:p>1</text:p>
          </table:table-cell>
          <table:table-cell office:value-type="string">
            <text:p>'sous..nn.1')</text:p>
          </table:table-cell>
          <table:table-cell office:value-type="string">
            <text:p>(u'sons'</text:p>
          </table:table-cell>
          <table:table-cell office:value-type="string">
            <text:p>'sone'</text:p>
          </table:table-cell>
          <table:table-cell office:value-type="float" office:value="1">
            <text:p>1</text:p>
          </table:table-cell>
          <table:table-cell office:value-type="string">
            <text:p>'sone..nn.1')</text:p>
          </table:table-cell>
          <table:table-cell office:value-type="string">
            <text:p>(u'sons'</text:p>
          </table:table-cell>
          <table:table-cell office:value-type="string">
            <text:p>'son'</text:p>
          </table:table-cell>
          <table:table-cell office:value-type="float" office:value="1">
            <text:p>1</text:p>
          </table:table-cell>
          <table:table-cell office:value-type="string">
            <text:p>'son..nn.1')</text:p>
          </table:table-cell>
          <table:table-cell office:value-type="string">
            <text:p>(u'sons'</text:p>
          </table:table-cell>
          <table:table-cell office:value-type="string">
            <text:p>'sun'</text:p>
          </table:table-cell>
          <table:table-cell office:value-type="float" office:value="1.1">
            <text:p>1.1</text:p>
          </table:table-cell>
          <table:table-cell office:value-type="string">
            <text:p>'sun..e.1')</text:p>
          </table:table-cell>
          <table:table-cell office:value-type="string">
            <text:p>(u'sons'</text:p>
          </table:table-cell>
          <table:table-cell office:value-type="string">
            <text:p>'somn'</text:p>
          </table:table-cell>
          <table:table-cell office:value-type="float" office:value="1.7">
            <text:p>1.7</text:p>
          </table:table-cell>
          <table:table-cell office:value-type="string">
            <text:p>'somn..e.1')</text:p>
          </table:table-cell>
          <table:table-cell office:value-type="string">
            <text:p>(u'sons'</text:p>
          </table:table-cell>
          <table:table-cell office:value-type="string">
            <text:p>'som'</text:p>
          </table:table-cell>
          <table:table-cell office:value-type="float" office:value="1.7">
            <text:p>1.7</text:p>
          </table:table-cell>
          <table:table-cell office:value-type="string">
            <text:p>'som..e.1')</text:p>
          </table:table-cell>
          <table:table-cell office:value-type="string">
            <text:p>(u'sons'</text:p>
          </table:table-cell>
          <table:table-cell office:value-type="string">
            <text:p>'some'</text:p>
          </table:table-cell>
          <table:table-cell office:value-type="float" office:value="1.7">
            <text:p>1.7</text:p>
          </table:table-cell>
          <table:table-cell office:value-type="string">
            <text:p>'some..e.1')</text:p>
          </table:table-cell>
          <table:table-cell office:value-type="string">
            <text:p>(u'sons'</text:p>
          </table:table-cell>
          <table:table-cell office:value-type="string">
            <text:p>'soma'</text:p>
          </table:table-cell>
          <table:table-cell office:value-type="float" office:value="1.7">
            <text:p>1.7</text:p>
          </table:table-cell>
          <table:table-cell office:value-type="string">
            <text:p>'soma..nn.1')</text:p>
          </table:table-cell>
          <table:table-cell office:value-type="string">
            <text:p>(u'sons'</text:p>
          </table:table-cell>
          <table:table-cell office:value-type="string">
            <text:p>'sams'</text:p>
          </table:table-cell>
          <table:table-cell office:value-type="float" office:value="1.7">
            <text:p>1.7</text:p>
          </table:table-cell>
          <table:table-cell office:value-type="string">
            <text:p>'sams..ab.1')</text:p>
          </table:table-cell>
          <table:table-cell office:value-type="string">
            <text:p>(u'sons'</text:p>
          </table:table-cell>
          <table:table-cell office:value-type="string">
            <text:p>'somar'</text:p>
          </table:table-cell>
          <table:table-cell office:value-type="float" office:value="1.8">
            <text:p>1.8</text:p>
          </table:table-cell>
          <table:table-cell office:value-type="string">
            <text:p>'somar..nn.1')]))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euangelio</text:p>
          </table:table-cell>
          <table:table-cell office:value-type="string">
            <text:p>(3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såsom</text:p>
          </table:table-cell>
          <table:table-cell office:value-type="string">
            <text:p>(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scriffuit</text:p>
          </table:table-cell>
          <table:table-cell office:value-type="string">
            <text:p>(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är'</text:p>
          </table:table-cell>
          <table:table-cell/>
          <table:table-cell office:value-type="string">
            <text:p>u'är..e.2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 office:value-type="string">
            <text:p>X</text:p>
          </table:table-cell>
          <table:table-cell office:value-type="string">
            <text:p>propheterna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propheterna'</text:p>
          </table:table-cell>
          <table:table-cell/>
          <table:table-cell office:value-type="string">
            <text:p>'prophetera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prophetera..vb.1')]))</text:p>
          </table:table-cell>
          <table:table-cell table:number-columns-repeated="277"/>
        </table:table-row>
        <table:table-row table:style-name="ro1">
          <table:table-cell office:value-type="string">
            <text:p>?</text:p>
          </table:table-cell>
          <table:table-cell office:value-type="string">
            <text:p>sy</text:p>
          </table:table-cell>
          <table:table-cell office:value-type="string">
            <text:p>(1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y'</text:p>
          </table:table-cell>
          <table:table-cell/>
          <table:table-cell office:value-type="string">
            <text:p>'s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si..nn.1')</text:p>
          </table:table-cell>
          <table:table-cell/>
          <table:table-cell office:value-type="string">
            <text:p>(u'sy'</text:p>
          </table:table-cell>
          <table:table-cell office:value-type="string">
            <text:p>'sir'</text:p>
          </table:table-cell>
          <table:table-cell office:value-type="float" office:value="0.2">
            <text:p>0.2</text:p>
          </table:table-cell>
          <table:table-cell office:value-type="string">
            <text:p>'sir..e.1')</text:p>
          </table:table-cell>
          <table:table-cell office:value-type="string">
            <text:p>(u'sy'</text:p>
          </table:table-cell>
          <table:table-cell office:value-type="string">
            <text:p>'dy'</text:p>
          </table:table-cell>
          <table:table-cell office:value-type="float" office:value="1">
            <text:p>1</text:p>
          </table:table-cell>
          <table:table-cell office:value-type="string">
            <text:p>'dy..nn.1')</text:p>
          </table:table-cell>
          <table:table-cell office:value-type="string">
            <text:p>(u'sy'</text:p>
          </table:table-cell>
          <table:table-cell office:value-type="string">
            <text:p>'ay'</text:p>
          </table:table-cell>
          <table:table-cell office:value-type="float" office:value="1">
            <text:p>1</text:p>
          </table:table-cell>
          <table:table-cell office:value-type="string">
            <text:p>'ay..e.1')</text:p>
          </table:table-cell>
          <table:table-cell office:value-type="string">
            <text:p>(u'sy'</text:p>
          </table:table-cell>
          <table:table-cell office:value-type="string">
            <text:p>'ny'</text:p>
          </table:table-cell>
          <table:table-cell office:value-type="float" office:value="1">
            <text:p>1</text:p>
          </table:table-cell>
          <table:table-cell office:value-type="string">
            <text:p>'ny..nn.1')</text:p>
          </table:table-cell>
          <table:table-cell office:value-type="string">
            <text:p>(u'sy'</text:p>
          </table:table-cell>
          <table:table-cell office:value-type="string">
            <text:p>'se'</text:p>
          </table:table-cell>
          <table:table-cell office:value-type="float" office:value="1">
            <text:p>1</text:p>
          </table:table-cell>
          <table:table-cell office:value-type="string">
            <text:p>'se..e.1')</text:p>
          </table:table-cell>
          <table:table-cell office:value-type="string">
            <text:p>(u'sy'</text:p>
          </table:table-cell>
          <table:table-cell office:value-type="string">
            <text:p>'hy'</text:p>
          </table:table-cell>
          <table:table-cell office:value-type="float" office:value="1">
            <text:p>1</text:p>
          </table:table-cell>
          <table:table-cell office:value-type="string">
            <text:p>'hy..nn.1')</text:p>
          </table:table-cell>
          <table:table-cell office:value-type="string">
            <text:p>(u'sy'</text:p>
          </table:table-cell>
          <table:table-cell office:value-type="string">
            <text:p>'su'</text:p>
          </table:table-cell>
          <table:table-cell office:value-type="float" office:value="1">
            <text:p>1</text:p>
          </table:table-cell>
          <table:table-cell office:value-type="string">
            <text:p>'su..e.1')</text:p>
          </table:table-cell>
          <table:table-cell office:value-type="string">
            <text:p>(u'sy'</text:p>
          </table:table-cell>
          <table:table-cell office:value-type="string">
            <text:p>'by'</text:p>
          </table:table-cell>
          <table:table-cell office:value-type="float" office:value="1">
            <text:p>1</text:p>
          </table:table-cell>
          <table:table-cell office:value-type="string">
            <text:p>'by..nn.1')</text:p>
          </table:table-cell>
          <table:table-cell office:value-type="string">
            <text:p>(u'sy'</text:p>
          </table:table-cell>
          <table:table-cell office:value-type="string">
            <text:p>'syn'</text:p>
          </table:table-cell>
          <table:table-cell office:value-type="float" office:value="1">
            <text:p>1</text:p>
          </table:table-cell>
          <table:table-cell office:value-type="string">
            <text:p>'syn..av.3')</text:p>
          </table:table-cell>
          <table:table-cell office:value-type="string">
            <text:p>(u'sy'</text:p>
          </table:table-cell>
          <table:table-cell office:value-type="string">
            <text:p>'ey'</text:p>
          </table:table-cell>
          <table:table-cell office:value-type="float" office:value="1">
            <text:p>1</text:p>
          </table:table-cell>
          <table:table-cell office:value-type="string">
            <text:p>'ey..ab.1')</text:p>
          </table:table-cell>
          <table:table-cell office:value-type="string">
            <text:p>(u'sy'</text:p>
          </table:table-cell>
          <table:table-cell office:value-type="string">
            <text:p>'ry'</text:p>
          </table:table-cell>
          <table:table-cell office:value-type="float" office:value="1">
            <text:p>1</text:p>
          </table:table-cell>
          <table:table-cell office:value-type="string">
            <text:p>'ry..nn.1')</text:p>
          </table:table-cell>
          <table:table-cell office:value-type="string">
            <text:p>(u'sy'</text:p>
          </table:table-cell>
          <table:table-cell office:value-type="string">
            <text:p>'so'</text:p>
          </table:table-cell>
          <table:table-cell office:value-type="float" office:value="1">
            <text:p>1</text:p>
          </table:table-cell>
          <table:table-cell office:value-type="string">
            <text:p>'so..e.2')</text:p>
          </table:table-cell>
          <table:table-cell office:value-type="string">
            <text:p>(u'sy'</text:p>
          </table:table-cell>
          <table:table-cell office:value-type="string">
            <text:p>'oy'</text:p>
          </table:table-cell>
          <table:table-cell office:value-type="float" office:value="1">
            <text:p>1</text:p>
          </table:table-cell>
          <table:table-cell office:value-type="string">
            <text:p>'oy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a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sa..e.2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y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y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ky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sky..av.3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ni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ni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i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ia..vb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u'ö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u'ö..nn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ri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ri..nn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u'sä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u'sär..ab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y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yr..av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e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er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is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is..nn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id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id..nn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ti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ti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ai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ai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if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if..nn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sin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in..ab.4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'i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ir..e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u'gö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u'gör..av.1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u'fö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u'för..av.2')</text:p>
          </table:table-cell>
          <table:table-cell/>
          <table:table-cell office:value-type="string">
            <text:p>(u'sy'</text:p>
          </table:table-cell>
          <table:table-cell/>
          <table:table-cell office:value-type="string">
            <text:p>u'dö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u'dör..e.1')]))</text:p>
          </table:table-cell>
          <table:table-cell table:number-columns-repeated="64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iach</text:p>
          </table:table-cell>
          <table:table-cell office:value-type="string">
            <text:p>(7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iach'</text:p>
          </table:table-cell>
          <table:table-cell/>
          <table:table-cell office:value-type="string">
            <text:p>'ia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iak..e.1')]))</text:p>
          </table:table-cell>
          <table:table-cell table:number-columns-repeated="277"/>
        </table:table-row>
        <table:table-row table:style-name="ro1">
          <table:table-cell office:value-type="string">
            <text:p>X</text:p>
          </table:table-cell>
          <table:table-cell office:value-type="string">
            <text:p>sende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ender'</text:p>
          </table:table-cell>
          <table:table-cell/>
          <table:table-cell office:value-type="string">
            <text:p>'sinder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'sinder..nn.1')</text:p>
          </table:table-cell>
          <table:table-cell/>
          <table:table-cell office:value-type="string">
            <text:p>(u'sender'</text:p>
          </table:table-cell>
          <table:table-cell office:value-type="string">
            <text:p>'sander'</text:p>
          </table:table-cell>
          <table:table-cell office:value-type="float" office:value="0.7">
            <text:p>0.7</text:p>
          </table:table-cell>
          <table:table-cell office:value-type="string">
            <text:p>'sander..av.2')</text:p>
          </table:table-cell>
          <table:table-cell office:value-type="string">
            <text:p>(u'sender'</text:p>
          </table:table-cell>
          <table:table-cell office:value-type="string">
            <text:p>u'sänder'</text:p>
          </table:table-cell>
          <table:table-cell office:value-type="float" office:value="0.7">
            <text:p>0.7</text:p>
          </table:table-cell>
          <table:table-cell office:value-type="string">
            <text:p>u'sänder..ab.1')</text:p>
          </table:table-cell>
          <table:table-cell office:value-type="string">
            <text:p>(u'sender'</text:p>
          </table:table-cell>
          <table:table-cell office:value-type="string">
            <text:p>'render'</text:p>
          </table:table-cell>
          <table:table-cell office:value-type="float" office:value="1">
            <text:p>1</text:p>
          </table:table-cell>
          <table:table-cell office:value-type="string">
            <text:p>'render..e.1')</text:p>
          </table:table-cell>
          <table:table-cell office:value-type="string">
            <text:p>(u'sender'</text:p>
          </table:table-cell>
          <table:table-cell office:value-type="string">
            <text:p>'sunder'</text:p>
          </table:table-cell>
          <table:table-cell office:value-type="float" office:value="1">
            <text:p>1</text:p>
          </table:table-cell>
          <table:table-cell office:value-type="string">
            <text:p>'sunder..ab.2')</text:p>
          </table:table-cell>
          <table:table-cell office:value-type="string">
            <text:p>(u'sender'</text:p>
          </table:table-cell>
          <table:table-cell office:value-type="string">
            <text:p>'stender'</text:p>
          </table:table-cell>
          <table:table-cell office:value-type="float" office:value="1">
            <text:p>1</text:p>
          </table:table-cell>
          <table:table-cell office:value-type="string">
            <text:p>'stender..e.1')</text:p>
          </table:table-cell>
          <table:table-cell office:value-type="string">
            <text:p>(u'sender'</text:p>
          </table:table-cell>
          <table:table-cell office:value-type="string">
            <text:p>u'sönder'</text:p>
          </table:table-cell>
          <table:table-cell office:value-type="float" office:value="1">
            <text:p>1</text:p>
          </table:table-cell>
          <table:table-cell office:value-type="string">
            <text:p>u'sönder..e.1')</text:p>
          </table:table-cell>
          <table:table-cell office:value-type="string">
            <text:p>(u'sender'</text:p>
          </table:table-cell>
          <table:table-cell office:value-type="string">
            <text:p>'synder'</text:p>
          </table:table-cell>
          <table:table-cell office:value-type="float" office:value="1">
            <text:p>1</text:p>
          </table:table-cell>
          <table:table-cell office:value-type="string">
            <text:p>'synder..e.1')</text:p>
          </table:table-cell>
          <table:table-cell office:value-type="string">
            <text:p>(u'sender'</text:p>
          </table:table-cell>
          <table:table-cell office:value-type="string">
            <text:p>'senadher'</text:p>
          </table:table-cell>
          <table:table-cell office:value-type="float" office:value="1.1">
            <text:p>1.1</text:p>
          </table:table-cell>
          <table:table-cell office:value-type="string">
            <text:p>'senadher..nn.1')</text:p>
          </table:table-cell>
          <table:table-cell office:value-type="string">
            <text:p>(u'sender'</text:p>
          </table:table-cell>
          <table:table-cell office:value-type="string">
            <text:p>'sunde'</text:p>
          </table:table-cell>
          <table:table-cell office:value-type="float" office:value="1.1">
            <text:p>1.1</text:p>
          </table:table-cell>
          <table:table-cell office:value-type="string">
            <text:p>'sunde..nn.1')</text:p>
          </table:table-cell>
          <table:table-cell office:value-type="string">
            <text:p>(u'sender'</text:p>
          </table:table-cell>
          <table:table-cell office:value-type="string">
            <text:p>'osende'</text:p>
          </table:table-cell>
          <table:table-cell office:value-type="float" office:value="1.1">
            <text:p>1.1</text:p>
          </table:table-cell>
          <table:table-cell office:value-type="string">
            <text:p>'osende..e.1')</text:p>
          </table:table-cell>
          <table:table-cell office:value-type="string">
            <text:p>(u'sender'</text:p>
          </table:table-cell>
          <table:table-cell office:value-type="string">
            <text:p>'sinter'</text:p>
          </table:table-cell>
          <table:table-cell office:value-type="float" office:value="1.7">
            <text:p>1.7</text:p>
          </table:table-cell>
          <table:table-cell office:value-type="string">
            <text:p>'sinter..av.1')</text:p>
          </table:table-cell>
          <table:table-cell office:value-type="string">
            <text:p>(u'sender'</text:p>
          </table:table-cell>
          <table:table-cell office:value-type="string">
            <text:p>u'ständer'</text:p>
          </table:table-cell>
          <table:table-cell office:value-type="float" office:value="1.7">
            <text:p>1.7</text:p>
          </table:table-cell>
          <table:table-cell office:value-type="string">
            <text:p>u'ständer..nn.1')</text:p>
          </table:table-cell>
          <table:table-cell office:value-type="string">
            <text:p>(u'sender'</text:p>
          </table:table-cell>
          <table:table-cell office:value-type="string">
            <text:p>'osander'</text:p>
          </table:table-cell>
          <table:table-cell office:value-type="float" office:value="1.7">
            <text:p>1.7</text:p>
          </table:table-cell>
          <table:table-cell office:value-type="string">
            <text:p>'osander..av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u'ränd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u'ränder..e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mand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mander..nn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sang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anger..nn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hind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hinder..nn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tand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ander..nn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rind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rinder..nn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stind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tinder..av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sen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sena..vb.1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sidhe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sidher..ab.3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sinne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sinne..nn.2')</text:p>
          </table:table-cell>
          <table:table-cell/>
          <table:table-cell office:value-type="string">
            <text:p>(u'sender'</text:p>
          </table:table-cell>
          <table:table-cell/>
          <table:table-cell office:value-type="string">
            <text:p>'sadhe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sadher..nn.1')]))</text:p>
          </table:table-cell>
          <table:table-cell table:number-columns-repeated="136"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(1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min'</text:p>
          </table:table-cell>
          <table:table-cell/>
          <table:table-cell office:value-type="string">
            <text:p>'min..e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engel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engel'</text:p>
          </table:table-cell>
          <table:table-cell/>
          <table:table-cell office:value-type="string">
            <text:p>'angel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'angel..nn.1')</text:p>
          </table:table-cell>
          <table:table-cell/>
          <table:table-cell office:value-type="string">
            <text:p>(u'engel'</text:p>
          </table:table-cell>
          <table:table-cell office:value-type="string">
            <text:p>'enge'</text:p>
          </table:table-cell>
          <table:table-cell office:value-type="float" office:value="1">
            <text:p>1</text:p>
          </table:table-cell>
          <table:table-cell office:value-type="string">
            <text:p>'enge..e.1')</text:p>
          </table:table-cell>
          <table:table-cell office:value-type="string">
            <text:p>(u'engel'</text:p>
          </table:table-cell>
          <table:table-cell office:value-type="string">
            <text:p>'mangel'</text:p>
          </table:table-cell>
          <table:table-cell office:value-type="float" office:value="1.7">
            <text:p>1.7</text:p>
          </table:table-cell>
          <table:table-cell office:value-type="string">
            <text:p>'mangel..nn.1')</text:p>
          </table:table-cell>
          <table:table-cell office:value-type="string">
            <text:p>(u'engel'</text:p>
          </table:table-cell>
          <table:table-cell office:value-type="string">
            <text:p>'engin'</text:p>
          </table:table-cell>
          <table:table-cell office:value-type="float" office:value="1.7">
            <text:p>1.7</text:p>
          </table:table-cell>
          <table:table-cell office:value-type="string">
            <text:p>'engin..e.1')</text:p>
          </table:table-cell>
          <table:table-cell office:value-type="string">
            <text:p>(u'engel'</text:p>
          </table:table-cell>
          <table:table-cell office:value-type="string">
            <text:p>'ange'</text:p>
          </table:table-cell>
          <table:table-cell office:value-type="float" office:value="1.7">
            <text:p>1.7</text:p>
          </table:table-cell>
          <table:table-cell office:value-type="string">
            <text:p>'ange..nn.2')</text:p>
          </table:table-cell>
          <table:table-cell office:value-type="string">
            <text:p>(u'engel'</text:p>
          </table:table-cell>
          <table:table-cell office:value-type="string">
            <text:p>'inger'</text:p>
          </table:table-cell>
          <table:table-cell office:value-type="float" office:value="1.7">
            <text:p>1.7</text:p>
          </table:table-cell>
          <table:table-cell office:value-type="string">
            <text:p>'inger..e.1')</text:p>
          </table:table-cell>
          <table:table-cell office:value-type="string">
            <text:p>(u'engel'</text:p>
          </table:table-cell>
          <table:table-cell office:value-type="string">
            <text:p>u'änger'</text:p>
          </table:table-cell>
          <table:table-cell office:value-type="float" office:value="1.7">
            <text:p>1.7</text:p>
          </table:table-cell>
          <table:table-cell office:value-type="string">
            <text:p>u'änger..nn.3')</text:p>
          </table:table-cell>
          <table:table-cell office:value-type="string">
            <text:p>(u'engel'</text:p>
          </table:table-cell>
          <table:table-cell office:value-type="string">
            <text:p>'andel'</text:p>
          </table:table-cell>
          <table:table-cell office:value-type="float" office:value="1.7">
            <text:p>1.7</text:p>
          </table:table-cell>
          <table:table-cell office:value-type="string">
            <text:p>'andel..nn.1')</text:p>
          </table:table-cell>
          <table:table-cell office:value-type="string">
            <text:p>(u'engel'</text:p>
          </table:table-cell>
          <table:table-cell office:value-type="string">
            <text:p>'ighel'</text:p>
          </table:table-cell>
          <table:table-cell office:value-type="float" office:value="1.8">
            <text:p>1.8</text:p>
          </table:table-cell>
          <table:table-cell office:value-type="string">
            <text:p>'ighel..nn.1')]))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fram</text:p>
          </table:table-cell>
          <table:table-cell office:value-type="string">
            <text:p>(30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fram'</text:p>
          </table:table-cell>
          <table:table-cell/>
          <table:table-cell office:value-type="string">
            <text:p>'fram..e.2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för</text:p>
          </table:table-cell>
          <table:table-cell office:value-type="string">
            <text:p>(8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för'</text:p>
          </table:table-cell>
          <table:table-cell/>
          <table:table-cell office:value-type="string">
            <text:p>u'för..av.2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titt</text:p>
          </table:table-cell>
          <table:table-cell office:value-type="string">
            <text:p>(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titt'</text:p>
          </table:table-cell>
          <table:table-cell/>
          <table:table-cell office:value-type="string">
            <text:p>'titt..ab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nsichte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ansichte'</text:p>
          </table:table-cell>
          <table:table-cell/>
          <table:table-cell office:value-type="string">
            <text:p>'ansikte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ansikte..nn.1')]))</text:p>
          </table:table-cell>
          <table:table-cell table:number-columns-repeated="277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huilkin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huilkin'</text:p>
          </table:table-cell>
          <table:table-cell/>
          <table:table-cell office:value-type="string">
            <text:p>'holkin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holkin..e.1')]))</text:p>
          </table:table-cell>
          <table:table-cell table:number-columns-repeated="277"/>
        </table:table-row>
        <table:table-row table:style-name="ro1">
          <table:table-cell/>
          <table:table-cell office:value-type="string">
            <text:p>beredha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beredha'</text:p>
          </table:table-cell>
          <table:table-cell/>
          <table:table-cell office:value-type="string">
            <text:p>'beredha..vb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skal</text:p>
          </table:table-cell>
          <table:table-cell office:value-type="string">
            <text:p>(3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skal'</text:p>
          </table:table-cell>
          <table:table-cell/>
          <table:table-cell office:value-type="string">
            <text:p>'skal..nn.3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thin</text:p>
          </table:table-cell>
          <table:table-cell office:value-type="string">
            <text:p>(1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in'</text:p>
          </table:table-cell>
          <table:table-cell/>
          <table:table-cell office:value-type="string">
            <text:p>'tin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tin..e.2')</text:p>
          </table:table-cell>
          <table:table-cell/>
          <table:table-cell office:value-type="string">
            <text:p>(u'thin'</text:p>
          </table:table-cell>
          <table:table-cell office:value-type="string">
            <text:p>u'þin'</text:p>
          </table:table-cell>
          <table:table-cell office:value-type="float" office:value="0.1">
            <text:p>0.1</text:p>
          </table:table-cell>
          <table:table-cell office:value-type="string">
            <text:p>u'þin..e.1')</text:p>
          </table:table-cell>
          <table:table-cell office:value-type="string">
            <text:p>(u'thin'</text:p>
          </table:table-cell>
          <table:table-cell office:value-type="string">
            <text:p>u'þyn'</text:p>
          </table:table-cell>
          <table:table-cell office:value-type="float" office:value="0.2">
            <text:p>0.2</text:p>
          </table:table-cell>
          <table:table-cell office:value-type="string">
            <text:p>u'þyn..nn.1')</text:p>
          </table:table-cell>
          <table:table-cell office:value-type="string">
            <text:p>(u'thin'</text:p>
          </table:table-cell>
          <table:table-cell office:value-type="string">
            <text:p>'ten'</text:p>
          </table:table-cell>
          <table:table-cell office:value-type="float" office:value="0.8">
            <text:p>0.8</text:p>
          </table:table-cell>
          <table:table-cell office:value-type="string">
            <text:p>'ten..e.1')</text:p>
          </table:table-cell>
          <table:table-cell office:value-type="string">
            <text:p>(u'thin'</text:p>
          </table:table-cell>
          <table:table-cell office:value-type="string">
            <text:p>'than'</text:p>
          </table:table-cell>
          <table:table-cell office:value-type="float" office:value="1">
            <text:p>1</text:p>
          </table:table-cell>
          <table:table-cell office:value-type="string">
            <text:p>'than..nn.1')</text:p>
          </table:table-cell>
          <table:table-cell office:value-type="string">
            <text:p>(u'thin'</text:p>
          </table:table-cell>
          <table:table-cell office:value-type="string">
            <text:p>'trin'</text:p>
          </table:table-cell>
          <table:table-cell office:value-type="float" office:value="1">
            <text:p>1</text:p>
          </table:table-cell>
          <table:table-cell office:value-type="string">
            <text:p>'trin..nn.1')</text:p>
          </table:table-cell>
          <table:table-cell office:value-type="string">
            <text:p>(u'thin'</text:p>
          </table:table-cell>
          <table:table-cell office:value-type="string">
            <text:p>'hin'</text:p>
          </table:table-cell>
          <table:table-cell office:value-type="float" office:value="1">
            <text:p>1</text:p>
          </table:table-cell>
          <table:table-cell office:value-type="string">
            <text:p>'hin..e.1')</text:p>
          </table:table-cell>
          <table:table-cell office:value-type="string">
            <text:p>(u'thin'</text:p>
          </table:table-cell>
          <table:table-cell office:value-type="string">
            <text:p>'tan'</text:p>
          </table:table-cell>
          <table:table-cell office:value-type="float" office:value="1.1">
            <text:p>1.1</text:p>
          </table:table-cell>
          <table:table-cell office:value-type="string">
            <text:p>'tan..nn.2')</text:p>
          </table:table-cell>
          <table:table-cell office:value-type="string">
            <text:p>(u'thin'</text:p>
          </table:table-cell>
          <table:table-cell office:value-type="string">
            <text:p>'ton'</text:p>
          </table:table-cell>
          <table:table-cell office:value-type="float" office:value="1.1">
            <text:p>1.1</text:p>
          </table:table-cell>
          <table:table-cell office:value-type="string">
            <text:p>'ton..nn.1')</text:p>
          </table:table-cell>
          <table:table-cell office:value-type="string">
            <text:p>(u'thin'</text:p>
          </table:table-cell>
          <table:table-cell office:value-type="string">
            <text:p>'tina'</text:p>
          </table:table-cell>
          <table:table-cell office:value-type="float" office:value="1.1">
            <text:p>1.1</text:p>
          </table:table-cell>
          <table:table-cell office:value-type="string">
            <text:p>'tina..nn.1')</text:p>
          </table:table-cell>
          <table:table-cell office:value-type="string">
            <text:p>(u'thin'</text:p>
          </table:table-cell>
          <table:table-cell office:value-type="string">
            <text:p>'tun'</text:p>
          </table:table-cell>
          <table:table-cell office:value-type="float" office:value="1.1">
            <text:p>1.1</text:p>
          </table:table-cell>
          <table:table-cell office:value-type="string">
            <text:p>'tun..nn.1')</text:p>
          </table:table-cell>
          <table:table-cell office:value-type="string">
            <text:p>(u'thin'</text:p>
          </table:table-cell>
          <table:table-cell office:value-type="string">
            <text:p>'thet'</text:p>
          </table:table-cell>
          <table:table-cell office:value-type="float" office:value="1.7">
            <text:p>1.7</text:p>
          </table:table-cell>
          <table:table-cell office:value-type="string">
            <text:p>'thet..nn.1')</text:p>
          </table:table-cell>
          <table:table-cell office:value-type="string">
            <text:p>(u'thin'</text:p>
          </table:table-cell>
          <table:table-cell office:value-type="string">
            <text:p>'tekn'</text:p>
          </table:table-cell>
          <table:table-cell office:value-type="float" office:value="1.8">
            <text:p>1.8</text:p>
          </table:table-cell>
          <table:table-cell office:value-type="string">
            <text:p>'tekn..nn.1')</text:p>
          </table:table-cell>
          <table:table-cell office:value-type="string">
            <text:p>(u'thin'</text:p>
          </table:table-cell>
          <table:table-cell office:value-type="string">
            <text:p>'tegn'</text:p>
          </table:table-cell>
          <table:table-cell office:value-type="float" office:value="1.8">
            <text:p>1.8</text:p>
          </table:table-cell>
          <table:table-cell office:value-type="string">
            <text:p>'tegn..nn.1')</text:p>
          </table:table-cell>
          <table:table-cell/>
          <table:table-cell office:value-type="string">
            <text:p>(u'thin'</text:p>
          </table:table-cell>
          <table:table-cell/>
          <table:table-cell office:value-type="string">
            <text:p>'tinna'</text:p>
          </table:table-cell>
          <table:table-cell/>
          <table:table-cell office:value-type="float" office:value="1.9">
            <text:p>1.9</text:p>
          </table:table-cell>
          <table:table-cell/>
          <table:table-cell office:value-type="string">
            <text:p>'tinna..vb.1')</text:p>
          </table:table-cell>
          <table:table-cell/>
          <table:table-cell office:value-type="string">
            <text:p>(u'thin'</text:p>
          </table:table-cell>
          <table:table-cell/>
          <table:table-cell office:value-type="string">
            <text:p>'tinne'</text:p>
          </table:table-cell>
          <table:table-cell/>
          <table:table-cell office:value-type="float" office:value="1.9">
            <text:p>1.9</text:p>
          </table:table-cell>
          <table:table-cell/>
          <table:table-cell office:value-type="string">
            <text:p>'tinne..nn.1')]))</text:p>
          </table:table-cell>
          <table:table-cell table:number-columns-repeated="20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wägh</text:p>
          </table:table-cell>
          <table:table-cell office:value-type="string">
            <text:p>(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wägh'</text:p>
          </table:table-cell>
          <table:table-cell/>
          <table:table-cell office:value-type="string">
            <text:p>u'väg'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string">
            <text:p>u'väg..nn.1')</text:p>
          </table:table-cell>
          <table:table-cell/>
          <table:table-cell office:value-type="string">
            <text:p>(u'wägh'</text:p>
          </table:table-cell>
          <table:table-cell office:value-type="string">
            <text:p>'egh'</text:p>
          </table:table-cell>
          <table:table-cell office:value-type="float" office:value="1.7">
            <text:p>1.7</text:p>
          </table:table-cell>
          <table:table-cell office:value-type="string">
            <text:p>'egh..e.1')]))</text:p>
          </table:table-cell>
          <table:table-cell table:number-columns-repeated="272"/>
        </table:table-row>
        <table:table-row table:style-name="ro1">
          <table:table-cell/>
          <table:table-cell office:value-type="string">
            <text:p>för</text:p>
          </table:table-cell>
          <table:table-cell office:value-type="string">
            <text:p>(8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för'</text:p>
          </table:table-cell>
          <table:table-cell/>
          <table:table-cell office:value-type="string">
            <text:p>u'för..av.2')))</text:p>
          </table:table-cell>
          <table:table-cell table:number-columns-repeated="281"/>
        </table:table-row>
        <table:table-row table:style-name="ro1">
          <table:table-cell office:value-type="string">
            <text:p>X</text:p>
          </table:table-cell>
          <table:table-cell office:value-type="string">
            <text:p>tich</text:p>
          </table:table-cell>
          <table:table-cell office:value-type="string">
            <text:p>(2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ich'</text:p>
          </table:table-cell>
          <table:table-cell/>
          <table:table-cell office:value-type="string">
            <text:p>'tid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tidh..e.1')</text:p>
          </table:table-cell>
          <table:table-cell/>
          <table:table-cell office:value-type="string">
            <text:p>(u'tich'</text:p>
          </table:table-cell>
          <table:table-cell office:value-type="string">
            <text:p>'tik'</text:p>
          </table:table-cell>
          <table:table-cell office:value-type="float" office:value="1.1">
            <text:p>1.1</text:p>
          </table:table-cell>
          <table:table-cell office:value-type="string">
            <text:p>'tik..nn.1')]))</text:p>
          </table:table-cell>
          <table:table-cell table:number-columns-repeated="272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(10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en'</text:p>
          </table:table-cell>
          <table:table-cell/>
          <table:table-cell office:value-type="string">
            <text:p>'en..e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ropa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ropa'</text:p>
          </table:table-cell>
          <table:table-cell/>
          <table:table-cell office:value-type="string">
            <text:p>'ropa..vb.1')))</text:p>
          </table:table-cell>
          <table:table-cell table:number-columns-repeated="281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__</text:p>
          </table:table-cell>
          <table:table-cell office:value-type="string">
            <text:p>de</text:p>
          </table:table-cell>
          <table:table-cell office:value-type="string">
            <text:p>(7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e'</text:p>
          </table:table-cell>
          <table:table-cell/>
          <table:table-cell office:value-type="string">
            <text:p>'da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da..nn.1')</text:p>
          </table:table-cell>
          <table:table-cell/>
          <table:table-cell office:value-type="string">
            <text:p>(u'de'</text:p>
          </table:table-cell>
          <table:table-cell office:value-type="string">
            <text:p>'dar'</text:p>
          </table:table-cell>
          <table:table-cell office:value-type="float" office:value="0.8">
            <text:p>0.8</text:p>
          </table:table-cell>
          <table:table-cell office:value-type="string">
            <text:p>'dar..nn.1')</text:p>
          </table:table-cell>
          <table:table-cell office:value-type="string">
            <text:p>(u'de'</text:p>
          </table:table-cell>
          <table:table-cell office:value-type="string">
            <text:p>'se'</text:p>
          </table:table-cell>
          <table:table-cell office:value-type="float" office:value="1">
            <text:p>1</text:p>
          </table:table-cell>
          <table:table-cell office:value-type="string">
            <text:p>'se..e.1')</text:p>
          </table:table-cell>
          <table:table-cell office:value-type="string">
            <text:p>(u'de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de'</text:p>
          </table:table-cell>
          <table:table-cell office:value-type="string">
            <text:p>'den'</text:p>
          </table:table-cell>
          <table:table-cell office:value-type="float" office:value="1">
            <text:p>1</text:p>
          </table:table-cell>
          <table:table-cell office:value-type="string">
            <text:p>'den..e.1')</text:p>
          </table:table-cell>
          <table:table-cell office:value-type="string">
            <text:p>(u'de'</text:p>
          </table:table-cell>
          <table:table-cell office:value-type="string">
            <text:p>'ne'</text:p>
          </table:table-cell>
          <table:table-cell office:value-type="float" office:value="1">
            <text:p>1</text:p>
          </table:table-cell>
          <table:table-cell office:value-type="string">
            <text:p>'ne..e.1')</text:p>
          </table:table-cell>
          <table:table-cell office:value-type="string">
            <text:p>(u'de'</text:p>
          </table:table-cell>
          <table:table-cell office:value-type="string">
            <text:p>'te'</text:p>
          </table:table-cell>
          <table:table-cell office:value-type="float" office:value="1">
            <text:p>1</text:p>
          </table:table-cell>
          <table:table-cell office:value-type="string">
            <text:p>'te..vb.1')</text:p>
          </table:table-cell>
          <table:table-cell office:value-type="string">
            <text:p>(u'de'</text:p>
          </table:table-cell>
          <table:table-cell office:value-type="string">
            <text:p>'fe'</text:p>
          </table:table-cell>
          <table:table-cell office:value-type="float" office:value="1">
            <text:p>1</text:p>
          </table:table-cell>
          <table:table-cell office:value-type="string">
            <text:p>'fe..e.1')</text:p>
          </table:table-cell>
          <table:table-cell office:value-type="string">
            <text:p>(u'de'</text:p>
          </table:table-cell>
          <table:table-cell office:value-type="string">
            <text:p>'ner'</text:p>
          </table:table-cell>
          <table:table-cell office:value-type="float" office:value="1.1">
            <text:p>1.1</text:p>
          </table:table-cell>
          <table:table-cell office:value-type="string">
            <text:p>'ner..e.1')</text:p>
          </table:table-cell>
          <table:table-cell office:value-type="string">
            <text:p>(u'de'</text:p>
          </table:table-cell>
          <table:table-cell office:value-type="string">
            <text:p>'dia'</text:p>
          </table:table-cell>
          <table:table-cell office:value-type="float" office:value="1.1">
            <text:p>1.1</text:p>
          </table:table-cell>
          <table:table-cell office:value-type="string">
            <text:p>'dia..e.2')</text:p>
          </table:table-cell>
          <table:table-cell office:value-type="string">
            <text:p>(u'de'</text:p>
          </table:table-cell>
          <table:table-cell office:value-type="string">
            <text:p>'sa'</text:p>
          </table:table-cell>
          <table:table-cell office:value-type="float" office:value="1.1">
            <text:p>1.1</text:p>
          </table:table-cell>
          <table:table-cell office:value-type="string">
            <text:p>'sa..e.2')</text:p>
          </table:table-cell>
          <table:table-cell office:value-type="string">
            <text:p>(u'de'</text:p>
          </table:table-cell>
          <table:table-cell office:value-type="string">
            <text:p>'mer'</text:p>
          </table:table-cell>
          <table:table-cell office:value-type="float" office:value="1.1">
            <text:p>1.1</text:p>
          </table:table-cell>
          <table:table-cell office:value-type="string">
            <text:p>'mer..ab.1')</text:p>
          </table:table-cell>
          <table:table-cell office:value-type="string">
            <text:p>(u'de'</text:p>
          </table:table-cell>
          <table:table-cell office:value-type="string">
            <text:p>u'dör'</text:p>
          </table:table-cell>
          <table:table-cell office:value-type="float" office:value="1.1">
            <text:p>1.1</text:p>
          </table:table-cell>
          <table:table-cell office:value-type="string">
            <text:p>u'dör..e.1')</text:p>
          </table:table-cell>
          <table:table-cell office:value-type="string">
            <text:p>(u'de'</text:p>
          </table:table-cell>
          <table:table-cell office:value-type="string">
            <text:p>'ha'</text:p>
          </table:table-cell>
          <table:table-cell office:value-type="float" office:value="1.1">
            <text:p>1.1</text:p>
          </table:table-cell>
          <table:table-cell office:value-type="string">
            <text:p>'ha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e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er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j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ja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t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ta..nn.2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a..e.2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g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ga..vb.2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i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ia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n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na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si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i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ti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i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ai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ai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ni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ni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ag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g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i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in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i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is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a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n..av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it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it..ab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ri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ri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ad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d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dal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l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fa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far..av.3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ka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kar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u'hä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u'här..ab.2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u'bä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u'bär..nn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u'nä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u'när..e.3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i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ir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u'ä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u'är..e.2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ga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gar..e.1')</text:p>
          </table:table-cell>
          <table:table-cell/>
          <table:table-cell office:value-type="string">
            <text:p>(u'de'</text:p>
          </table:table-cell>
          <table:table-cell/>
          <table:table-cell office:value-type="string">
            <text:p>'ma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mar..nn.2')]))</text:p>
          </table:table-cell>
        </table:table-row>
        <table:table-row table:style-name="ro1">
          <table:table-cell/>
          <table:table-cell office:value-type="string">
            <text:p>röst</text:p>
          </table:table-cell>
          <table:table-cell office:value-type="string">
            <text:p>(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röst'</text:p>
          </table:table-cell>
          <table:table-cell/>
          <table:table-cell office:value-type="string">
            <text:p>u'röst..nn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är'</text:p>
          </table:table-cell>
          <table:table-cell/>
          <table:table-cell office:value-type="string">
            <text:p>u'är..e.2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 office:value-type="string">
            <text:p>BadX</text:p>
          </table:table-cell>
          <table:table-cell office:value-type="string">
            <text:p>öknen</text:p>
          </table:table-cell>
          <table:table-cell office:value-type="string">
            <text:p>(5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öknen'</text:p>
          </table:table-cell>
          <table:table-cell/>
          <table:table-cell office:value-type="string">
            <text:p>u'ökia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u'ökian..e.1')</text:p>
          </table:table-cell>
          <table:table-cell/>
          <table:table-cell office:value-type="string">
            <text:p>(u'öknen'</text:p>
          </table:table-cell>
          <table:table-cell office:value-type="string">
            <text:p>u'ökan'</text:p>
          </table:table-cell>
          <table:table-cell office:value-type="float" office:value="1.7">
            <text:p>1.7</text:p>
          </table:table-cell>
          <table:table-cell office:value-type="string">
            <text:p>u'ökan..nn.1')</text:p>
          </table:table-cell>
          <table:table-cell office:value-type="string">
            <text:p>(u'öknen'</text:p>
          </table:table-cell>
          <table:table-cell office:value-type="string">
            <text:p>u'öknamn'</text:p>
          </table:table-cell>
          <table:table-cell office:value-type="float" office:value="1.7">
            <text:p>1.7</text:p>
          </table:table-cell>
          <table:table-cell office:value-type="string">
            <text:p>u'öknamn..nn.1')]))</text:p>
          </table:table-cell>
          <table:table-cell table:number-columns-repeated="268"/>
        </table:table-row>
        <table:table-row table:style-name="ro1">
          <table:table-cell office:value-type="string">
            <text:p>GX</text:p>
          </table:table-cell>
          <table:table-cell office:value-type="string">
            <text:p>bereedhe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bereedher'</text:p>
          </table:table-cell>
          <table:table-cell/>
          <table:table-cell office:value-type="string">
            <text:p>'beredh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beredha..vb.1')]))</text:p>
          </table:table-cell>
          <table:table-cell table:number-columns-repeated="277"/>
        </table:table-row>
        <table:table-row table:style-name="ro1">
          <table:table-cell/>
          <table:table-cell office:value-type="string">
            <text:p>herra</text:p>
          </table:table-cell>
          <table:table-cell office:value-type="string">
            <text:p>(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erra'</text:p>
          </table:table-cell>
          <table:table-cell/>
          <table:table-cell office:value-type="string">
            <text:p>'herra..e.1')))</text:p>
          </table:table-cell>
          <table:table-cell table:number-columns-repeated="281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__</text:p>
          </table:table-cell>
          <table:table-cell office:value-type="string">
            <text:p>s</text:p>
          </table:table-cell>
          <table:table-cell office:value-type="string">
            <text:p>(17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s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s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s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s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wägh</text:p>
          </table:table-cell>
          <table:table-cell office:value-type="string">
            <text:p>(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wägh'</text:p>
          </table:table-cell>
          <table:table-cell/>
          <table:table-cell office:value-type="string">
            <text:p>u'väg'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string">
            <text:p>u'väg..nn.1')</text:p>
          </table:table-cell>
          <table:table-cell/>
          <table:table-cell office:value-type="string">
            <text:p>(u'wägh'</text:p>
          </table:table-cell>
          <table:table-cell office:value-type="string">
            <text:p>'egh'</text:p>
          </table:table-cell>
          <table:table-cell office:value-type="float" office:value="1.7">
            <text:p>1.7</text:p>
          </table:table-cell>
          <table:table-cell office:value-type="string">
            <text:p>'egh..e.1')]))</text:p>
          </table:table-cell>
          <table:table-cell table:number-columns-repeated="272"/>
        </table:table-row>
        <table:table-row table:style-name="ro1">
          <table:table-cell office:value-type="string">
            <text:p>GX</text:p>
          </table:table-cell>
          <table:table-cell office:value-type="string">
            <text:p>göre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görer'</text:p>
          </table:table-cell>
          <table:table-cell/>
          <table:table-cell office:value-type="string">
            <text:p>u'göra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u'göra..vb.1')</text:p>
          </table:table-cell>
          <table:table-cell/>
          <table:table-cell office:value-type="string">
            <text:p>(u'görer'</text:p>
          </table:table-cell>
          <table:table-cell office:value-type="string">
            <text:p>u'göker'</text:p>
          </table:table-cell>
          <table:table-cell office:value-type="float" office:value="1">
            <text:p>1</text:p>
          </table:table-cell>
          <table:table-cell office:value-type="string">
            <text:p>u'göker..nn.1')</text:p>
          </table:table-cell>
          <table:table-cell office:value-type="string">
            <text:p>(u'görer'</text:p>
          </table:table-cell>
          <table:table-cell office:value-type="string">
            <text:p>u'gör'</text:p>
          </table:table-cell>
          <table:table-cell office:value-type="float" office:value="1.1">
            <text:p>1.1</text:p>
          </table:table-cell>
          <table:table-cell office:value-type="string">
            <text:p>u'gör..av.1')</text:p>
          </table:table-cell>
          <table:table-cell office:value-type="string">
            <text:p>(u'görer'</text:p>
          </table:table-cell>
          <table:table-cell office:value-type="string">
            <text:p>u'röre'</text:p>
          </table:table-cell>
          <table:table-cell office:value-type="float" office:value="1.1">
            <text:p>1.1</text:p>
          </table:table-cell>
          <table:table-cell office:value-type="string">
            <text:p>u'röre..nn.2')</text:p>
          </table:table-cell>
          <table:table-cell office:value-type="string">
            <text:p>(u'görer'</text:p>
          </table:table-cell>
          <table:table-cell office:value-type="string">
            <text:p>'gere'</text:p>
          </table:table-cell>
          <table:table-cell office:value-type="float" office:value="1.1">
            <text:p>1.1</text:p>
          </table:table-cell>
          <table:table-cell office:value-type="string">
            <text:p>'gere..nn.1')</text:p>
          </table:table-cell>
          <table:table-cell office:value-type="string">
            <text:p>(u'görer'</text:p>
          </table:table-cell>
          <table:table-cell office:value-type="string">
            <text:p>u'görare'</text:p>
          </table:table-cell>
          <table:table-cell office:value-type="float" office:value="1.7">
            <text:p>1.7</text:p>
          </table:table-cell>
          <table:table-cell office:value-type="string">
            <text:p>u'görare..nn.1')</text:p>
          </table:table-cell>
          <table:table-cell office:value-type="string">
            <text:p>(u'görer'</text:p>
          </table:table-cell>
          <table:table-cell office:value-type="string">
            <text:p>u'görari'</text:p>
          </table:table-cell>
          <table:table-cell office:value-type="float" office:value="1.7">
            <text:p>1.7</text:p>
          </table:table-cell>
          <table:table-cell office:value-type="string">
            <text:p>u'görari..nn.1')</text:p>
          </table:table-cell>
          <table:table-cell office:value-type="string">
            <text:p>(u'görer'</text:p>
          </table:table-cell>
          <table:table-cell office:value-type="string">
            <text:p>u'götar'</text:p>
          </table:table-cell>
          <table:table-cell office:value-type="float" office:value="1.7">
            <text:p>1.7</text:p>
          </table:table-cell>
          <table:table-cell office:value-type="string">
            <text:p>u'götar..nn.1')</text:p>
          </table:table-cell>
          <table:table-cell office:value-type="string">
            <text:p>(u'görer'</text:p>
          </table:table-cell>
          <table:table-cell office:value-type="string">
            <text:p>u'görla'</text:p>
          </table:table-cell>
          <table:table-cell office:value-type="float" office:value="1.8">
            <text:p>1.8</text:p>
          </table:table-cell>
          <table:table-cell office:value-type="string">
            <text:p>u'görla..ab.1')</text:p>
          </table:table-cell>
          <table:table-cell office:value-type="string">
            <text:p>(u'görer'</text:p>
          </table:table-cell>
          <table:table-cell office:value-type="string">
            <text:p>'gera'</text:p>
          </table:table-cell>
          <table:table-cell office:value-type="float" office:value="1.8">
            <text:p>1.8</text:p>
          </table:table-cell>
          <table:table-cell office:value-type="string">
            <text:p>'gera..vb.1')</text:p>
          </table:table-cell>
          <table:table-cell office:value-type="string">
            <text:p>(u'görer'</text:p>
          </table:table-cell>
          <table:table-cell office:value-type="string">
            <text:p>u'förre'</text:p>
          </table:table-cell>
          <table:table-cell office:value-type="float" office:value="1.9">
            <text:p>1.9</text:p>
          </table:table-cell>
          <table:table-cell office:value-type="string">
            <text:p>u'förre..e.1')</text:p>
          </table:table-cell>
          <table:table-cell office:value-type="string">
            <text:p>(u'görer'</text:p>
          </table:table-cell>
          <table:table-cell office:value-type="string">
            <text:p>u'nörre'</text:p>
          </table:table-cell>
          <table:table-cell office:value-type="float" office:value="1.9">
            <text:p>1.9</text:p>
          </table:table-cell>
          <table:table-cell office:value-type="string">
            <text:p>u'nörre..av.1')])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hans</text:p>
          </table:table-cell>
          <table:table-cell office:value-type="string">
            <text:p>(63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ans'</text:p>
          </table:table-cell>
          <table:table-cell/>
          <table:table-cell office:value-type="string">
            <text:p>'hans..e.2')))</text:p>
          </table:table-cell>
          <table:table-cell table:number-columns-repeated="281"/>
        </table:table-row>
        <table:table-row table:style-name="ro1">
          <table:table-cell office:value-type="string">
            <text:p>BX</text:p>
          </table:table-cell>
          <table:table-cell office:value-type="string">
            <text:p>stijgha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tijghar'</text:p>
          </table:table-cell>
          <table:table-cell/>
          <table:table-cell office:value-type="string">
            <text:p>'strika'</text:p>
          </table:table-cell>
          <table:table-cell/>
          <table:table-cell office:value-type="float" office:value="1.3">
            <text:p>1.3</text:p>
          </table:table-cell>
          <table:table-cell/>
          <table:table-cell office:value-type="string">
            <text:p>'strika..vb.1')]))</text:p>
          </table:table-cell>
          <table:table-cell table:number-columns-repeated="277"/>
        </table:table-row>
        <table:table-row table:style-name="ro1">
          <table:table-cell office:value-type="string">
            <text:p>X</text:p>
          </table:table-cell>
          <table:table-cell office:value-type="string">
            <text:p>retta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retta'</text:p>
          </table:table-cell>
          <table:table-cell/>
          <table:table-cell office:value-type="string">
            <text:p>u'rätta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u'rätta..nn.1')</text:p>
          </table:table-cell>
          <table:table-cell/>
          <table:table-cell office:value-type="string">
            <text:p>(u'retta'</text:p>
          </table:table-cell>
          <table:table-cell office:value-type="string">
            <text:p>'reta'</text:p>
          </table:table-cell>
          <table:table-cell office:value-type="float" office:value="0.8">
            <text:p>0.8</text:p>
          </table:table-cell>
          <table:table-cell office:value-type="string">
            <text:p>'reta..vb.1')</text:p>
          </table:table-cell>
          <table:table-cell office:value-type="string">
            <text:p>(u'retta'</text:p>
          </table:table-cell>
          <table:table-cell office:value-type="string">
            <text:p>'rotta'</text:p>
          </table:table-cell>
          <table:table-cell office:value-type="float" office:value="1">
            <text:p>1</text:p>
          </table:table-cell>
          <table:table-cell office:value-type="string">
            <text:p>'rotta..nn.1')</text:p>
          </table:table-cell>
          <table:table-cell office:value-type="string">
            <text:p>(u'retta'</text:p>
          </table:table-cell>
          <table:table-cell office:value-type="string">
            <text:p>u'rätter'</text:p>
          </table:table-cell>
          <table:table-cell office:value-type="float" office:value="1.5">
            <text:p>1.5</text:p>
          </table:table-cell>
          <table:table-cell office:value-type="string">
            <text:p>u'rätter..av.2')</text:p>
          </table:table-cell>
          <table:table-cell office:value-type="string">
            <text:p>(u'retta'</text:p>
          </table:table-cell>
          <table:table-cell office:value-type="string">
            <text:p>u'orätta'</text:p>
          </table:table-cell>
          <table:table-cell office:value-type="float" office:value="1.7">
            <text:p>1.7</text:p>
          </table:table-cell>
          <table:table-cell office:value-type="string">
            <text:p>u'orätta..nn.2')</text:p>
          </table:table-cell>
          <table:table-cell office:value-type="string">
            <text:p>(u'retta'</text:p>
          </table:table-cell>
          <table:table-cell office:value-type="string">
            <text:p>'hitta'</text:p>
          </table:table-cell>
          <table:table-cell office:value-type="float" office:value="1.7">
            <text:p>1.7</text:p>
          </table:table-cell>
          <table:table-cell office:value-type="string">
            <text:p>'hitta..nn.2')</text:p>
          </table:table-cell>
          <table:table-cell office:value-type="string">
            <text:p>(u'retta'</text:p>
          </table:table-cell>
          <table:table-cell office:value-type="string">
            <text:p>'rista'</text:p>
          </table:table-cell>
          <table:table-cell office:value-type="float" office:value="1.7">
            <text:p>1.7</text:p>
          </table:table-cell>
          <table:table-cell office:value-type="string">
            <text:p>'rista..vb.2')</text:p>
          </table:table-cell>
          <table:table-cell office:value-type="string">
            <text:p>(u'retta'</text:p>
          </table:table-cell>
          <table:table-cell office:value-type="string">
            <text:p>u'ränta'</text:p>
          </table:table-cell>
          <table:table-cell office:value-type="float" office:value="1.7">
            <text:p>1.7</text:p>
          </table:table-cell>
          <table:table-cell office:value-type="string">
            <text:p>u'ränta..vb.2')</text:p>
          </table:table-cell>
          <table:table-cell office:value-type="string">
            <text:p>(u'retta'</text:p>
          </table:table-cell>
          <table:table-cell office:value-type="string">
            <text:p>u'rätra'</text:p>
          </table:table-cell>
          <table:table-cell office:value-type="float" office:value="1.7">
            <text:p>1.7</text:p>
          </table:table-cell>
          <table:table-cell office:value-type="string">
            <text:p>u'rätra..nn.1')</text:p>
          </table:table-cell>
          <table:table-cell office:value-type="string">
            <text:p>(u'retta'</text:p>
          </table:table-cell>
          <table:table-cell office:value-type="string">
            <text:p>'jatta'</text:p>
          </table:table-cell>
          <table:table-cell office:value-type="float" office:value="1.7">
            <text:p>1.7</text:p>
          </table:table-cell>
          <table:table-cell office:value-type="string">
            <text:p>'jatta..vb.1')</text:p>
          </table:table-cell>
          <table:table-cell office:value-type="string">
            <text:p>(u'retta'</text:p>
          </table:table-cell>
          <table:table-cell office:value-type="string">
            <text:p>'matta'</text:p>
          </table:table-cell>
          <table:table-cell office:value-type="float" office:value="1.7">
            <text:p>1.7</text:p>
          </table:table-cell>
          <table:table-cell office:value-type="string">
            <text:p>'matta..nn.1')</text:p>
          </table:table-cell>
          <table:table-cell office:value-type="string">
            <text:p>(u'retta'</text:p>
          </table:table-cell>
          <table:table-cell office:value-type="string">
            <text:p>'kratta'</text:p>
          </table:table-cell>
          <table:table-cell office:value-type="float" office:value="1.7">
            <text:p>1.7</text:p>
          </table:table-cell>
          <table:table-cell office:value-type="string">
            <text:p>'kratta..vb.1')</text:p>
          </table:table-cell>
          <table:table-cell office:value-type="string">
            <text:p>(u'retta'</text:p>
          </table:table-cell>
          <table:table-cell office:value-type="string">
            <text:p>'atta'</text:p>
          </table:table-cell>
          <table:table-cell office:value-type="float" office:value="1.7">
            <text:p>1.7</text:p>
          </table:table-cell>
          <table:table-cell office:value-type="string">
            <text:p>'atta..e.1')</text:p>
          </table:table-cell>
          <table:table-cell office:value-type="string">
            <text:p>(u'retta'</text:p>
          </table:table-cell>
          <table:table-cell office:value-type="string">
            <text:p>'retan'</text:p>
          </table:table-cell>
          <table:table-cell office:value-type="float" office:value="1.8">
            <text:p>1.8</text:p>
          </table:table-cell>
          <table:table-cell office:value-type="string">
            <text:p>'retan..nn.1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u'röt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u'röta..nn.3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'rot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rota..nn.1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'rek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reka..vb.1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'res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resa..nn.3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'ren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rena..ab.1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'rut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ruta..nn.2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u'röte'</text:p>
          </table:table-cell>
          <table:table-cell/>
          <table:table-cell office:value-type="float" office:value="1.9">
            <text:p>1.9</text:p>
          </table:table-cell>
          <table:table-cell/>
          <table:table-cell office:value-type="string">
            <text:p>u'röte..nn.1')</text:p>
          </table:table-cell>
          <table:table-cell/>
          <table:table-cell office:value-type="string">
            <text:p>(u'retta'</text:p>
          </table:table-cell>
          <table:table-cell/>
          <table:table-cell office:value-type="string">
            <text:p>'rote'</text:p>
          </table:table-cell>
          <table:table-cell/>
          <table:table-cell office:value-type="float" office:value="1.9">
            <text:p>1.9</text:p>
          </table:table-cell>
          <table:table-cell/>
          <table:table-cell office:value-type="string">
            <text:p>'rote..nn.1')]))</text:p>
          </table:table-cell>
          <table:table-cell table:number-columns-repeated="160"/>
        </table:table-row>
        <table:table-row table:style-name="ro1">
          <table:table-cell/>
          <table:table-cell office:value-type="string">
            <text:p>joannes</text:p>
          </table:table-cell>
          <table:table-cell office:value-type="string">
            <text:p>(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X</text:p>
          </table:table-cell>
          <table:table-cell office:value-type="string">
            <text:p>döpte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öpte'</text:p>
          </table:table-cell>
          <table:table-cell/>
          <table:table-cell office:value-type="string">
            <text:p>u'döp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u'döpa..vb.1')]))</text:p>
          </table:table-cell>
          <table:table-cell table:number-columns-repeated="277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 office:value-type="string">
            <text:p>BadX</text:p>
          </table:table-cell>
          <table:table-cell office:value-type="string">
            <text:p>öknen</text:p>
          </table:table-cell>
          <table:table-cell office:value-type="string">
            <text:p>(5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öknen'</text:p>
          </table:table-cell>
          <table:table-cell/>
          <table:table-cell office:value-type="string">
            <text:p>u'ökia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u'ökian..e.1')</text:p>
          </table:table-cell>
          <table:table-cell/>
          <table:table-cell office:value-type="string">
            <text:p>(u'öknen'</text:p>
          </table:table-cell>
          <table:table-cell office:value-type="string">
            <text:p>u'ökan'</text:p>
          </table:table-cell>
          <table:table-cell office:value-type="float" office:value="1.7">
            <text:p>1.7</text:p>
          </table:table-cell>
          <table:table-cell office:value-type="string">
            <text:p>u'ökan..nn.1')</text:p>
          </table:table-cell>
          <table:table-cell office:value-type="string">
            <text:p>(u'öknen'</text:p>
          </table:table-cell>
          <table:table-cell office:value-type="string">
            <text:p>u'öknamn'</text:p>
          </table:table-cell>
          <table:table-cell office:value-type="float" office:value="1.7">
            <text:p>1.7</text:p>
          </table:table-cell>
          <table:table-cell office:value-type="string">
            <text:p>u'öknamn..nn.1')]))</text:p>
          </table:table-cell>
          <table:table-cell table:number-columns-repeated="26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 office:value-type="string">
            <text:p>X</text:p>
          </table:table-cell>
          <table:table-cell office:value-type="string">
            <text:p>predicade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predicade'</text:p>
          </table:table-cell>
          <table:table-cell/>
          <table:table-cell office:value-type="string">
            <text:p>'predikare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predikare..nn.1')]))</text:p>
          </table:table-cell>
          <table:table-cell table:number-columns-repeated="277"/>
        </table:table-row>
        <table:table-row table:style-name="ro1">
          <table:table-cell office:value-type="string">
            <text:p>__</text:p>
          </table:table-cell>
          <table:table-cell office:value-type="string">
            <text:p>bätri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bätri'</text:p>
          </table:table-cell>
          <table:table-cell/>
          <table:table-cell office:value-type="string">
            <text:p>u'bätre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u'bätre..av.1')</text:p>
          </table:table-cell>
          <table:table-cell/>
          <table:table-cell office:value-type="string">
            <text:p>(u'bätri'</text:p>
          </table:table-cell>
          <table:table-cell office:value-type="string">
            <text:p>u'bätra'</text:p>
          </table:table-cell>
          <table:table-cell office:value-type="float" office:value="1">
            <text:p>1</text:p>
          </table:table-cell>
          <table:table-cell office:value-type="string">
            <text:p>u'bätra..vb.1')</text:p>
          </table:table-cell>
          <table:table-cell office:value-type="string">
            <text:p>(u'bätri'</text:p>
          </table:table-cell>
          <table:table-cell office:value-type="string">
            <text:p>u'bäter'</text:p>
          </table:table-cell>
          <table:table-cell office:value-type="float" office:value="1.8">
            <text:p>1.8</text:p>
          </table:table-cell>
          <table:table-cell office:value-type="string">
            <text:p>u'bäter..ab.1')]))</text:p>
          </table:table-cell>
          <table:table-cell table:number-columns-repeated="268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__</text:p>
          </table:table-cell>
          <table:table-cell office:value-type="string">
            <text:p>genes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genes'</text:p>
          </table:table-cell>
          <table:table-cell/>
          <table:table-cell office:value-type="string">
            <text:p>'geme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gemen..nn.2')</text:p>
          </table:table-cell>
          <table:table-cell/>
          <table:table-cell office:value-type="string">
            <text:p>(u'genes'</text:p>
          </table:table-cell>
          <table:table-cell office:value-type="string">
            <text:p>'grenas'</text:p>
          </table:table-cell>
          <table:table-cell office:value-type="float" office:value="1.7">
            <text:p>1.7</text:p>
          </table:table-cell>
          <table:table-cell office:value-type="string">
            <text:p>'grenas..e.1')</text:p>
          </table:table-cell>
          <table:table-cell office:value-type="string">
            <text:p>(u'genes'</text:p>
          </table:table-cell>
          <table:table-cell office:value-type="string">
            <text:p>'gena'</text:p>
          </table:table-cell>
          <table:table-cell office:value-type="float" office:value="1.7">
            <text:p>1.7</text:p>
          </table:table-cell>
          <table:table-cell office:value-type="string">
            <text:p>'gena..vb.1')</text:p>
          </table:table-cell>
          <table:table-cell office:value-type="string">
            <text:p>(u'genes'</text:p>
          </table:table-cell>
          <table:table-cell office:value-type="string">
            <text:p>'genast'</text:p>
          </table:table-cell>
          <table:table-cell office:value-type="float" office:value="1.7">
            <text:p>1.7</text:p>
          </table:table-cell>
          <table:table-cell office:value-type="string">
            <text:p>'genast..e.1')</text:p>
          </table:table-cell>
          <table:table-cell office:value-type="string">
            <text:p>(u'genes'</text:p>
          </table:table-cell>
          <table:table-cell office:value-type="string">
            <text:p>'gelnas'</text:p>
          </table:table-cell>
          <table:table-cell office:value-type="float" office:value="1.7">
            <text:p>1.7</text:p>
          </table:table-cell>
          <table:table-cell office:value-type="string">
            <text:p>'gelnas..e.2')]))</text:p>
          </table:table-cell>
          <table:table-cell table:number-columns-repeated="260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döpelse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öpelse'</text:p>
          </table:table-cell>
          <table:table-cell/>
          <table:table-cell office:value-type="string">
            <text:p>u'döpilse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u'döpilse..nn.1')</text:p>
          </table:table-cell>
          <table:table-cell/>
          <table:table-cell office:value-type="string">
            <text:p>(u'döpelse'</text:p>
          </table:table-cell>
          <table:table-cell office:value-type="string">
            <text:p>u'döpilsa'</text:p>
          </table:table-cell>
          <table:table-cell office:value-type="float" office:value="0.8">
            <text:p>0.8</text:p>
          </table:table-cell>
          <table:table-cell office:value-type="string">
            <text:p>u'döpilsa..nn.1')</text:p>
          </table:table-cell>
          <table:table-cell office:value-type="string">
            <text:p>(u'döpelse'</text:p>
          </table:table-cell>
          <table:table-cell office:value-type="string">
            <text:p>u'dönilse'</text:p>
          </table:table-cell>
          <table:table-cell office:value-type="float" office:value="1.7">
            <text:p>1.7</text:p>
          </table:table-cell>
          <table:table-cell office:value-type="string">
            <text:p>u'dönilse..nn.1')]))</text:p>
          </table:table-cell>
          <table:table-cell table:number-columns-repeated="26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till</text:p>
          </table:table-cell>
          <table:table-cell office:value-type="string">
            <text:p>(28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ill'</text:p>
          </table:table-cell>
          <table:table-cell/>
          <table:table-cell office:value-type="string">
            <text:p>'til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til..e.1')</text:p>
          </table:table-cell>
          <table:table-cell/>
          <table:table-cell office:value-type="string">
            <text:p>(u'till'</text:p>
          </table:table-cell>
          <table:table-cell office:value-type="string">
            <text:p>'pell'</text:p>
          </table:table-cell>
          <table:table-cell office:value-type="float" office:value="1.7">
            <text:p>1.7</text:p>
          </table:table-cell>
          <table:table-cell office:value-type="string">
            <text:p>'pell..nn.1')</text:p>
          </table:table-cell>
          <table:table-cell office:value-type="string">
            <text:p>(u'till'</text:p>
          </table:table-cell>
          <table:table-cell office:value-type="string">
            <text:p>'hell'</text:p>
          </table:table-cell>
          <table:table-cell office:value-type="float" office:value="1.7">
            <text:p>1.7</text:p>
          </table:table-cell>
          <table:table-cell office:value-type="string">
            <text:p>'hell..e.2')</text:p>
          </table:table-cell>
          <table:table-cell office:value-type="string">
            <text:p>(u'till'</text:p>
          </table:table-cell>
          <table:table-cell office:value-type="string">
            <text:p>'tin'</text:p>
          </table:table-cell>
          <table:table-cell office:value-type="float" office:value="1.8">
            <text:p>1.8</text:p>
          </table:table-cell>
          <table:table-cell office:value-type="string">
            <text:p>'tin..e.2')</text:p>
          </table:table-cell>
          <table:table-cell office:value-type="string">
            <text:p>(u'till'</text:p>
          </table:table-cell>
          <table:table-cell office:value-type="string">
            <text:p>'stil'</text:p>
          </table:table-cell>
          <table:table-cell office:value-type="float" office:value="1.8">
            <text:p>1.8</text:p>
          </table:table-cell>
          <table:table-cell office:value-type="string">
            <text:p>'stil..nn.1')</text:p>
          </table:table-cell>
          <table:table-cell office:value-type="string">
            <text:p>(u'till'</text:p>
          </table:table-cell>
          <table:table-cell office:value-type="string">
            <text:p>'tiu'</text:p>
          </table:table-cell>
          <table:table-cell office:value-type="float" office:value="1.8">
            <text:p>1.8</text:p>
          </table:table-cell>
          <table:table-cell office:value-type="string">
            <text:p>'tiu..e.1')</text:p>
          </table:table-cell>
          <table:table-cell office:value-type="string">
            <text:p>(u'till'</text:p>
          </table:table-cell>
          <table:table-cell office:value-type="string">
            <text:p>'ti'</text:p>
          </table:table-cell>
          <table:table-cell office:value-type="float" office:value="1.8">
            <text:p>1.8</text:p>
          </table:table-cell>
          <table:table-cell office:value-type="string">
            <text:p>'ti..e.1')</text:p>
          </table:table-cell>
          <table:table-cell office:value-type="string">
            <text:p>(u'till'</text:p>
          </table:table-cell>
          <table:table-cell office:value-type="string">
            <text:p>'tal'</text:p>
          </table:table-cell>
          <table:table-cell office:value-type="float" office:value="1.8">
            <text:p>1.8</text:p>
          </table:table-cell>
          <table:table-cell office:value-type="string">
            <text:p>'tal..nn.1')</text:p>
          </table:table-cell>
          <table:table-cell office:value-type="string">
            <text:p>(u'till'</text:p>
          </table:table-cell>
          <table:table-cell office:value-type="string">
            <text:p>'tio'</text:p>
          </table:table-cell>
          <table:table-cell office:value-type="float" office:value="1.8">
            <text:p>1.8</text:p>
          </table:table-cell>
          <table:table-cell office:value-type="string">
            <text:p>'tio..e.1')</text:p>
          </table:table-cell>
          <table:table-cell office:value-type="string">
            <text:p>(u'till'</text:p>
          </table:table-cell>
          <table:table-cell office:value-type="string">
            <text:p>'tik'</text:p>
          </table:table-cell>
          <table:table-cell office:value-type="float" office:value="1.8">
            <text:p>1.8</text:p>
          </table:table-cell>
          <table:table-cell office:value-type="string">
            <text:p>'tik..nn.1')</text:p>
          </table:table-cell>
          <table:table-cell office:value-type="string">
            <text:p>(u'till'</text:p>
          </table:table-cell>
          <table:table-cell office:value-type="string">
            <text:p>'tit'</text:p>
          </table:table-cell>
          <table:table-cell office:value-type="float" office:value="1.8">
            <text:p>1.8</text:p>
          </table:table-cell>
          <table:table-cell office:value-type="string">
            <text:p>'tit..e.1')</text:p>
          </table:table-cell>
          <table:table-cell office:value-type="string">
            <text:p>(u'till'</text:p>
          </table:table-cell>
          <table:table-cell office:value-type="string">
            <text:p>'tol'</text:p>
          </table:table-cell>
          <table:table-cell office:value-type="float" office:value="1.8">
            <text:p>1.8</text:p>
          </table:table-cell>
          <table:table-cell office:value-type="string">
            <text:p>'tol..nn.1')</text:p>
          </table:table-cell>
          <table:table-cell office:value-type="string">
            <text:p>(u'till'</text:p>
          </table:table-cell>
          <table:table-cell office:value-type="string">
            <text:p>'thal'</text:p>
          </table:table-cell>
          <table:table-cell office:value-type="float" office:value="1.9">
            <text:p>1.9</text:p>
          </table:table-cell>
          <table:table-cell office:value-type="string">
            <text:p>'thal..nn.1')</text:p>
          </table:table-cell>
          <table:table-cell office:value-type="string">
            <text:p>(u'till'</text:p>
          </table:table-cell>
          <table:table-cell office:value-type="string">
            <text:p>'thul'</text:p>
          </table:table-cell>
          <table:table-cell office:value-type="float" office:value="1.9">
            <text:p>1.9</text:p>
          </table:table-cell>
          <table:table-cell office:value-type="string">
            <text:p>'thul..e.1')]))</text:p>
          </table:table-cell>
          <table:table-cell table:number-columns-repeated="224"/>
        </table:table-row>
        <table:table-row table:style-name="ro1">
          <table:table-cell/>
          <table:table-cell office:value-type="string">
            <text:p>syndernes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förlåtilse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till</text:p>
          </table:table-cell>
          <table:table-cell office:value-type="string">
            <text:p>(28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ill'</text:p>
          </table:table-cell>
          <table:table-cell/>
          <table:table-cell office:value-type="string">
            <text:p>'til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til..e.1')</text:p>
          </table:table-cell>
          <table:table-cell/>
          <table:table-cell office:value-type="string">
            <text:p>(u'till'</text:p>
          </table:table-cell>
          <table:table-cell office:value-type="string">
            <text:p>'pell'</text:p>
          </table:table-cell>
          <table:table-cell office:value-type="float" office:value="1.7">
            <text:p>1.7</text:p>
          </table:table-cell>
          <table:table-cell office:value-type="string">
            <text:p>'pell..nn.1')</text:p>
          </table:table-cell>
          <table:table-cell office:value-type="string">
            <text:p>(u'till'</text:p>
          </table:table-cell>
          <table:table-cell office:value-type="string">
            <text:p>'hell'</text:p>
          </table:table-cell>
          <table:table-cell office:value-type="float" office:value="1.7">
            <text:p>1.7</text:p>
          </table:table-cell>
          <table:table-cell office:value-type="string">
            <text:p>'hell..e.2')</text:p>
          </table:table-cell>
          <table:table-cell office:value-type="string">
            <text:p>(u'till'</text:p>
          </table:table-cell>
          <table:table-cell office:value-type="string">
            <text:p>'tin'</text:p>
          </table:table-cell>
          <table:table-cell office:value-type="float" office:value="1.8">
            <text:p>1.8</text:p>
          </table:table-cell>
          <table:table-cell office:value-type="string">
            <text:p>'tin..e.2')</text:p>
          </table:table-cell>
          <table:table-cell office:value-type="string">
            <text:p>(u'till'</text:p>
          </table:table-cell>
          <table:table-cell office:value-type="string">
            <text:p>'stil'</text:p>
          </table:table-cell>
          <table:table-cell office:value-type="float" office:value="1.8">
            <text:p>1.8</text:p>
          </table:table-cell>
          <table:table-cell office:value-type="string">
            <text:p>'stil..nn.1')</text:p>
          </table:table-cell>
          <table:table-cell office:value-type="string">
            <text:p>(u'till'</text:p>
          </table:table-cell>
          <table:table-cell office:value-type="string">
            <text:p>'tiu'</text:p>
          </table:table-cell>
          <table:table-cell office:value-type="float" office:value="1.8">
            <text:p>1.8</text:p>
          </table:table-cell>
          <table:table-cell office:value-type="string">
            <text:p>'tiu..e.1')</text:p>
          </table:table-cell>
          <table:table-cell office:value-type="string">
            <text:p>(u'till'</text:p>
          </table:table-cell>
          <table:table-cell office:value-type="string">
            <text:p>'ti'</text:p>
          </table:table-cell>
          <table:table-cell office:value-type="float" office:value="1.8">
            <text:p>1.8</text:p>
          </table:table-cell>
          <table:table-cell office:value-type="string">
            <text:p>'ti..e.1')</text:p>
          </table:table-cell>
          <table:table-cell office:value-type="string">
            <text:p>(u'till'</text:p>
          </table:table-cell>
          <table:table-cell office:value-type="string">
            <text:p>'tal'</text:p>
          </table:table-cell>
          <table:table-cell office:value-type="float" office:value="1.8">
            <text:p>1.8</text:p>
          </table:table-cell>
          <table:table-cell office:value-type="string">
            <text:p>'tal..nn.1')</text:p>
          </table:table-cell>
          <table:table-cell office:value-type="string">
            <text:p>(u'till'</text:p>
          </table:table-cell>
          <table:table-cell office:value-type="string">
            <text:p>'tio'</text:p>
          </table:table-cell>
          <table:table-cell office:value-type="float" office:value="1.8">
            <text:p>1.8</text:p>
          </table:table-cell>
          <table:table-cell office:value-type="string">
            <text:p>'tio..e.1')</text:p>
          </table:table-cell>
          <table:table-cell office:value-type="string">
            <text:p>(u'till'</text:p>
          </table:table-cell>
          <table:table-cell office:value-type="string">
            <text:p>'tik'</text:p>
          </table:table-cell>
          <table:table-cell office:value-type="float" office:value="1.8">
            <text:p>1.8</text:p>
          </table:table-cell>
          <table:table-cell office:value-type="string">
            <text:p>'tik..nn.1')</text:p>
          </table:table-cell>
          <table:table-cell office:value-type="string">
            <text:p>(u'till'</text:p>
          </table:table-cell>
          <table:table-cell office:value-type="string">
            <text:p>'tit'</text:p>
          </table:table-cell>
          <table:table-cell office:value-type="float" office:value="1.8">
            <text:p>1.8</text:p>
          </table:table-cell>
          <table:table-cell office:value-type="string">
            <text:p>'tit..e.1')</text:p>
          </table:table-cell>
          <table:table-cell office:value-type="string">
            <text:p>(u'till'</text:p>
          </table:table-cell>
          <table:table-cell office:value-type="string">
            <text:p>'tol'</text:p>
          </table:table-cell>
          <table:table-cell office:value-type="float" office:value="1.8">
            <text:p>1.8</text:p>
          </table:table-cell>
          <table:table-cell office:value-type="string">
            <text:p>'tol..nn.1')</text:p>
          </table:table-cell>
          <table:table-cell office:value-type="string">
            <text:p>(u'till'</text:p>
          </table:table-cell>
          <table:table-cell office:value-type="string">
            <text:p>'thal'</text:p>
          </table:table-cell>
          <table:table-cell office:value-type="float" office:value="1.9">
            <text:p>1.9</text:p>
          </table:table-cell>
          <table:table-cell office:value-type="string">
            <text:p>'thal..nn.1')</text:p>
          </table:table-cell>
          <table:table-cell office:value-type="string">
            <text:p>(u'till'</text:p>
          </table:table-cell>
          <table:table-cell office:value-type="string">
            <text:p>'thul'</text:p>
          </table:table-cell>
          <table:table-cell office:value-type="float" office:value="1.9">
            <text:p>1.9</text:p>
          </table:table-cell>
          <table:table-cell office:value-type="string">
            <text:p>'thul..e.1')]))</text:p>
          </table:table-cell>
          <table:table-cell table:number-columns-repeated="224"/>
        </table:table-row>
        <table:table-row table:style-name="ro1">
          <table:table-cell office:value-type="string">
            <text:p>__</text:p>
          </table:table-cell>
          <table:table-cell office:value-type="string">
            <text:p>hono</text:p>
          </table:table-cell>
          <table:table-cell office:value-type="string">
            <text:p>(9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hono'</text:p>
          </table:table-cell>
          <table:table-cell/>
          <table:table-cell office:value-type="string">
            <text:p>'bono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bono..e.1')</text:p>
          </table:table-cell>
          <table:table-cell/>
          <table:table-cell office:value-type="string">
            <text:p>(u'hono'</text:p>
          </table:table-cell>
          <table:table-cell office:value-type="string">
            <text:p>'horo'</text:p>
          </table:table-cell>
          <table:table-cell office:value-type="float" office:value="1">
            <text:p>1</text:p>
          </table:table-cell>
          <table:table-cell office:value-type="string">
            <text:p>'horo..ab.1')</text:p>
          </table:table-cell>
          <table:table-cell office:value-type="string">
            <text:p>(u'hono'</text:p>
          </table:table-cell>
          <table:table-cell office:value-type="string">
            <text:p>'hon'</text:p>
          </table:table-cell>
          <table:table-cell office:value-type="float" office:value="1">
            <text:p>1</text:p>
          </table:table-cell>
          <table:table-cell office:value-type="string">
            <text:p>'hon..nn.2')]))</text:p>
          </table:table-cell>
          <table:table-cell table:number-columns-repeated="268"/>
        </table:table-row>
        <table:table-row table:style-name="ro1">
          <table:table-cell office:value-type="string">
            <text:p>__</text:p>
          </table:table-cell>
          <table:table-cell office:value-type="string">
            <text:p>m</text:p>
          </table:table-cell>
          <table:table-cell office:value-type="string">
            <text:p>(21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m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m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m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m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m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vtgingo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BadX</text:p>
          </table:table-cell>
          <table:table-cell office:value-type="string">
            <text:p>hela</text:p>
          </table:table-cell>
          <table:table-cell office:value-type="string">
            <text:p>(10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ela'</text:p>
          </table:table-cell>
          <table:table-cell/>
          <table:table-cell office:value-type="string">
            <text:p>'hela..vb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judhae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X</text:p>
          </table:table-cell>
          <table:table-cell office:value-type="string">
            <text:p>landit</text:p>
          </table:table-cell>
          <table:table-cell office:value-type="string">
            <text:p>(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landit'</text:p>
          </table:table-cell>
          <table:table-cell/>
          <table:table-cell office:value-type="string">
            <text:p>'landi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landi..nn.1')</text:p>
          </table:table-cell>
          <table:table-cell/>
          <table:table-cell office:value-type="string">
            <text:p>(u'landit'</text:p>
          </table:table-cell>
          <table:table-cell office:value-type="string">
            <text:p>'lande'</text:p>
          </table:table-cell>
          <table:table-cell office:value-type="float" office:value="1.7">
            <text:p>1.7</text:p>
          </table:table-cell>
          <table:table-cell office:value-type="string">
            <text:p>'lande..e.1')]))</text:p>
          </table:table-cell>
          <table:table-cell table:number-columns-repeated="27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 office:value-type="string">
            <text:p>S?</text:p>
          </table:table-cell>
          <table:table-cell office:value-type="string">
            <text:p>the</text:p>
          </table:table-cell>
          <table:table-cell office:value-type="string">
            <text:p>(42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e'</text:p>
          </table:table-cell>
          <table:table-cell/>
          <table:table-cell office:value-type="string">
            <text:p>'te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te..vb.1')</text:p>
          </table:table-cell>
          <table:table-cell/>
          <table:table-cell office:value-type="string">
            <text:p>(u'the'</text:p>
          </table:table-cell>
          <table:table-cell office:value-type="string">
            <text:p>u'þe'</text:p>
          </table:table-cell>
          <table:table-cell office:value-type="float" office:value="0.1">
            <text:p>0.1</text:p>
          </table:table-cell>
          <table:table-cell office:value-type="string">
            <text:p>u'þe..e.1')</text:p>
          </table:table-cell>
          <table:table-cell office:value-type="string">
            <text:p>(u'the'</text:p>
          </table:table-cell>
          <table:table-cell office:value-type="string">
            <text:p>u'þa'</text:p>
          </table:table-cell>
          <table:table-cell office:value-type="float" office:value="0.2">
            <text:p>0.2</text:p>
          </table:table-cell>
          <table:table-cell office:value-type="string">
            <text:p>u'þa..e.2')</text:p>
          </table:table-cell>
          <table:table-cell office:value-type="string">
            <text:p>(u'the'</text:p>
          </table:table-cell>
          <table:table-cell office:value-type="string">
            <text:p>'ta'</text:p>
          </table:table-cell>
          <table:table-cell office:value-type="float" office:value="0.2">
            <text:p>0.2</text:p>
          </table:table-cell>
          <table:table-cell office:value-type="string">
            <text:p>'ta..nn.2')</text:p>
          </table:table-cell>
          <table:table-cell office:value-type="string">
            <text:p>(u'the'</text:p>
          </table:table-cell>
          <table:table-cell office:value-type="string">
            <text:p>'ti'</text:p>
          </table:table-cell>
          <table:table-cell office:value-type="float" office:value="0.8">
            <text:p>0.8</text:p>
          </table:table-cell>
          <table:table-cell office:value-type="string">
            <text:p>'ti..e.1')</text:p>
          </table:table-cell>
          <table:table-cell office:value-type="string">
            <text:p>(u'the'</text:p>
          </table:table-cell>
          <table:table-cell office:value-type="string">
            <text:p>u'þi'</text:p>
          </table:table-cell>
          <table:table-cell office:value-type="float" office:value="0.8">
            <text:p>0.8</text:p>
          </table:table-cell>
          <table:table-cell office:value-type="string">
            <text:p>u'þi..e.1')</text:p>
          </table:table-cell>
          <table:table-cell office:value-type="string">
            <text:p>(u'the'</text:p>
          </table:table-cell>
          <table:table-cell office:value-type="string">
            <text:p>u'thö'</text:p>
          </table:table-cell>
          <table:table-cell office:value-type="float" office:value="1">
            <text:p>1</text:p>
          </table:table-cell>
          <table:table-cell office:value-type="string">
            <text:p>u'thö..nn.1')</text:p>
          </table:table-cell>
          <table:table-cell office:value-type="string">
            <text:p>(u'the'</text:p>
          </table:table-cell>
          <table:table-cell office:value-type="string">
            <text:p>'thet'</text:p>
          </table:table-cell>
          <table:table-cell office:value-type="float" office:value="1">
            <text:p>1</text:p>
          </table:table-cell>
          <table:table-cell office:value-type="string">
            <text:p>'thet..nn.1')</text:p>
          </table:table-cell>
          <table:table-cell office:value-type="string">
            <text:p>(u'the'</text:p>
          </table:table-cell>
          <table:table-cell office:value-type="string">
            <text:p>u'öthe'</text:p>
          </table:table-cell>
          <table:table-cell office:value-type="float" office:value="1">
            <text:p>1</text:p>
          </table:table-cell>
          <table:table-cell office:value-type="string">
            <text:p>u'öthe..nn.1')</text:p>
          </table:table-cell>
          <table:table-cell office:value-type="string">
            <text:p>(u'the'</text:p>
          </table:table-cell>
          <table:table-cell office:value-type="string">
            <text:p>'tho'</text:p>
          </table:table-cell>
          <table:table-cell office:value-type="float" office:value="1">
            <text:p>1</text:p>
          </table:table-cell>
          <table:table-cell office:value-type="string">
            <text:p>'tho..e.1')</text:p>
          </table:table-cell>
          <table:table-cell office:value-type="string">
            <text:p>(u'the'</text:p>
          </table:table-cell>
          <table:table-cell office:value-type="string">
            <text:p>'to'</text:p>
          </table:table-cell>
          <table:table-cell office:value-type="float" office:value="1.1">
            <text:p>1.1</text:p>
          </table:table-cell>
          <table:table-cell office:value-type="string">
            <text:p>'to..nn.1')</text:p>
          </table:table-cell>
          <table:table-cell office:value-type="string">
            <text:p>(u'the'</text:p>
          </table:table-cell>
          <table:table-cell office:value-type="string">
            <text:p>'ute'</text:p>
          </table:table-cell>
          <table:table-cell office:value-type="float" office:value="1.1">
            <text:p>1.1</text:p>
          </table:table-cell>
          <table:table-cell office:value-type="string">
            <text:p>'ute..ab.1')</text:p>
          </table:table-cell>
          <table:table-cell office:value-type="string">
            <text:p>(u'the'</text:p>
          </table:table-cell>
          <table:table-cell office:value-type="string">
            <text:p>'tea'</text:p>
          </table:table-cell>
          <table:table-cell office:value-type="float" office:value="1.1">
            <text:p>1.1</text:p>
          </table:table-cell>
          <table:table-cell office:value-type="string">
            <text:p>'tea..vb.1')</text:p>
          </table:table-cell>
          <table:table-cell office:value-type="string">
            <text:p>(u'the'</text:p>
          </table:table-cell>
          <table:table-cell office:value-type="string">
            <text:p>'ten'</text:p>
          </table:table-cell>
          <table:table-cell office:value-type="float" office:value="1.1">
            <text:p>1.1</text:p>
          </table:table-cell>
          <table:table-cell office:value-type="string">
            <text:p>'ten..e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he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her..e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ote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oter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ete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eter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sta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sta..e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ha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han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u'trä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u'trä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hal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hal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in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in..e.2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an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an..nn.2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al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al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it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it..e.1')]))</text:p>
          </table:table-cell>
          <table:table-cell table:number-columns-repeated="136"/>
        </table:table-row>
        <table:table-row table:style-name="ro1">
          <table:table-cell/>
          <table:table-cell office:value-type="string">
            <text:p>vtaff</text:p>
          </table:table-cell>
          <table:table-cell office:value-type="string">
            <text:p>(5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hierusalem</text:p>
          </table:table-cell>
          <table:table-cell office:value-type="string">
            <text:p>(10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döptes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alle</text:p>
          </table:table-cell>
          <table:table-cell office:value-type="string">
            <text:p>(1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alle'</text:p>
          </table:table-cell>
          <table:table-cell/>
          <table:table-cell office:value-type="string">
            <text:p>'alle..nn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ff</text:p>
          </table:table-cell>
          <table:table-cell office:value-type="string">
            <text:p>(60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aff'</text:p>
          </table:table-cell>
          <table:table-cell/>
          <table:table-cell office:value-type="string">
            <text:p>'af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af..e.1')</text:p>
          </table:table-cell>
          <table:table-cell/>
          <table:table-cell office:value-type="string">
            <text:p>(u'aff'</text:p>
          </table:table-cell>
          <table:table-cell office:value-type="string">
            <text:p>'alf'</text:p>
          </table:table-cell>
          <table:table-cell office:value-type="float" office:value="1">
            <text:p>1</text:p>
          </table:table-cell>
          <table:table-cell office:value-type="string">
            <text:p>'alf..nn.1')</text:p>
          </table:table-cell>
          <table:table-cell office:value-type="string">
            <text:p>(u'aff'</text:p>
          </table:table-cell>
          <table:table-cell office:value-type="string">
            <text:p>'afl'</text:p>
          </table:table-cell>
          <table:table-cell office:value-type="float" office:value="1">
            <text:p>1</text:p>
          </table:table-cell>
          <table:table-cell office:value-type="string">
            <text:p>'afl..nn.1')</text:p>
          </table:table-cell>
          <table:table-cell office:value-type="string">
            <text:p>(u'aff'</text:p>
          </table:table-cell>
          <table:table-cell office:value-type="string">
            <text:p>'uff'</text:p>
          </table:table-cell>
          <table:table-cell office:value-type="float" office:value="1">
            <text:p>1</text:p>
          </table:table-cell>
          <table:table-cell office:value-type="string">
            <text:p>'uff..e.1')</text:p>
          </table:table-cell>
          <table:table-cell office:value-type="string">
            <text:p>(u'aff'</text:p>
          </table:table-cell>
          <table:table-cell office:value-type="string">
            <text:p>'arf'</text:p>
          </table:table-cell>
          <table:table-cell office:value-type="float" office:value="1">
            <text:p>1</text:p>
          </table:table-cell>
          <table:table-cell office:value-type="string">
            <text:p>'arf..nn.1')</text:p>
          </table:table-cell>
          <table:table-cell office:value-type="string">
            <text:p>(u'aff'</text:p>
          </table:table-cell>
          <table:table-cell office:value-type="string">
            <text:p>'ef'</text:p>
          </table:table-cell>
          <table:table-cell office:value-type="float" office:value="1.5">
            <text:p>1.5</text:p>
          </table:table-cell>
          <table:table-cell office:value-type="string">
            <text:p>'ef..e.1')</text:p>
          </table:table-cell>
          <table:table-cell office:value-type="string">
            <text:p>(u'aff'</text:p>
          </table:table-cell>
          <table:table-cell office:value-type="string">
            <text:p>'kaf'</text:p>
          </table:table-cell>
          <table:table-cell office:value-type="float" office:value="1.8">
            <text:p>1.8</text:p>
          </table:table-cell>
          <table:table-cell office:value-type="string">
            <text:p>'kaf..nn.1')</text:p>
          </table:table-cell>
          <table:table-cell office:value-type="string">
            <text:p>(u'aff'</text:p>
          </table:table-cell>
          <table:table-cell office:value-type="string">
            <text:p>'haf'</text:p>
          </table:table-cell>
          <table:table-cell office:value-type="float" office:value="1.8">
            <text:p>1.8</text:p>
          </table:table-cell>
          <table:table-cell office:value-type="string">
            <text:p>'haf..nn.1')</text:p>
          </table:table-cell>
          <table:table-cell office:value-type="string">
            <text:p>(u'aff'</text:p>
          </table:table-cell>
          <table:table-cell office:value-type="string">
            <text:p>'an'</text:p>
          </table:table-cell>
          <table:table-cell office:value-type="float" office:value="1.8">
            <text:p>1.8</text:p>
          </table:table-cell>
          <table:table-cell office:value-type="string">
            <text:p>'an..nn.1')</text:p>
          </table:table-cell>
          <table:table-cell office:value-type="string">
            <text:p>(u'aff'</text:p>
          </table:table-cell>
          <table:table-cell office:value-type="string">
            <text:p>'naf'</text:p>
          </table:table-cell>
          <table:table-cell office:value-type="float" office:value="1.8">
            <text:p>1.8</text:p>
          </table:table-cell>
          <table:table-cell office:value-type="string">
            <text:p>'naf..nn.1')</text:p>
          </table:table-cell>
          <table:table-cell office:value-type="string">
            <text:p>(u'aff'</text:p>
          </table:table-cell>
          <table:table-cell office:value-type="string">
            <text:p>'ak'</text:p>
          </table:table-cell>
          <table:table-cell office:value-type="float" office:value="1.8">
            <text:p>1.8</text:p>
          </table:table-cell>
          <table:table-cell office:value-type="string">
            <text:p>'ak..nn.1')</text:p>
          </table:table-cell>
          <table:table-cell office:value-type="string">
            <text:p>(u'aff'</text:p>
          </table:table-cell>
          <table:table-cell office:value-type="string">
            <text:p>'raf'</text:p>
          </table:table-cell>
          <table:table-cell office:value-type="float" office:value="1.8">
            <text:p>1.8</text:p>
          </table:table-cell>
          <table:table-cell office:value-type="string">
            <text:p>'raf..nn.1')</text:p>
          </table:table-cell>
          <table:table-cell office:value-type="string">
            <text:p>(u'aff'</text:p>
          </table:table-cell>
          <table:table-cell office:value-type="string">
            <text:p>'ar'</text:p>
          </table:table-cell>
          <table:table-cell office:value-type="float" office:value="1.8">
            <text:p>1.8</text:p>
          </table:table-cell>
          <table:table-cell office:value-type="string">
            <text:p>'ar..nn.3')</text:p>
          </table:table-cell>
          <table:table-cell office:value-type="string">
            <text:p>(u'aff'</text:p>
          </table:table-cell>
          <table:table-cell office:value-type="string">
            <text:p>'am'</text:p>
          </table:table-cell>
          <table:table-cell office:value-type="float" office:value="1.8">
            <text:p>1.8</text:p>
          </table:table-cell>
          <table:table-cell office:value-type="string">
            <text:p>'am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as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s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at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..e.3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laf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laf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gaf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gaf..nn.1')]))</text:p>
          </table:table-cell>
          <table:table-cell table:number-columns-repeated="192"/>
        </table:table-row>
        <table:table-row table:style-name="ro1">
          <table:table-cell/>
          <table:table-cell office:value-type="string">
            <text:p>honom</text:p>
          </table:table-cell>
          <table:table-cell office:value-type="string">
            <text:p>(24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/>
          <table:table-cell office:value-type="string">
            <text:p>jordans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floodh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floodh'</text:p>
          </table:table-cell>
          <table:table-cell/>
          <table:table-cell office:value-type="string">
            <text:p>'flod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flodh..nn.2')</text:p>
          </table:table-cell>
          <table:table-cell/>
          <table:table-cell office:value-type="string">
            <text:p>(u'floodh'</text:p>
          </table:table-cell>
          <table:table-cell office:value-type="string">
            <text:p>'flot'</text:p>
          </table:table-cell>
          <table:table-cell office:value-type="float" office:value="1.1">
            <text:p>1.1</text:p>
          </table:table-cell>
          <table:table-cell office:value-type="string">
            <text:p>'flot..e.1')]))</text:p>
          </table:table-cell>
          <table:table-cell table:number-columns-repeated="272"/>
        </table:table-row>
        <table:table-row table:style-name="ro1">
          <table:table-cell/>
          <table:table-cell office:value-type="string">
            <text:p>wedherkennandes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X</text:p>
          </table:table-cell>
          <table:table-cell office:value-type="string">
            <text:p>theres</text:p>
          </table:table-cell>
          <table:table-cell office:value-type="string">
            <text:p>(27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eres'</text:p>
          </table:table-cell>
          <table:table-cell/>
          <table:table-cell office:value-type="string">
            <text:p>'thera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hera..nn.1')]))</text:p>
          </table:table-cell>
          <table:table-cell table:number-columns-repeated="277"/>
        </table:table-row>
        <table:table-row table:style-name="ro1">
          <table:table-cell/>
          <table:table-cell office:value-type="string">
            <text:p>synder</text:p>
          </table:table-cell>
          <table:table-cell office:value-type="string">
            <text:p>(5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synder'</text:p>
          </table:table-cell>
          <table:table-cell/>
          <table:table-cell office:value-type="string">
            <text:p>'synder..e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joannes</text:p>
          </table:table-cell>
          <table:table-cell office:value-type="string">
            <text:p>(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X</text:p>
          </table:table-cell>
          <table:table-cell office:value-type="string">
            <text:p>war</text:p>
          </table:table-cell>
          <table:table-cell office:value-type="string">
            <text:p>(7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war'</text:p>
          </table:table-cell>
          <table:table-cell/>
          <table:table-cell office:value-type="string">
            <text:p>'var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var..pn.7')</text:p>
          </table:table-cell>
          <table:table-cell/>
          <table:table-cell office:value-type="string">
            <text:p>(u'war'</text:p>
          </table:table-cell>
          <table:table-cell office:value-type="string">
            <text:p>'va'</text:p>
          </table:table-cell>
          <table:table-cell office:value-type="float" office:value="0.2">
            <text:p>0.2</text:p>
          </table:table-cell>
          <table:table-cell office:value-type="string">
            <text:p>'va..nn.2')</text:p>
          </table:table-cell>
          <table:table-cell office:value-type="string">
            <text:p>(u'war'</text:p>
          </table:table-cell>
          <table:table-cell office:value-type="string">
            <text:p>'tar'</text:p>
          </table:table-cell>
          <table:table-cell office:value-type="float" office:value="1">
            <text:p>1</text:p>
          </table:table-cell>
          <table:table-cell office:value-type="string">
            <text:p>'tar..nn.1')</text:p>
          </table:table-cell>
          <table:table-cell office:value-type="string">
            <text:p>(u'war'</text:p>
          </table:table-cell>
          <table:table-cell office:value-type="string">
            <text:p>'far'</text:p>
          </table:table-cell>
          <table:table-cell office:value-type="float" office:value="1">
            <text:p>1</text:p>
          </table:table-cell>
          <table:table-cell office:value-type="string">
            <text:p>'far..av.3')</text:p>
          </table:table-cell>
          <table:table-cell office:value-type="string">
            <text:p>(u'war'</text:p>
          </table:table-cell>
          <table:table-cell office:value-type="string">
            <text:p>'har'</text:p>
          </table:table-cell>
          <table:table-cell office:value-type="float" office:value="1">
            <text:p>1</text:p>
          </table:table-cell>
          <table:table-cell office:value-type="string">
            <text:p>'har..e.1')</text:p>
          </table:table-cell>
          <table:table-cell office:value-type="string">
            <text:p>(u'war'</text:p>
          </table:table-cell>
          <table:table-cell office:value-type="string">
            <text:p>'kar'</text:p>
          </table:table-cell>
          <table:table-cell office:value-type="float" office:value="1">
            <text:p>1</text:p>
          </table:table-cell>
          <table:table-cell office:value-type="string">
            <text:p>'kar..nn.1')</text:p>
          </table:table-cell>
          <table:table-cell office:value-type="string">
            <text:p>(u'war'</text:p>
          </table:table-cell>
          <table:table-cell office:value-type="string">
            <text:p>'rar'</text:p>
          </table:table-cell>
          <table:table-cell office:value-type="float" office:value="1">
            <text:p>1</text:p>
          </table:table-cell>
          <table:table-cell office:value-type="string">
            <text:p>'rar..av.1')</text:p>
          </table:table-cell>
          <table:table-cell office:value-type="string">
            <text:p>(u'war'</text:p>
          </table:table-cell>
          <table:table-cell office:value-type="string">
            <text:p>'gar'</text:p>
          </table:table-cell>
          <table:table-cell office:value-type="float" office:value="1">
            <text:p>1</text:p>
          </table:table-cell>
          <table:table-cell office:value-type="string">
            <text:p>'gar..e.1')</text:p>
          </table:table-cell>
          <table:table-cell office:value-type="string">
            <text:p>(u'war'</text:p>
          </table:table-cell>
          <table:table-cell office:value-type="string">
            <text:p>'ar'</text:p>
          </table:table-cell>
          <table:table-cell office:value-type="float" office:value="1">
            <text:p>1</text:p>
          </table:table-cell>
          <table:table-cell office:value-type="string">
            <text:p>'ar..nn.3')</text:p>
          </table:table-cell>
          <table:table-cell office:value-type="string">
            <text:p>(u'war'</text:p>
          </table:table-cell>
          <table:table-cell office:value-type="string">
            <text:p>'nar'</text:p>
          </table:table-cell>
          <table:table-cell office:value-type="float" office:value="1">
            <text:p>1</text:p>
          </table:table-cell>
          <table:table-cell office:value-type="string">
            <text:p>'nar..ab.1')</text:p>
          </table:table-cell>
          <table:table-cell office:value-type="string">
            <text:p>(u'war'</text:p>
          </table:table-cell>
          <table:table-cell office:value-type="string">
            <text:p>'dar'</text:p>
          </table:table-cell>
          <table:table-cell office:value-type="float" office:value="1">
            <text:p>1</text:p>
          </table:table-cell>
          <table:table-cell office:value-type="string">
            <text:p>'dar..nn.1')</text:p>
          </table:table-cell>
          <table:table-cell office:value-type="string">
            <text:p>(u'war'</text:p>
          </table:table-cell>
          <table:table-cell office:value-type="string">
            <text:p>'lar'</text:p>
          </table:table-cell>
          <table:table-cell office:value-type="float" office:value="1">
            <text:p>1</text:p>
          </table:table-cell>
          <table:table-cell office:value-type="string">
            <text:p>'lar..nn.2')</text:p>
          </table:table-cell>
          <table:table-cell office:value-type="string">
            <text:p>(u'war'</text:p>
          </table:table-cell>
          <table:table-cell office:value-type="string">
            <text:p>'oar'</text:p>
          </table:table-cell>
          <table:table-cell office:value-type="float" office:value="1">
            <text:p>1</text:p>
          </table:table-cell>
          <table:table-cell office:value-type="string">
            <text:p>'oar..nn.1')</text:p>
          </table:table-cell>
          <table:table-cell office:value-type="string">
            <text:p>(u'war'</text:p>
          </table:table-cell>
          <table:table-cell office:value-type="string">
            <text:p>'sar'</text:p>
          </table:table-cell>
          <table:table-cell office:value-type="float" office:value="1">
            <text:p>1</text:p>
          </table:table-cell>
          <table:table-cell office:value-type="string">
            <text:p>'sar..av.3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mar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mar..nn.2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bar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bar..ab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var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vara..nn.10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vart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vart..ab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varp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varp..nn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tva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tvar..ab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varn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varn..e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uka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ukar..e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r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ra..nn.2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u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ur..av.2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vra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vra..nn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rva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rva..e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n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ner..e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h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her..e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m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mer..ab.1')</text:p>
          </table:table-cell>
          <table:table-cell/>
          <table:table-cell office:value-type="string">
            <text:p>(u'war'</text:p>
          </table:table-cell>
          <table:table-cell/>
          <table:table-cell office:value-type="string">
            <text:p>'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er..nn.1')]))</text:p>
          </table:table-cell>
          <table:table-cell table:number-columns-repeated="96"/>
        </table:table-row>
        <table:table-row table:style-name="ro1">
          <table:table-cell office:value-type="string">
            <text:p>SX</text:p>
          </table:table-cell>
          <table:table-cell office:value-type="string">
            <text:p>klädde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klädder'</text:p>
          </table:table-cell>
          <table:table-cell/>
          <table:table-cell office:value-type="string">
            <text:p>u'klädhe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'klädhe..nn.1')</text:p>
          </table:table-cell>
          <table:table-cell/>
          <table:table-cell office:value-type="string">
            <text:p>(u'klädder'</text:p>
          </table:table-cell>
          <table:table-cell office:value-type="string">
            <text:p>u'oklädder'</text:p>
          </table:table-cell>
          <table:table-cell office:value-type="float" office:value="1">
            <text:p>1</text:p>
          </table:table-cell>
          <table:table-cell office:value-type="string">
            <text:p>u'oklädder..e.1')</text:p>
          </table:table-cell>
          <table:table-cell office:value-type="string">
            <text:p>(u'klädder'</text:p>
          </table:table-cell>
          <table:table-cell office:value-type="string">
            <text:p>u'klädha'</text:p>
          </table:table-cell>
          <table:table-cell office:value-type="float" office:value="1.7">
            <text:p>1.7</text:p>
          </table:table-cell>
          <table:table-cell office:value-type="string">
            <text:p>u'klädha..vb.1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medh</text:p>
          </table:table-cell>
          <table:table-cell office:value-type="string">
            <text:p>(135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medh'</text:p>
          </table:table-cell>
          <table:table-cell/>
          <table:table-cell office:value-type="string">
            <text:p>'medh..e.1')))</text:p>
          </table:table-cell>
          <table:table-cell table:number-columns-repeated="281"/>
        </table:table-row>
        <table:table-row table:style-name="ro1">
          <table:table-cell office:value-type="string">
            <text:p>Bad</text:p>
          </table:table-cell>
          <table:table-cell office:value-type="string">
            <text:p>camele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camele'</text:p>
          </table:table-cell>
          <table:table-cell/>
          <table:table-cell office:value-type="string">
            <text:p>'hemele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hemele..nn.1')]))</text:p>
          </table:table-cell>
          <table:table-cell table:number-columns-repeated="277"/>
        </table:table-row>
        <table:table-row table:style-name="ro1">
          <table:table-cell/>
          <table:table-cell office:value-type="string">
            <text:p>håår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medh</text:p>
          </table:table-cell>
          <table:table-cell office:value-type="string">
            <text:p>(135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medh'</text:p>
          </table:table-cell>
          <table:table-cell/>
          <table:table-cell office:value-type="string">
            <text:p>'medh..e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(10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en'</text:p>
          </table:table-cell>
          <table:table-cell/>
          <table:table-cell office:value-type="string">
            <text:p>'en..e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lädergiording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om</text:p>
          </table:table-cell>
          <table:table-cell office:value-type="string">
            <text:p>(7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om'</text:p>
          </table:table-cell>
          <table:table-cell/>
          <table:table-cell office:value-type="string">
            <text:p>'om..e.2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hans</text:p>
          </table:table-cell>
          <table:table-cell office:value-type="string">
            <text:p>(63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ans'</text:p>
          </table:table-cell>
          <table:table-cell/>
          <table:table-cell office:value-type="string">
            <text:p>'hans..e.2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länder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länder'</text:p>
          </table:table-cell>
          <table:table-cell/>
          <table:table-cell office:value-type="string">
            <text:p>u'länder..e.1')))</text:p>
          </table:table-cell>
          <table:table-cell table:number-columns-repeated="281"/>
        </table:table-row>
        <table:table-row table:style-name="ro1">
          <table:table-cell office:value-type="string">
            <text:p>?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ååt</text:p>
          </table:table-cell>
          <table:table-cell office:value-type="string">
            <text:p>(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gräßhoppor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villho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__</text:p>
          </table:table-cell>
          <table:table-cell office:value-type="string">
            <text:p>nugh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ugh'</text:p>
          </table:table-cell>
          <table:table-cell/>
          <table:table-cell office:value-type="string">
            <text:p>'nogh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nogh..av.1')</text:p>
          </table:table-cell>
          <table:table-cell/>
          <table:table-cell office:value-type="string">
            <text:p>(u'nugh'</text:p>
          </table:table-cell>
          <table:table-cell office:value-type="string">
            <text:p>'tugh'</text:p>
          </table:table-cell>
          <table:table-cell office:value-type="float" office:value="1">
            <text:p>1</text:p>
          </table:table-cell>
          <table:table-cell office:value-type="string">
            <text:p>'tugh..e.1')</text:p>
          </table:table-cell>
          <table:table-cell office:value-type="string">
            <text:p>(u'nugh'</text:p>
          </table:table-cell>
          <table:table-cell office:value-type="string">
            <text:p>'rugh'</text:p>
          </table:table-cell>
          <table:table-cell office:value-type="float" office:value="1">
            <text:p>1</text:p>
          </table:table-cell>
          <table:table-cell office:value-type="string">
            <text:p>'rugh..nn.1')</text:p>
          </table:table-cell>
          <table:table-cell office:value-type="string">
            <text:p>(u'nugh'</text:p>
          </table:table-cell>
          <table:table-cell office:value-type="string">
            <text:p>'bugh'</text:p>
          </table:table-cell>
          <table:table-cell office:value-type="float" office:value="1">
            <text:p>1</text:p>
          </table:table-cell>
          <table:table-cell office:value-type="string">
            <text:p>'bugh..nn.1')</text:p>
          </table:table-cell>
          <table:table-cell office:value-type="string">
            <text:p>(u'nugh'</text:p>
          </table:table-cell>
          <table:table-cell office:value-type="string">
            <text:p>'togh'</text:p>
          </table:table-cell>
          <table:table-cell office:value-type="float" office:value="1.1">
            <text:p>1.1</text:p>
          </table:table-cell>
          <table:table-cell office:value-type="string">
            <text:p>'togh..nn.1')</text:p>
          </table:table-cell>
          <table:table-cell office:value-type="string">
            <text:p>(u'nugh'</text:p>
          </table:table-cell>
          <table:table-cell office:value-type="string">
            <text:p>'hug'</text:p>
          </table:table-cell>
          <table:table-cell office:value-type="float" office:value="1.1">
            <text:p>1.1</text:p>
          </table:table-cell>
          <table:table-cell office:value-type="string">
            <text:p>'hug..e.1')</text:p>
          </table:table-cell>
          <table:table-cell office:value-type="string">
            <text:p>(u'nugh'</text:p>
          </table:table-cell>
          <table:table-cell office:value-type="string">
            <text:p>'hog'</text:p>
          </table:table-cell>
          <table:table-cell office:value-type="float" office:value="1.2">
            <text:p>1.2</text:p>
          </table:table-cell>
          <table:table-cell office:value-type="string">
            <text:p>'hog..e.1')</text:p>
          </table:table-cell>
          <table:table-cell office:value-type="string">
            <text:p>(u'nugh'</text:p>
          </table:table-cell>
          <table:table-cell office:value-type="string">
            <text:p>'mugha'</text:p>
          </table:table-cell>
          <table:table-cell office:value-type="float" office:value="1.7">
            <text:p>1.7</text:p>
          </table:table-cell>
          <table:table-cell office:value-type="string">
            <text:p>'mugha..e.1')</text:p>
          </table:table-cell>
          <table:table-cell office:value-type="string">
            <text:p>(u'nugh'</text:p>
          </table:table-cell>
          <table:table-cell office:value-type="string">
            <text:p>'mughe'</text:p>
          </table:table-cell>
          <table:table-cell office:value-type="float" office:value="1.7">
            <text:p>1.7</text:p>
          </table:table-cell>
          <table:table-cell office:value-type="string">
            <text:p>'mughe..e.1')]))</text:p>
          </table:table-cell>
          <table:table-cell table:number-columns-repeated="244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predicadhe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 office:value-type="string">
            <text:p>X</text:p>
          </table:table-cell>
          <table:table-cell office:value-type="string">
            <text:p>sagde</text:p>
          </table:table-cell>
          <table:table-cell office:value-type="string">
            <text:p>(5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agde'</text:p>
          </table:table-cell>
          <table:table-cell/>
          <table:table-cell office:value-type="string">
            <text:p>'sagha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sagha..nn.2')</text:p>
          </table:table-cell>
          <table:table-cell/>
          <table:table-cell office:value-type="string">
            <text:p>(u'sagde'</text:p>
          </table:table-cell>
          <table:table-cell office:value-type="string">
            <text:p>'saghi'</text:p>
          </table:table-cell>
          <table:table-cell office:value-type="float" office:value="1.7">
            <text:p>1.7</text:p>
          </table:table-cell>
          <table:table-cell office:value-type="string">
            <text:p>'saghi..nn.1')</text:p>
          </table:table-cell>
          <table:table-cell office:value-type="string">
            <text:p>(u'sagde'</text:p>
          </table:table-cell>
          <table:table-cell office:value-type="string">
            <text:p>'seghla'</text:p>
          </table:table-cell>
          <table:table-cell office:value-type="float" office:value="1.9">
            <text:p>1.9</text:p>
          </table:table-cell>
          <table:table-cell office:value-type="string">
            <text:p>'seghla..e.1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en</text:p>
          </table:table-cell>
          <table:table-cell office:value-type="string">
            <text:p>(10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en'</text:p>
          </table:table-cell>
          <table:table-cell/>
          <table:table-cell office:value-type="string">
            <text:p>'en..e.1')))</text:p>
          </table:table-cell>
          <table:table-cell table:number-columns-repeated="281"/>
        </table:table-row>
        <table:table-row table:style-name="ro1">
          <table:table-cell office:value-type="string">
            <text:p>X</text:p>
          </table:table-cell>
          <table:table-cell office:value-type="string">
            <text:p>kommer</text:p>
          </table:table-cell>
          <table:table-cell office:value-type="string">
            <text:p>(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kommer'</text:p>
          </table:table-cell>
          <table:table-cell/>
          <table:table-cell office:value-type="string">
            <text:p>'komper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komper..nn.1')</text:p>
          </table:table-cell>
          <table:table-cell/>
          <table:table-cell office:value-type="string">
            <text:p>(u'kommer'</text:p>
          </table:table-cell>
          <table:table-cell office:value-type="string">
            <text:p>'koma'</text:p>
          </table:table-cell>
          <table:table-cell office:value-type="float" office:value="1.6">
            <text:p>1.6</text:p>
          </table:table-cell>
          <table:table-cell office:value-type="string">
            <text:p>'koma..nn.2')</text:p>
          </table:table-cell>
          <table:table-cell office:value-type="string">
            <text:p>(u'kommer'</text:p>
          </table:table-cell>
          <table:table-cell office:value-type="string">
            <text:p>'koker'</text:p>
          </table:table-cell>
          <table:table-cell office:value-type="float" office:value="1.8">
            <text:p>1.8</text:p>
          </table:table-cell>
          <table:table-cell office:value-type="string">
            <text:p>'koker..e.1')</text:p>
          </table:table-cell>
          <table:table-cell office:value-type="string">
            <text:p>(u'kommer'</text:p>
          </table:table-cell>
          <table:table-cell office:value-type="string">
            <text:p>'kom'</text:p>
          </table:table-cell>
          <table:table-cell office:value-type="float" office:value="1.9">
            <text:p>1.9</text:p>
          </table:table-cell>
          <table:table-cell office:value-type="string">
            <text:p>'kom..nn.1')]))</text:p>
          </table:table-cell>
          <table:table-cell table:number-columns-repeated="264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effter</text:p>
          </table:table-cell>
          <table:table-cell office:value-type="string">
            <text:p>(3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effter'</text:p>
          </table:table-cell>
          <table:table-cell/>
          <table:table-cell office:value-type="string">
            <text:p>'after'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string">
            <text:p>'after..e.1')</text:p>
          </table:table-cell>
          <table:table-cell/>
          <table:table-cell office:value-type="string">
            <text:p>(u'effter'</text:p>
          </table:table-cell>
          <table:table-cell office:value-type="string">
            <text:p>u'äfster'</text:p>
          </table:table-cell>
          <table:table-cell office:value-type="float" office:value="1.7">
            <text:p>1.7</text:p>
          </table:table-cell>
          <table:table-cell office:value-type="string">
            <text:p>u'äfster..e.1')</text:p>
          </table:table-cell>
          <table:table-cell office:value-type="string">
            <text:p>(u'effter'</text:p>
          </table:table-cell>
          <table:table-cell office:value-type="string">
            <text:p>'eter'</text:p>
          </table:table-cell>
          <table:table-cell office:value-type="float" office:value="1.8">
            <text:p>1.8</text:p>
          </table:table-cell>
          <table:table-cell office:value-type="string">
            <text:p>'eter..nn.1')</text:p>
          </table:table-cell>
          <table:table-cell office:value-type="string">
            <text:p>(u'effter'</text:p>
          </table:table-cell>
          <table:table-cell office:value-type="string">
            <text:p>'ester'</text:p>
          </table:table-cell>
          <table:table-cell office:value-type="float" office:value="1.8">
            <text:p>1.8</text:p>
          </table:table-cell>
          <table:table-cell office:value-type="string">
            <text:p>'ester..nn.1')]))</text:p>
          </table:table-cell>
          <table:table-cell table:number-columns-repeated="264"/>
        </table:table-row>
        <table:table-row table:style-name="ro1">
          <table:table-cell office:value-type="string">
            <text:p>S</text:p>
          </table:table-cell>
          <table:table-cell office:value-type="string">
            <text:p>mich</text:p>
          </table:table-cell>
          <table:table-cell office:value-type="string">
            <text:p>(5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mich'</text:p>
          </table:table-cell>
          <table:table-cell/>
          <table:table-cell office:value-type="string">
            <text:p>'mig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migh..nn.1')</text:p>
          </table:table-cell>
          <table:table-cell/>
          <table:table-cell office:value-type="string">
            <text:p>(u'mich'</text:p>
          </table:table-cell>
          <table:table-cell office:value-type="string">
            <text:p>'mik'</text:p>
          </table:table-cell>
          <table:table-cell office:value-type="float" office:value="1.1">
            <text:p>1.1</text:p>
          </table:table-cell>
          <table:table-cell office:value-type="string">
            <text:p>'mik..e.1')</text:p>
          </table:table-cell>
          <table:table-cell office:value-type="string">
            <text:p>(u'mich'</text:p>
          </table:table-cell>
          <table:table-cell office:value-type="string">
            <text:p>'medh'</text:p>
          </table:table-cell>
          <table:table-cell office:value-type="float" office:value="1.7">
            <text:p>1.7</text:p>
          </table:table-cell>
          <table:table-cell office:value-type="string">
            <text:p>'medh..e.1')</text:p>
          </table:table-cell>
          <table:table-cell office:value-type="string">
            <text:p>(u'mich'</text:p>
          </table:table-cell>
          <table:table-cell office:value-type="string">
            <text:p>'mis'</text:p>
          </table:table-cell>
          <table:table-cell office:value-type="float" office:value="1.7">
            <text:p>1.7</text:p>
          </table:table-cell>
          <table:table-cell office:value-type="string">
            <text:p>'mis..ab.1')]))</text:p>
          </table:table-cell>
          <table:table-cell table:number-columns-repeated="264"/>
        </table:table-row>
        <table:table-row table:style-name="ro1">
          <table:table-cell/>
          <table:table-cell office:value-type="string">
            <text:p>som</text:p>
          </table:table-cell>
          <table:table-cell office:value-type="string">
            <text:p>(15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som'</text:p>
          </table:table-cell>
          <table:table-cell/>
          <table:table-cell office:value-type="string">
            <text:p>'som..e.1')))</text:p>
          </table:table-cell>
          <table:table-cell table:number-columns-repeated="281"/>
        </table:table-row>
        <table:table-row table:style-name="ro1">
          <table:table-cell office:value-type="string">
            <text:p>X</text:p>
          </table:table-cell>
          <table:table-cell office:value-type="string">
            <text:p>starkare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tarkare'</text:p>
          </table:table-cell>
          <table:table-cell/>
          <table:table-cell office:value-type="string">
            <text:p>'stenkare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tenkare..nn.1')</text:p>
          </table:table-cell>
          <table:table-cell/>
          <table:table-cell office:value-type="string">
            <text:p>(u'starkare'</text:p>
          </table:table-cell>
          <table:table-cell office:value-type="string">
            <text:p>'starker'</text:p>
          </table:table-cell>
          <table:table-cell office:value-type="float" office:value="1.7">
            <text:p>1.7</text:p>
          </table:table-cell>
          <table:table-cell office:value-type="string">
            <text:p>'starker..nn.2')</text:p>
          </table:table-cell>
          <table:table-cell office:value-type="string">
            <text:p>(u'starkare'</text:p>
          </table:table-cell>
          <table:table-cell office:value-type="string">
            <text:p>'stekare'</text:p>
          </table:table-cell>
          <table:table-cell office:value-type="float" office:value="1.7">
            <text:p>1.7</text:p>
          </table:table-cell>
          <table:table-cell office:value-type="string">
            <text:p>'stekare..nn.1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är'</text:p>
          </table:table-cell>
          <table:table-cell/>
          <table:table-cell office:value-type="string">
            <text:p>u'är..e.2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än</text:p>
          </table:table-cell>
          <table:table-cell office:value-type="string">
            <text:p>(28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än'</text:p>
          </table:table-cell>
          <table:table-cell/>
          <table:table-cell office:value-type="string">
            <text:p>u'än..e.10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iach</text:p>
          </table:table-cell>
          <table:table-cell office:value-type="string">
            <text:p>(7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iach'</text:p>
          </table:table-cell>
          <table:table-cell/>
          <table:table-cell office:value-type="string">
            <text:p>'ia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iak..e.1')]))</text:p>
          </table:table-cell>
          <table:table-cell table:number-columns-repeated="277"/>
        </table:table-row>
        <table:table-row table:style-name="ro1">
          <table:table-cell office:value-type="string">
            <text:p>__</text:p>
          </table:table-cell>
          <table:table-cell office:value-type="string">
            <text:p>th</text:p>
          </table:table-cell>
          <table:table-cell office:value-type="string">
            <text:p>(11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'</text:p>
          </table:table-cell>
          <table:table-cell/>
          <table:table-cell office:value-type="string">
            <text:p>'to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to..nn.1')</text:p>
          </table:table-cell>
          <table:table-cell/>
          <table:table-cell office:value-type="string">
            <text:p>(u'th'</text:p>
          </table:table-cell>
          <table:table-cell office:value-type="string">
            <text:p>'te'</text:p>
          </table:table-cell>
          <table:table-cell office:value-type="float" office:value="1">
            <text:p>1</text:p>
          </table:table-cell>
          <table:table-cell office:value-type="string">
            <text:p>'te..vb.1')</text:p>
          </table:table-cell>
          <table:table-cell office:value-type="string">
            <text:p>(u'th'</text:p>
          </table:table-cell>
          <table:table-cell office:value-type="string">
            <text:p>'ti'</text:p>
          </table:table-cell>
          <table:table-cell office:value-type="float" office:value="1">
            <text:p>1</text:p>
          </table:table-cell>
          <table:table-cell office:value-type="string">
            <text:p>'ti..e.1')</text:p>
          </table:table-cell>
          <table:table-cell office:value-type="string">
            <text:p>(u'th'</text:p>
          </table:table-cell>
          <table:table-cell office:value-type="string">
            <text:p>'ta'</text:p>
          </table:table-cell>
          <table:table-cell office:value-type="float" office:value="1">
            <text:p>1</text:p>
          </table:table-cell>
          <table:table-cell office:value-type="string">
            <text:p>'ta..nn.2')</text:p>
          </table:table-cell>
          <table:table-cell office:value-type="string">
            <text:p>(u'th'</text:p>
          </table:table-cell>
          <table:table-cell office:value-type="string">
            <text:p>'tho'</text:p>
          </table:table-cell>
          <table:table-cell office:value-type="float" office:value="1">
            <text:p>1</text:p>
          </table:table-cell>
          <table:table-cell office:value-type="string">
            <text:p>'tho..e.1')</text:p>
          </table:table-cell>
          <table:table-cell office:value-type="string">
            <text:p>(u'th'</text:p>
          </table:table-cell>
          <table:table-cell office:value-type="string">
            <text:p>u'thö'</text:p>
          </table:table-cell>
          <table:table-cell office:value-type="float" office:value="1">
            <text:p>1</text:p>
          </table:table-cell>
          <table:table-cell office:value-type="string">
            <text:p>u'thö..nn.1')</text:p>
          </table:table-cell>
          <table:table-cell office:value-type="string">
            <text:p>(u'th'</text:p>
          </table:table-cell>
          <table:table-cell office:value-type="string">
            <text:p>'it'</text:p>
          </table:table-cell>
          <table:table-cell office:value-type="float" office:value="1.1">
            <text:p>1.1</text:p>
          </table:table-cell>
          <table:table-cell office:value-type="string">
            <text:p>'it..e.2')</text:p>
          </table:table-cell>
          <table:table-cell office:value-type="string">
            <text:p>(u'th'</text:p>
          </table:table-cell>
          <table:table-cell office:value-type="string">
            <text:p>'ut'</text:p>
          </table:table-cell>
          <table:table-cell office:value-type="float" office:value="1.1">
            <text:p>1.1</text:p>
          </table:table-cell>
          <table:table-cell office:value-type="string">
            <text:p>'ut..e.1')</text:p>
          </table:table-cell>
          <table:table-cell office:value-type="string">
            <text:p>(u'th'</text:p>
          </table:table-cell>
          <table:table-cell office:value-type="string">
            <text:p>'at'</text:p>
          </table:table-cell>
          <table:table-cell office:value-type="float" office:value="1.1">
            <text:p>1.1</text:p>
          </table:table-cell>
          <table:table-cell office:value-type="string">
            <text:p>'at..e.3')</text:p>
          </table:table-cell>
          <table:table-cell office:value-type="string">
            <text:p>(u'th'</text:p>
          </table:table-cell>
          <table:table-cell office:value-type="string">
            <text:p>'et'</text:p>
          </table:table-cell>
          <table:table-cell office:value-type="float" office:value="1.1">
            <text:p>1.1</text:p>
          </table:table-cell>
          <table:table-cell office:value-type="string">
            <text:p>'et..e.1')</text:p>
          </table:table-cell>
          <table:table-cell office:value-type="string">
            <text:p>(u'th'</text:p>
          </table:table-cell>
          <table:table-cell office:value-type="string">
            <text:p>'ett'</text:p>
          </table:table-cell>
          <table:table-cell office:value-type="float" office:value="1.9">
            <text:p>1.9</text:p>
          </table:table-cell>
          <table:table-cell office:value-type="string">
            <text:p>'ett..e.1')]))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(11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e'</text:p>
          </table:table-cell>
          <table:table-cell/>
          <table:table-cell office:value-type="string">
            <text:p>'e..e.1')))</text:p>
          </table:table-cell>
          <table:table-cell table:number-columns-repeated="281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iach</text:p>
          </table:table-cell>
          <table:table-cell office:value-type="string">
            <text:p>(7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iach'</text:p>
          </table:table-cell>
          <table:table-cell/>
          <table:table-cell office:value-type="string">
            <text:p>'ia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iak..e.1')]))</text:p>
          </table:table-cell>
          <table:table-cell table:number-columns-repeated="277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icke</text:p>
          </table:table-cell>
          <table:table-cell office:value-type="string">
            <text:p>(14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icke'</text:p>
          </table:table-cell>
          <table:table-cell/>
          <table:table-cell office:value-type="string">
            <text:p>'ikke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kke..e.1')</text:p>
          </table:table-cell>
          <table:table-cell/>
          <table:table-cell office:value-type="string">
            <text:p>(u'icke'</text:p>
          </table:table-cell>
          <table:table-cell office:value-type="string">
            <text:p>'ikki'</text:p>
          </table:table-cell>
          <table:table-cell office:value-type="float" office:value="0.8">
            <text:p>0.8</text:p>
          </table:table-cell>
          <table:table-cell office:value-type="string">
            <text:p>'ikki..e.1')</text:p>
          </table:table-cell>
          <table:table-cell office:value-type="string">
            <text:p>(u'icke'</text:p>
          </table:table-cell>
          <table:table-cell office:value-type="string">
            <text:p>'ekke'</text:p>
          </table:table-cell>
          <table:table-cell office:value-type="float" office:value="0.8">
            <text:p>0.8</text:p>
          </table:table-cell>
          <table:table-cell office:value-type="string">
            <text:p>'ekke..e.1')</text:p>
          </table:table-cell>
          <table:table-cell office:value-type="string">
            <text:p>(u'icke'</text:p>
          </table:table-cell>
          <table:table-cell office:value-type="string">
            <text:p>'eke'</text:p>
          </table:table-cell>
          <table:table-cell office:value-type="float" office:value="1.7">
            <text:p>1.7</text:p>
          </table:table-cell>
          <table:table-cell office:value-type="string">
            <text:p>'eke..nn.1')</text:p>
          </table:table-cell>
          <table:table-cell office:value-type="string">
            <text:p>(u'icke'</text:p>
          </table:table-cell>
          <table:table-cell office:value-type="string">
            <text:p>'ske'</text:p>
          </table:table-cell>
          <table:table-cell office:value-type="float" office:value="1.7">
            <text:p>1.7</text:p>
          </table:table-cell>
          <table:table-cell office:value-type="string">
            <text:p>'ske..vb.1')</text:p>
          </table:table-cell>
          <table:table-cell office:value-type="string">
            <text:p>(u'icke'</text:p>
          </table:table-cell>
          <table:table-cell office:value-type="string">
            <text:p>'kyske'</text:p>
          </table:table-cell>
          <table:table-cell office:value-type="float" office:value="1.8">
            <text:p>1.8</text:p>
          </table:table-cell>
          <table:table-cell office:value-type="string">
            <text:p>'kyske..nn.1')</text:p>
          </table:table-cell>
          <table:table-cell office:value-type="string">
            <text:p>(u'icke'</text:p>
          </table:table-cell>
          <table:table-cell office:value-type="string">
            <text:p>'enker'</text:p>
          </table:table-cell>
          <table:table-cell office:value-type="float" office:value="1.8">
            <text:p>1.8</text:p>
          </table:table-cell>
          <table:table-cell office:value-type="string">
            <text:p>'enker..e.1')</text:p>
          </table:table-cell>
          <table:table-cell office:value-type="string">
            <text:p>(u'icke'</text:p>
          </table:table-cell>
          <table:table-cell office:value-type="string">
            <text:p>'enka'</text:p>
          </table:table-cell>
          <table:table-cell office:value-type="float" office:value="1.8">
            <text:p>1.8</text:p>
          </table:table-cell>
          <table:table-cell office:value-type="string">
            <text:p>'enka..e.1')</text:p>
          </table:table-cell>
          <table:table-cell office:value-type="string">
            <text:p>(u'icke'</text:p>
          </table:table-cell>
          <table:table-cell office:value-type="string">
            <text:p>'ekia'</text:p>
          </table:table-cell>
          <table:table-cell office:value-type="float" office:value="1.9">
            <text:p>1.9</text:p>
          </table:table-cell>
          <table:table-cell office:value-type="string">
            <text:p>'ekia..nn.1')]))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wärdugh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är</text:p>
          </table:table-cell>
          <table:table-cell office:value-type="string">
            <text:p>(15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är'</text:p>
          </table:table-cell>
          <table:table-cell/>
          <table:table-cell office:value-type="string">
            <text:p>u'är..e.2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th</text:p>
          </table:table-cell>
          <table:table-cell office:value-type="string">
            <text:p>(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ath'</text:p>
          </table:table-cell>
          <table:table-cell/>
          <table:table-cell office:value-type="string">
            <text:p>'at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at..e.3')</text:p>
          </table:table-cell>
          <table:table-cell/>
          <table:table-cell office:value-type="string">
            <text:p>(u'ath'</text:p>
          </table:table-cell>
          <table:table-cell office:value-type="string">
            <text:p>'agh'</text:p>
          </table:table-cell>
          <table:table-cell office:value-type="float" office:value="1">
            <text:p>1</text:p>
          </table:table-cell>
          <table:table-cell office:value-type="string">
            <text:p>'agh..nn.1')</text:p>
          </table:table-cell>
          <table:table-cell office:value-type="string">
            <text:p>(u'ath'</text:p>
          </table:table-cell>
          <table:table-cell office:value-type="string">
            <text:p>'ata'</text:p>
          </table:table-cell>
          <table:table-cell office:value-type="float" office:value="1">
            <text:p>1</text:p>
          </table:table-cell>
          <table:table-cell office:value-type="string">
            <text:p>'ata..vb.2')</text:p>
          </table:table-cell>
          <table:table-cell office:value-type="string">
            <text:p>(u'ath'</text:p>
          </table:table-cell>
          <table:table-cell office:value-type="string">
            <text:p>'akh'</text:p>
          </table:table-cell>
          <table:table-cell office:value-type="float" office:value="1">
            <text:p>1</text:p>
          </table:table-cell>
          <table:table-cell office:value-type="string">
            <text:p>'akh..e.1')</text:p>
          </table:table-cell>
          <table:table-cell office:value-type="string">
            <text:p>(u'ath'</text:p>
          </table:table-cell>
          <table:table-cell office:value-type="string">
            <text:p>'adh'</text:p>
          </table:table-cell>
          <table:table-cell office:value-type="float" office:value="1">
            <text:p>1</text:p>
          </table:table-cell>
          <table:table-cell office:value-type="string">
            <text:p>'adh..e.1')</text:p>
          </table:table-cell>
          <table:table-cell office:value-type="string">
            <text:p>(u'ath'</text:p>
          </table:table-cell>
          <table:table-cell office:value-type="string">
            <text:p>'iat'</text:p>
          </table:table-cell>
          <table:table-cell office:value-type="float" office:value="1.1">
            <text:p>1.1</text:p>
          </table:table-cell>
          <table:table-cell office:value-type="string">
            <text:p>'iat..e.1')</text:p>
          </table:table-cell>
          <table:table-cell office:value-type="string">
            <text:p>(u'ath'</text:p>
          </table:table-cell>
          <table:table-cell office:value-type="string">
            <text:p>'hat'</text:p>
          </table:table-cell>
          <table:table-cell office:value-type="float" office:value="1.1">
            <text:p>1.1</text:p>
          </table:table-cell>
          <table:table-cell office:value-type="string">
            <text:p>'hat..nn.1')</text:p>
          </table:table-cell>
          <table:table-cell office:value-type="string">
            <text:p>(u'ath'</text:p>
          </table:table-cell>
          <table:table-cell office:value-type="string">
            <text:p>'sat'</text:p>
          </table:table-cell>
          <table:table-cell office:value-type="float" office:value="1.1">
            <text:p>1.1</text:p>
          </table:table-cell>
          <table:table-cell office:value-type="string">
            <text:p>'sat..e.1')</text:p>
          </table:table-cell>
          <table:table-cell office:value-type="string">
            <text:p>(u'ath'</text:p>
          </table:table-cell>
          <table:table-cell office:value-type="string">
            <text:p>'fat'</text:p>
          </table:table-cell>
          <table:table-cell office:value-type="float" office:value="1.1">
            <text:p>1.1</text:p>
          </table:table-cell>
          <table:table-cell office:value-type="string">
            <text:p>'fat..nn.1')</text:p>
          </table:table-cell>
          <table:table-cell office:value-type="string">
            <text:p>(u'ath'</text:p>
          </table:table-cell>
          <table:table-cell office:value-type="string">
            <text:p>'gat'</text:p>
          </table:table-cell>
          <table:table-cell office:value-type="float" office:value="1.1">
            <text:p>1.1</text:p>
          </table:table-cell>
          <table:table-cell office:value-type="string">
            <text:p>'gat..nn.1')</text:p>
          </table:table-cell>
          <table:table-cell office:value-type="string">
            <text:p>(u'ath'</text:p>
          </table:table-cell>
          <table:table-cell office:value-type="string">
            <text:p>'akt'</text:p>
          </table:table-cell>
          <table:table-cell office:value-type="float" office:value="1.1">
            <text:p>1.1</text:p>
          </table:table-cell>
          <table:table-cell office:value-type="string">
            <text:p>'akt..nn.1')</text:p>
          </table:table-cell>
          <table:table-cell office:value-type="string">
            <text:p>(u'ath'</text:p>
          </table:table-cell>
          <table:table-cell office:value-type="string">
            <text:p>'ater'</text:p>
          </table:table-cell>
          <table:table-cell office:value-type="float" office:value="1.1">
            <text:p>1.1</text:p>
          </table:table-cell>
          <table:table-cell office:value-type="string">
            <text:p>'ater..ab.1')</text:p>
          </table:table-cell>
          <table:table-cell office:value-type="string">
            <text:p>(u'ath'</text:p>
          </table:table-cell>
          <table:table-cell office:value-type="string">
            <text:p>'rat'</text:p>
          </table:table-cell>
          <table:table-cell office:value-type="float" office:value="1.1">
            <text:p>1.1</text:p>
          </table:table-cell>
          <table:table-cell office:value-type="string">
            <text:p>'rat..ab.1')</text:p>
          </table:table-cell>
          <table:table-cell office:value-type="string">
            <text:p>(u'ath'</text:p>
          </table:table-cell>
          <table:table-cell office:value-type="string">
            <text:p>'art'</text:p>
          </table:table-cell>
          <table:table-cell office:value-type="float" office:value="1.1">
            <text:p>1.1</text:p>
          </table:table-cell>
          <table:table-cell office:value-type="string">
            <text:p>'art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nat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nat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u'haþ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u'haþ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mat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mat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eg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egh..e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edh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edha..vb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atti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ti..e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att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ta..e.1')]))</text:p>
          </table:table-cell>
          <table:table-cell table:number-columns-repeated="16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iach</text:p>
          </table:table-cell>
          <table:table-cell office:value-type="string">
            <text:p>(7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iach'</text:p>
          </table:table-cell>
          <table:table-cell/>
          <table:table-cell office:value-type="string">
            <text:p>'ia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iak..e.1')]))</text:p>
          </table:table-cell>
          <table:table-cell table:number-columns-repeated="277"/>
        </table:table-row>
        <table:table-row table:style-name="ro1">
          <table:table-cell office:value-type="string">
            <text:p>X</text:p>
          </table:table-cell>
          <table:table-cell office:value-type="string">
            <text:p>mich</text:p>
          </table:table-cell>
          <table:table-cell office:value-type="string">
            <text:p>(5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mich'</text:p>
          </table:table-cell>
          <table:table-cell/>
          <table:table-cell office:value-type="string">
            <text:p>'mig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migh..nn.1')</text:p>
          </table:table-cell>
          <table:table-cell/>
          <table:table-cell office:value-type="string">
            <text:p>(u'mich'</text:p>
          </table:table-cell>
          <table:table-cell office:value-type="string">
            <text:p>'mik'</text:p>
          </table:table-cell>
          <table:table-cell office:value-type="float" office:value="1.1">
            <text:p>1.1</text:p>
          </table:table-cell>
          <table:table-cell office:value-type="string">
            <text:p>'mik..e.1')</text:p>
          </table:table-cell>
          <table:table-cell office:value-type="string">
            <text:p>(u'mich'</text:p>
          </table:table-cell>
          <table:table-cell office:value-type="string">
            <text:p>'medh'</text:p>
          </table:table-cell>
          <table:table-cell office:value-type="float" office:value="1.7">
            <text:p>1.7</text:p>
          </table:table-cell>
          <table:table-cell office:value-type="string">
            <text:p>'medh..e.1')</text:p>
          </table:table-cell>
          <table:table-cell office:value-type="string">
            <text:p>(u'mich'</text:p>
          </table:table-cell>
          <table:table-cell office:value-type="string">
            <text:p>'mis'</text:p>
          </table:table-cell>
          <table:table-cell office:value-type="float" office:value="1.7">
            <text:p>1.7</text:p>
          </table:table-cell>
          <table:table-cell office:value-type="string">
            <text:p>'mis..ab.1')]))</text:p>
          </table:table-cell>
          <table:table-cell table:number-columns-repeated="264"/>
        </table:table-row>
        <table:table-row table:style-name="ro1">
          <table:table-cell office:value-type="string">
            <text:p>__</text:p>
          </table:table-cell>
          <table:table-cell office:value-type="string">
            <text:p>nedh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edh'</text:p>
          </table:table-cell>
          <table:table-cell/>
          <table:table-cell office:value-type="string">
            <text:p>'net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net..nn.1')</text:p>
          </table:table-cell>
          <table:table-cell/>
          <table:table-cell office:value-type="string">
            <text:p>(u'nedh'</text:p>
          </table:table-cell>
          <table:table-cell office:value-type="string">
            <text:p>'nadh'</text:p>
          </table:table-cell>
          <table:table-cell office:value-type="float" office:value="0.7">
            <text:p>0.7</text:p>
          </table:table-cell>
          <table:table-cell office:value-type="string">
            <text:p>'nadh..nn.1')</text:p>
          </table:table-cell>
          <table:table-cell office:value-type="string">
            <text:p>(u'nedh'</text:p>
          </table:table-cell>
          <table:table-cell office:value-type="string">
            <text:p>'nidh'</text:p>
          </table:table-cell>
          <table:table-cell office:value-type="float" office:value="0.7">
            <text:p>0.7</text:p>
          </table:table-cell>
          <table:table-cell office:value-type="string">
            <text:p>'nidh..nn.2')</text:p>
          </table:table-cell>
          <table:table-cell office:value-type="string">
            <text:p>(u'nedh'</text:p>
          </table:table-cell>
          <table:table-cell office:value-type="string">
            <text:p>'medh'</text:p>
          </table:table-cell>
          <table:table-cell office:value-type="float" office:value="0.7">
            <text:p>0.7</text:p>
          </table:table-cell>
          <table:table-cell office:value-type="string">
            <text:p>'medh..e.1')</text:p>
          </table:table-cell>
          <table:table-cell office:value-type="string">
            <text:p>(u'nedh'</text:p>
          </table:table-cell>
          <table:table-cell office:value-type="string">
            <text:p>u'nädh'</text:p>
          </table:table-cell>
          <table:table-cell office:value-type="float" office:value="0.7">
            <text:p>0.7</text:p>
          </table:table-cell>
          <table:table-cell office:value-type="string">
            <text:p>u'nädh..nn.1')</text:p>
          </table:table-cell>
          <table:table-cell office:value-type="string">
            <text:p>(u'nedh'</text:p>
          </table:table-cell>
          <table:table-cell office:value-type="string">
            <text:p>'redh'</text:p>
          </table:table-cell>
          <table:table-cell office:value-type="float" office:value="1">
            <text:p>1</text:p>
          </table:table-cell>
          <table:table-cell office:value-type="string">
            <text:p>'redh..nn.1')</text:p>
          </table:table-cell>
          <table:table-cell office:value-type="string">
            <text:p>(u'nedh'</text:p>
          </table:table-cell>
          <table:table-cell office:value-type="string">
            <text:p>'hedh'</text:p>
          </table:table-cell>
          <table:table-cell office:value-type="float" office:value="1">
            <text:p>1</text:p>
          </table:table-cell>
          <table:table-cell office:value-type="string">
            <text:p>'hedh..nn.1')</text:p>
          </table:table-cell>
          <table:table-cell office:value-type="string">
            <text:p>(u'nedh'</text:p>
          </table:table-cell>
          <table:table-cell office:value-type="string">
            <text:p>'snedh'</text:p>
          </table:table-cell>
          <table:table-cell office:value-type="float" office:value="1">
            <text:p>1</text:p>
          </table:table-cell>
          <table:table-cell office:value-type="string">
            <text:p>'snedh..e.1')</text:p>
          </table:table-cell>
          <table:table-cell office:value-type="string">
            <text:p>(u'nedh'</text:p>
          </table:table-cell>
          <table:table-cell office:value-type="string">
            <text:p>u'nödh'</text:p>
          </table:table-cell>
          <table:table-cell office:value-type="float" office:value="1">
            <text:p>1</text:p>
          </table:table-cell>
          <table:table-cell office:value-type="string">
            <text:p>u'nödh..nn.1')</text:p>
          </table:table-cell>
          <table:table-cell office:value-type="string">
            <text:p>(u'nedh'</text:p>
          </table:table-cell>
          <table:table-cell office:value-type="string">
            <text:p>'neta'</text:p>
          </table:table-cell>
          <table:table-cell office:value-type="float" office:value="1.1">
            <text:p>1.1</text:p>
          </table:table-cell>
          <table:table-cell office:value-type="string">
            <text:p>'neta..vb.1')</text:p>
          </table:table-cell>
          <table:table-cell office:value-type="string">
            <text:p>(u'nedh'</text:p>
          </table:table-cell>
          <table:table-cell office:value-type="string">
            <text:p>'madh'</text:p>
          </table:table-cell>
          <table:table-cell office:value-type="float" office:value="1.4">
            <text:p>1.4</text:p>
          </table:table-cell>
          <table:table-cell office:value-type="string">
            <text:p>'madh..nn.1')</text:p>
          </table:table-cell>
          <table:table-cell office:value-type="string">
            <text:p>(u'nedh'</text:p>
          </table:table-cell>
          <table:table-cell office:value-type="string">
            <text:p>'hadh'</text:p>
          </table:table-cell>
          <table:table-cell office:value-type="float" office:value="1.7">
            <text:p>1.7</text:p>
          </table:table-cell>
          <table:table-cell office:value-type="string">
            <text:p>'hadh..nn.1')</text:p>
          </table:table-cell>
          <table:table-cell office:value-type="string">
            <text:p>(u'nedh'</text:p>
          </table:table-cell>
          <table:table-cell office:value-type="string">
            <text:p>'tidh'</text:p>
          </table:table-cell>
          <table:table-cell office:value-type="float" office:value="1.7">
            <text:p>1.7</text:p>
          </table:table-cell>
          <table:table-cell office:value-type="string">
            <text:p>'tidh..e.1')</text:p>
          </table:table-cell>
          <table:table-cell office:value-type="string">
            <text:p>(u'nedh'</text:p>
          </table:table-cell>
          <table:table-cell office:value-type="string">
            <text:p>'adh'</text:p>
          </table:table-cell>
          <table:table-cell office:value-type="float" office:value="1.7">
            <text:p>1.7</text:p>
          </table:table-cell>
          <table:table-cell office:value-type="string">
            <text:p>'adh..e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si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idh..e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nidha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nidha..vb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da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dh..nn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ri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ridh..nn.2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mo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modh..nn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sni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nidh..nn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la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ladh..nn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sad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sadh..nn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nadha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nadha..vb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nidhe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nidher..ab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medhe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medher..av.1')</text:p>
          </table:table-cell>
          <table:table-cell/>
          <table:table-cell office:value-type="string">
            <text:p>(u'nedh'</text:p>
          </table:table-cell>
          <table:table-cell/>
          <table:table-cell office:value-type="string">
            <text:p>'nadher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nadher..nn.1')]))</text:p>
          </table:table-cell>
          <table:table-cell table:number-columns-repeated="128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(11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e'</text:p>
          </table:table-cell>
          <table:table-cell/>
          <table:table-cell office:value-type="string">
            <text:p>'e..e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rböyer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 office:value-type="string">
            <text:p>X</text:p>
          </table:table-cell>
          <table:table-cell office:value-type="string">
            <text:p>vplöse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vplöser'</text:p>
          </table:table-cell>
          <table:table-cell/>
          <table:table-cell office:value-type="string">
            <text:p>'uplyse'</text:p>
          </table:table-cell>
          <table:table-cell/>
          <table:table-cell office:value-type="float" office:value="0.3">
            <text:p>0.3</text:p>
          </table:table-cell>
          <table:table-cell/>
          <table:table-cell office:value-type="string">
            <text:p>'uplyse..nn.1')]))</text:p>
          </table:table-cell>
          <table:table-cell table:number-columns-repeated="277"/>
        </table:table-row>
        <table:table-row table:style-name="ro1">
          <table:table-cell/>
          <table:table-cell office:value-type="string">
            <text:p>ha</text:p>
          </table:table-cell>
          <table:table-cell office:value-type="string">
            <text:p>(1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a'</text:p>
          </table:table-cell>
          <table:table-cell/>
          <table:table-cell office:value-type="string">
            <text:p>'ha..nn.1')))</text:p>
          </table:table-cell>
          <table:table-cell table:number-columns-repeated="281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__</text:p>
          </table:table-cell>
          <table:table-cell office:value-type="string">
            <text:p>s</text:p>
          </table:table-cell>
          <table:table-cell office:value-type="string">
            <text:p>(17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s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s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s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s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skooremar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ach</text:p>
          </table:table-cell>
          <table:table-cell office:value-type="string">
            <text:p>(17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ach'</text:p>
          </table:table-cell>
          <table:table-cell/>
          <table:table-cell office:value-type="string">
            <text:p>'ja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jak..e.1')]))</text:p>
          </table:table-cell>
          <table:table-cell table:number-columns-repeated="277"/>
        </table:table-row>
        <table:table-row table:style-name="ro1">
          <table:table-cell office:value-type="string">
            <text:p>X</text:p>
          </table:table-cell>
          <table:table-cell office:value-type="string">
            <text:p>döper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öper'</text:p>
          </table:table-cell>
          <table:table-cell/>
          <table:table-cell office:value-type="string">
            <text:p>u'döpa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u'döpa..vb.1')</text:p>
          </table:table-cell>
          <table:table-cell/>
          <table:table-cell office:value-type="string">
            <text:p>(u'döper'</text:p>
          </table:table-cell>
          <table:table-cell office:value-type="string">
            <text:p>'doker'</text:p>
          </table:table-cell>
          <table:table-cell office:value-type="float" office:value="1.7">
            <text:p>1.7</text:p>
          </table:table-cell>
          <table:table-cell office:value-type="string">
            <text:p>'doker..e.1')</text:p>
          </table:table-cell>
          <table:table-cell office:value-type="string">
            <text:p>(u'döper'</text:p>
          </table:table-cell>
          <table:table-cell office:value-type="string">
            <text:p>u'dröpa'</text:p>
          </table:table-cell>
          <table:table-cell office:value-type="float" office:value="1.8">
            <text:p>1.8</text:p>
          </table:table-cell>
          <table:table-cell office:value-type="string">
            <text:p>u'dröpa..vb.1')</text:p>
          </table:table-cell>
          <table:table-cell office:value-type="string">
            <text:p>(u'döper'</text:p>
          </table:table-cell>
          <table:table-cell office:value-type="string">
            <text:p>u'döra'</text:p>
          </table:table-cell>
          <table:table-cell office:value-type="float" office:value="1.8">
            <text:p>1.8</text:p>
          </table:table-cell>
          <table:table-cell office:value-type="string">
            <text:p>u'döra..vb.1')</text:p>
          </table:table-cell>
          <table:table-cell office:value-type="string">
            <text:p>(u'döper'</text:p>
          </table:table-cell>
          <table:table-cell office:value-type="string">
            <text:p>'drypi'</text:p>
          </table:table-cell>
          <table:table-cell office:value-type="float" office:value="1.9">
            <text:p>1.9</text:p>
          </table:table-cell>
          <table:table-cell office:value-type="string">
            <text:p>'drypi..e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idher</text:p>
          </table:table-cell>
          <table:table-cell office:value-type="string">
            <text:p>(6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idher'</text:p>
          </table:table-cell>
          <table:table-cell/>
          <table:table-cell office:value-type="string">
            <text:p>'idher..av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watn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watn'</text:p>
          </table:table-cell>
          <table:table-cell/>
          <table:table-cell office:value-type="string">
            <text:p>'vatn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vatn..nn.1')</text:p>
          </table:table-cell>
          <table:table-cell/>
          <table:table-cell office:value-type="string">
            <text:p>(u'watn'</text:p>
          </table:table-cell>
          <table:table-cell office:value-type="string">
            <text:p>'avatn'</text:p>
          </table:table-cell>
          <table:table-cell office:value-type="float" office:value="1.1">
            <text:p>1.1</text:p>
          </table:table-cell>
          <table:table-cell office:value-type="string">
            <text:p>'avatn..nn.1')</text:p>
          </table:table-cell>
          <table:table-cell office:value-type="string">
            <text:p>(u'watn'</text:p>
          </table:table-cell>
          <table:table-cell office:value-type="string">
            <text:p>'vatna'</text:p>
          </table:table-cell>
          <table:table-cell office:value-type="float" office:value="1.1">
            <text:p>1.1</text:p>
          </table:table-cell>
          <table:table-cell office:value-type="string">
            <text:p>'vatna..vb.1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men</text:p>
          </table:table-cell>
          <table:table-cell office:value-type="string">
            <text:p>(8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men'</text:p>
          </table:table-cell>
          <table:table-cell/>
          <table:table-cell office:value-type="string">
            <text:p>'men..nn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han</text:p>
          </table:table-cell>
          <table:table-cell office:value-type="string">
            <text:p>(40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an'</text:p>
          </table:table-cell>
          <table:table-cell/>
          <table:table-cell office:value-type="string">
            <text:p>'han..e.1')))</text:p>
          </table:table-cell>
          <table:table-cell table:number-columns-repeated="281"/>
        </table:table-row>
        <table:table-row table:style-name="ro1">
          <table:table-cell office:value-type="string">
            <text:p>X</text:p>
          </table:table-cell>
          <table:table-cell office:value-type="string">
            <text:p>warder</text:p>
          </table:table-cell>
          <table:table-cell office:value-type="string">
            <text:p>(1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warder'</text:p>
          </table:table-cell>
          <table:table-cell/>
          <table:table-cell office:value-type="string">
            <text:p>'arder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arder..e.1')</text:p>
          </table:table-cell>
          <table:table-cell/>
          <table:table-cell office:value-type="string">
            <text:p>(u'warder'</text:p>
          </table:table-cell>
          <table:table-cell office:value-type="string">
            <text:p>'harder'</text:p>
          </table:table-cell>
          <table:table-cell office:value-type="float" office:value="1">
            <text:p>1</text:p>
          </table:table-cell>
          <table:table-cell office:value-type="string">
            <text:p>'harder..av.1')</text:p>
          </table:table-cell>
          <table:table-cell office:value-type="string">
            <text:p>(u'warder'</text:p>
          </table:table-cell>
          <table:table-cell office:value-type="string">
            <text:p>'ardher'</text:p>
          </table:table-cell>
          <table:table-cell office:value-type="float" office:value="1.1">
            <text:p>1.1</text:p>
          </table:table-cell>
          <table:table-cell office:value-type="string">
            <text:p>'ardher..nn.1')</text:p>
          </table:table-cell>
          <table:table-cell office:value-type="string">
            <text:p>(u'warder'</text:p>
          </table:table-cell>
          <table:table-cell office:value-type="string">
            <text:p>'virdar'</text:p>
          </table:table-cell>
          <table:table-cell office:value-type="float" office:value="1.8">
            <text:p>1.8</text:p>
          </table:table-cell>
          <table:table-cell office:value-type="string">
            <text:p>'virdar..nn.1')</text:p>
          </table:table-cell>
          <table:table-cell office:value-type="string">
            <text:p>(u'warder'</text:p>
          </table:table-cell>
          <table:table-cell office:value-type="string">
            <text:p>'virdhar'</text:p>
          </table:table-cell>
          <table:table-cell office:value-type="float" office:value="1.9">
            <text:p>1.9</text:p>
          </table:table-cell>
          <table:table-cell office:value-type="string">
            <text:p>'virdhar..nn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idher</text:p>
          </table:table-cell>
          <table:table-cell office:value-type="string">
            <text:p>(6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idher'</text:p>
          </table:table-cell>
          <table:table-cell/>
          <table:table-cell office:value-type="string">
            <text:p>'idher..av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döpa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döpa'</text:p>
          </table:table-cell>
          <table:table-cell/>
          <table:table-cell office:value-type="string">
            <text:p>u'döpa..vb.1')))</text:p>
          </table:table-cell>
          <table:table-cell table:number-columns-repeated="281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__</text:p>
          </table:table-cell>
          <table:table-cell office:value-type="string">
            <text:p>des</text:p>
          </table:table-cell>
          <table:table-cell office:value-type="string">
            <text:p>(1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es'</text:p>
          </table:table-cell>
          <table:table-cell/>
          <table:table-cell office:value-type="string">
            <text:p>'dis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'dis..nn.1')</text:p>
          </table:table-cell>
          <table:table-cell/>
          <table:table-cell office:value-type="string">
            <text:p>(u'des'</text:p>
          </table:table-cell>
          <table:table-cell office:value-type="string">
            <text:p>'dus'</text:p>
          </table:table-cell>
          <table:table-cell office:value-type="float" office:value="1">
            <text:p>1</text:p>
          </table:table-cell>
          <table:table-cell office:value-type="string">
            <text:p>'dus..nn.1')</text:p>
          </table:table-cell>
          <table:table-cell office:value-type="string">
            <text:p>(u'des'</text:p>
          </table:table-cell>
          <table:table-cell office:value-type="string">
            <text:p>'dys'</text:p>
          </table:table-cell>
          <table:table-cell office:value-type="float" office:value="1">
            <text:p>1</text:p>
          </table:table-cell>
          <table:table-cell office:value-type="string">
            <text:p>'dys..nn.1')</text:p>
          </table:table-cell>
          <table:table-cell office:value-type="string">
            <text:p>(u'des'</text:p>
          </table:table-cell>
          <table:table-cell office:value-type="string">
            <text:p>u'dös'</text:p>
          </table:table-cell>
          <table:table-cell office:value-type="float" office:value="1">
            <text:p>1</text:p>
          </table:table-cell>
          <table:table-cell office:value-type="string">
            <text:p>u'dös..nn.1')</text:p>
          </table:table-cell>
          <table:table-cell office:value-type="string">
            <text:p>(u'des'</text:p>
          </table:table-cell>
          <table:table-cell office:value-type="string">
            <text:p>'mes'</text:p>
          </table:table-cell>
          <table:table-cell office:value-type="float" office:value="1">
            <text:p>1</text:p>
          </table:table-cell>
          <table:table-cell office:value-type="string">
            <text:p>'mes..e.1')</text:p>
          </table:table-cell>
          <table:table-cell office:value-type="string">
            <text:p>(u'des'</text:p>
          </table:table-cell>
          <table:table-cell office:value-type="string">
            <text:p>'hes'</text:p>
          </table:table-cell>
          <table:table-cell office:value-type="float" office:value="1">
            <text:p>1</text:p>
          </table:table-cell>
          <table:table-cell office:value-type="string">
            <text:p>'hes..av.1')</text:p>
          </table:table-cell>
          <table:table-cell office:value-type="string">
            <text:p>(u'des'</text:p>
          </table:table-cell>
          <table:table-cell office:value-type="string">
            <text:p>'den'</text:p>
          </table:table-cell>
          <table:table-cell office:value-type="float" office:value="1">
            <text:p>1</text:p>
          </table:table-cell>
          <table:table-cell office:value-type="string">
            <text:p>'den..e.1')</text:p>
          </table:table-cell>
          <table:table-cell office:value-type="string">
            <text:p>(u'des'</text:p>
          </table:table-cell>
          <table:table-cell office:value-type="string">
            <text:p>'ses'</text:p>
          </table:table-cell>
          <table:table-cell office:value-type="float" office:value="1">
            <text:p>1</text:p>
          </table:table-cell>
          <table:table-cell office:value-type="string">
            <text:p>'ses..e.1')</text:p>
          </table:table-cell>
          <table:table-cell office:value-type="string">
            <text:p>(u'des'</text:p>
          </table:table-cell>
          <table:table-cell office:value-type="string">
            <text:p>'es'</text:p>
          </table:table-cell>
          <table:table-cell office:value-type="float" office:value="1">
            <text:p>1</text:p>
          </table:table-cell>
          <table:table-cell office:value-type="string">
            <text:p>'es..nn.1')</text:p>
          </table:table-cell>
          <table:table-cell office:value-type="string">
            <text:p>(u'des'</text:p>
          </table:table-cell>
          <table:table-cell office:value-type="string">
            <text:p>'dia'</text:p>
          </table:table-cell>
          <table:table-cell office:value-type="float" office:value="1.7">
            <text:p>1.7</text:p>
          </table:table-cell>
          <table:table-cell office:value-type="string">
            <text:p>'dia..e.2')</text:p>
          </table:table-cell>
          <table:table-cell office:value-type="string">
            <text:p>(u'des'</text:p>
          </table:table-cell>
          <table:table-cell office:value-type="string">
            <text:p>'nas'</text:p>
          </table:table-cell>
          <table:table-cell office:value-type="float" office:value="1.7">
            <text:p>1.7</text:p>
          </table:table-cell>
          <table:table-cell office:value-type="string">
            <text:p>'nas..nn.1')</text:p>
          </table:table-cell>
          <table:table-cell office:value-type="string">
            <text:p>(u'des'</text:p>
          </table:table-cell>
          <table:table-cell office:value-type="string">
            <text:p>'sis'</text:p>
          </table:table-cell>
          <table:table-cell office:value-type="float" office:value="1.7">
            <text:p>1.7</text:p>
          </table:table-cell>
          <table:table-cell office:value-type="string">
            <text:p>'sis..nn.1')</text:p>
          </table:table-cell>
          <table:table-cell office:value-type="string">
            <text:p>(u'des'</text:p>
          </table:table-cell>
          <table:table-cell office:value-type="string">
            <text:p>'da'</text:p>
          </table:table-cell>
          <table:table-cell office:value-type="float" office:value="1.7">
            <text:p>1.7</text:p>
          </table:table-cell>
          <table:table-cell office:value-type="string">
            <text:p>'da..nn.1')</text:p>
          </table:table-cell>
          <table:table-cell office:value-type="string">
            <text:p>(u'des'</text:p>
          </table:table-cell>
          <table:table-cell office:value-type="string">
            <text:p>'din'</text:p>
          </table:table-cell>
          <table:table-cell office:value-type="float" office:value="1.7">
            <text:p>1.7</text:p>
          </table:table-cell>
          <table:table-cell office:value-type="string">
            <text:p>'din..e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ri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ris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ha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has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u'nä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u'näs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a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as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da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n..av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dit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it..ab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la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las..nn.2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dad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d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ga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gas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dal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l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dag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g..nn.1')</text:p>
          </table:table-cell>
          <table:table-cell/>
          <table:table-cell office:value-type="string">
            <text:p>(u'des'</text:p>
          </table:table-cell>
          <table:table-cell/>
          <table:table-cell office:value-type="string">
            <text:p>'fis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fis..nn.1')]))</text:p>
          </table:table-cell>
          <table:table-cell table:number-columns-repeated="12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 office:value-type="string">
            <text:p>__</text:p>
          </table:table-cell>
          <table:table-cell office:value-type="string">
            <text:p>th</text:p>
          </table:table-cell>
          <table:table-cell office:value-type="string">
            <text:p>(11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'</text:p>
          </table:table-cell>
          <table:table-cell/>
          <table:table-cell office:value-type="string">
            <text:p>'to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to..nn.1')</text:p>
          </table:table-cell>
          <table:table-cell/>
          <table:table-cell office:value-type="string">
            <text:p>(u'th'</text:p>
          </table:table-cell>
          <table:table-cell office:value-type="string">
            <text:p>'te'</text:p>
          </table:table-cell>
          <table:table-cell office:value-type="float" office:value="1">
            <text:p>1</text:p>
          </table:table-cell>
          <table:table-cell office:value-type="string">
            <text:p>'te..vb.1')</text:p>
          </table:table-cell>
          <table:table-cell office:value-type="string">
            <text:p>(u'th'</text:p>
          </table:table-cell>
          <table:table-cell office:value-type="string">
            <text:p>'ti'</text:p>
          </table:table-cell>
          <table:table-cell office:value-type="float" office:value="1">
            <text:p>1</text:p>
          </table:table-cell>
          <table:table-cell office:value-type="string">
            <text:p>'ti..e.1')</text:p>
          </table:table-cell>
          <table:table-cell office:value-type="string">
            <text:p>(u'th'</text:p>
          </table:table-cell>
          <table:table-cell office:value-type="string">
            <text:p>'ta'</text:p>
          </table:table-cell>
          <table:table-cell office:value-type="float" office:value="1">
            <text:p>1</text:p>
          </table:table-cell>
          <table:table-cell office:value-type="string">
            <text:p>'ta..nn.2')</text:p>
          </table:table-cell>
          <table:table-cell office:value-type="string">
            <text:p>(u'th'</text:p>
          </table:table-cell>
          <table:table-cell office:value-type="string">
            <text:p>'tho'</text:p>
          </table:table-cell>
          <table:table-cell office:value-type="float" office:value="1">
            <text:p>1</text:p>
          </table:table-cell>
          <table:table-cell office:value-type="string">
            <text:p>'tho..e.1')</text:p>
          </table:table-cell>
          <table:table-cell office:value-type="string">
            <text:p>(u'th'</text:p>
          </table:table-cell>
          <table:table-cell office:value-type="string">
            <text:p>u'thö'</text:p>
          </table:table-cell>
          <table:table-cell office:value-type="float" office:value="1">
            <text:p>1</text:p>
          </table:table-cell>
          <table:table-cell office:value-type="string">
            <text:p>u'thö..nn.1')</text:p>
          </table:table-cell>
          <table:table-cell office:value-type="string">
            <text:p>(u'th'</text:p>
          </table:table-cell>
          <table:table-cell office:value-type="string">
            <text:p>'it'</text:p>
          </table:table-cell>
          <table:table-cell office:value-type="float" office:value="1.1">
            <text:p>1.1</text:p>
          </table:table-cell>
          <table:table-cell office:value-type="string">
            <text:p>'it..e.2')</text:p>
          </table:table-cell>
          <table:table-cell office:value-type="string">
            <text:p>(u'th'</text:p>
          </table:table-cell>
          <table:table-cell office:value-type="string">
            <text:p>'ut'</text:p>
          </table:table-cell>
          <table:table-cell office:value-type="float" office:value="1.1">
            <text:p>1.1</text:p>
          </table:table-cell>
          <table:table-cell office:value-type="string">
            <text:p>'ut..e.1')</text:p>
          </table:table-cell>
          <table:table-cell office:value-type="string">
            <text:p>(u'th'</text:p>
          </table:table-cell>
          <table:table-cell office:value-type="string">
            <text:p>'at'</text:p>
          </table:table-cell>
          <table:table-cell office:value-type="float" office:value="1.1">
            <text:p>1.1</text:p>
          </table:table-cell>
          <table:table-cell office:value-type="string">
            <text:p>'at..e.3')</text:p>
          </table:table-cell>
          <table:table-cell office:value-type="string">
            <text:p>(u'th'</text:p>
          </table:table-cell>
          <table:table-cell office:value-type="string">
            <text:p>'et'</text:p>
          </table:table-cell>
          <table:table-cell office:value-type="float" office:value="1.1">
            <text:p>1.1</text:p>
          </table:table-cell>
          <table:table-cell office:value-type="string">
            <text:p>'et..e.1')</text:p>
          </table:table-cell>
          <table:table-cell office:value-type="string">
            <text:p>(u'th'</text:p>
          </table:table-cell>
          <table:table-cell office:value-type="string">
            <text:p>'ett'</text:p>
          </table:table-cell>
          <table:table-cell office:value-type="float" office:value="1.9">
            <text:p>1.9</text:p>
          </table:table-cell>
          <table:table-cell office:value-type="string">
            <text:p>'ett..e.1')]))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(116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e'</text:p>
          </table:table-cell>
          <table:table-cell/>
          <table:table-cell office:value-type="string">
            <text:p>'e..e.1')))</text:p>
          </table:table-cell>
          <table:table-cell table:number-columns-repeated="281"/>
        </table:table-row>
        <table:table-row table:style-name="ro1">
          <table:table-cell office:value-type="string">
            <text:p>__</text:p>
          </table:table-cell>
          <table:table-cell office:value-type="string">
            <text:p>m</text:p>
          </table:table-cell>
          <table:table-cell office:value-type="string">
            <text:p>(21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m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m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m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m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m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 office:value-type="string">
            <text:p>SX</text:p>
          </table:table-cell>
          <table:table-cell office:value-type="string">
            <text:p>helgha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helgha'</text:p>
          </table:table-cell>
          <table:table-cell/>
          <table:table-cell office:value-type="string">
            <text:p>'helga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helga..vb.1')</text:p>
          </table:table-cell>
          <table:table-cell/>
          <table:table-cell office:value-type="string">
            <text:p>(u'helgha'</text:p>
          </table:table-cell>
          <table:table-cell office:value-type="string">
            <text:p>'helgh'</text:p>
          </table:table-cell>
          <table:table-cell office:value-type="float" office:value="1">
            <text:p>1</text:p>
          </table:table-cell>
          <table:table-cell office:value-type="string">
            <text:p>'helgh..e.1')</text:p>
          </table:table-cell>
          <table:table-cell office:value-type="string">
            <text:p>(u'helgha'</text:p>
          </table:table-cell>
          <table:table-cell office:value-type="string">
            <text:p>'helika'</text:p>
          </table:table-cell>
          <table:table-cell office:value-type="float" office:value="1.1">
            <text:p>1.1</text:p>
          </table:table-cell>
          <table:table-cell office:value-type="string">
            <text:p>'helika..e.1')</text:p>
          </table:table-cell>
          <table:table-cell office:value-type="string">
            <text:p>(u'helgha'</text:p>
          </table:table-cell>
          <table:table-cell office:value-type="string">
            <text:p>'helg'</text:p>
          </table:table-cell>
          <table:table-cell office:value-type="float" office:value="1.1">
            <text:p>1.1</text:p>
          </table:table-cell>
          <table:table-cell office:value-type="string">
            <text:p>'helg..e.1')</text:p>
          </table:table-cell>
          <table:table-cell office:value-type="string">
            <text:p>(u'helgha'</text:p>
          </table:table-cell>
          <table:table-cell office:value-type="string">
            <text:p>'hagha'</text:p>
          </table:table-cell>
          <table:table-cell office:value-type="float" office:value="1.7">
            <text:p>1.7</text:p>
          </table:table-cell>
          <table:table-cell office:value-type="string">
            <text:p>'hagha..vb.1')</text:p>
          </table:table-cell>
          <table:table-cell office:value-type="string">
            <text:p>(u'helgha'</text:p>
          </table:table-cell>
          <table:table-cell office:value-type="string">
            <text:p>'higha'</text:p>
          </table:table-cell>
          <table:table-cell office:value-type="float" office:value="1.7">
            <text:p>1.7</text:p>
          </table:table-cell>
          <table:table-cell office:value-type="string">
            <text:p>'higha..vb.1')</text:p>
          </table:table-cell>
          <table:table-cell office:value-type="string">
            <text:p>(u'helgha'</text:p>
          </table:table-cell>
          <table:table-cell office:value-type="string">
            <text:p>'galghe'</text:p>
          </table:table-cell>
          <table:table-cell office:value-type="float" office:value="1.8">
            <text:p>1.8</text:p>
          </table:table-cell>
          <table:table-cell office:value-type="string">
            <text:p>'galghe..nn.1')</text:p>
          </table:table-cell>
          <table:table-cell office:value-type="string">
            <text:p>(u'helgha'</text:p>
          </table:table-cell>
          <table:table-cell office:value-type="string">
            <text:p>'hanga'</text:p>
          </table:table-cell>
          <table:table-cell office:value-type="float" office:value="1.8">
            <text:p>1.8</text:p>
          </table:table-cell>
          <table:table-cell office:value-type="string">
            <text:p>'hanga..vb.1')</text:p>
          </table:table-cell>
          <table:table-cell office:value-type="string">
            <text:p>(u'helgha'</text:p>
          </table:table-cell>
          <table:table-cell office:value-type="string">
            <text:p>'helagher'</text:p>
          </table:table-cell>
          <table:table-cell office:value-type="float" office:value="1.8">
            <text:p>1.8</text:p>
          </table:table-cell>
          <table:table-cell office:value-type="string">
            <text:p>'helagher..av.1')</text:p>
          </table:table-cell>
          <table:table-cell office:value-type="string">
            <text:p>(u'helgha'</text:p>
          </table:table-cell>
          <table:table-cell office:value-type="string">
            <text:p>'hake'</text:p>
          </table:table-cell>
          <table:table-cell office:value-type="float" office:value="1.9">
            <text:p>1.9</text:p>
          </table:table-cell>
          <table:table-cell office:value-type="string">
            <text:p>'hake..nn.1')]))</text:p>
          </table:table-cell>
          <table:table-cell table:number-columns-repeated="240"/>
        </table:table-row>
        <table:table-row table:style-name="ro1">
          <table:table-cell/>
          <table:table-cell office:value-type="string">
            <text:p>anda</text:p>
          </table:table-cell>
          <table:table-cell office:value-type="string">
            <text:p>(7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anda'</text:p>
          </table:table-cell>
          <table:table-cell/>
          <table:table-cell office:value-type="string">
            <text:p>'anda..vb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thet</text:p>
          </table:table-cell>
          <table:table-cell office:value-type="string">
            <text:p>(180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thet'</text:p>
          </table:table-cell>
          <table:table-cell/>
          <table:table-cell office:value-type="string">
            <text:p>'thet..nn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begaff</text:p>
          </table:table-cell>
          <table:table-cell office:value-type="string">
            <text:p>(3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S?</text:p>
          </table:table-cell>
          <table:table-cell office:value-type="string">
            <text:p>sich</text:p>
          </table:table-cell>
          <table:table-cell office:value-type="string">
            <text:p>(4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ich'</text:p>
          </table:table-cell>
          <table:table-cell/>
          <table:table-cell office:value-type="string">
            <text:p>'sid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sidh..e.1')</text:p>
          </table:table-cell>
          <table:table-cell/>
          <table:table-cell office:value-type="string">
            <text:p>(u'sich'</text:p>
          </table:table-cell>
          <table:table-cell office:value-type="string">
            <text:p>'sik'</text:p>
          </table:table-cell>
          <table:table-cell office:value-type="float" office:value="1.1">
            <text:p>1.1</text:p>
          </table:table-cell>
          <table:table-cell office:value-type="string">
            <text:p>'sik..e.1')</text:p>
          </table:table-cell>
          <table:table-cell office:value-type="string">
            <text:p>(u'sich'</text:p>
          </table:table-cell>
          <table:table-cell office:value-type="string">
            <text:p>'sisa'</text:p>
          </table:table-cell>
          <table:table-cell office:value-type="float" office:value="1.7">
            <text:p>1.7</text:p>
          </table:table-cell>
          <table:table-cell office:value-type="string">
            <text:p>'sisa..vb.1')</text:p>
          </table:table-cell>
          <table:table-cell office:value-type="string">
            <text:p>(u'sich'</text:p>
          </table:table-cell>
          <table:table-cell office:value-type="string">
            <text:p>'sis'</text:p>
          </table:table-cell>
          <table:table-cell office:value-type="float" office:value="1.7">
            <text:p>1.7</text:p>
          </table:table-cell>
          <table:table-cell office:value-type="string">
            <text:p>'sis..nn.1')]))</text:p>
          </table:table-cell>
          <table:table-cell table:number-columns-repeated="264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</text:p>
          </table:table-cell>
          <table:table-cell office:value-type="string">
            <text:p>(284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'</text:p>
          </table:table-cell>
          <table:table-cell/>
          <table:table-cell office:value-type="string">
            <text:p>'i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i..e.1')</text:p>
          </table:table-cell>
          <table:table-cell/>
          <table:table-cell office:value-type="string">
            <text:p>(u'j'</text:p>
          </table:table-cell>
          <table:table-cell office:value-type="string">
            <text:p>'u'</text:p>
          </table:table-cell>
          <table:table-cell office:value-type="float" office:value="1">
            <text:p>1</text:p>
          </table:table-cell>
          <table:table-cell office:value-type="string">
            <text:p>'u..e.1')</text:p>
          </table:table-cell>
          <table:table-cell office:value-type="string">
            <text:p>(u'j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j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j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j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56"/>
        </table:table-row>
        <table:table-row table:style-name="ro1">
          <table:table-cell office:value-type="string">
            <text:p>S?</text:p>
          </table:table-cell>
          <table:table-cell office:value-type="string">
            <text:p>the</text:p>
          </table:table-cell>
          <table:table-cell office:value-type="string">
            <text:p>(42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e'</text:p>
          </table:table-cell>
          <table:table-cell/>
          <table:table-cell office:value-type="string">
            <text:p>'te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te..vb.1')</text:p>
          </table:table-cell>
          <table:table-cell/>
          <table:table-cell office:value-type="string">
            <text:p>(u'the'</text:p>
          </table:table-cell>
          <table:table-cell office:value-type="string">
            <text:p>u'þe'</text:p>
          </table:table-cell>
          <table:table-cell office:value-type="float" office:value="0.1">
            <text:p>0.1</text:p>
          </table:table-cell>
          <table:table-cell office:value-type="string">
            <text:p>u'þe..e.1')</text:p>
          </table:table-cell>
          <table:table-cell office:value-type="string">
            <text:p>(u'the'</text:p>
          </table:table-cell>
          <table:table-cell office:value-type="string">
            <text:p>u'þa'</text:p>
          </table:table-cell>
          <table:table-cell office:value-type="float" office:value="0.2">
            <text:p>0.2</text:p>
          </table:table-cell>
          <table:table-cell office:value-type="string">
            <text:p>u'þa..e.2')</text:p>
          </table:table-cell>
          <table:table-cell office:value-type="string">
            <text:p>(u'the'</text:p>
          </table:table-cell>
          <table:table-cell office:value-type="string">
            <text:p>'ta'</text:p>
          </table:table-cell>
          <table:table-cell office:value-type="float" office:value="0.2">
            <text:p>0.2</text:p>
          </table:table-cell>
          <table:table-cell office:value-type="string">
            <text:p>'ta..nn.2')</text:p>
          </table:table-cell>
          <table:table-cell office:value-type="string">
            <text:p>(u'the'</text:p>
          </table:table-cell>
          <table:table-cell office:value-type="string">
            <text:p>'ti'</text:p>
          </table:table-cell>
          <table:table-cell office:value-type="float" office:value="0.8">
            <text:p>0.8</text:p>
          </table:table-cell>
          <table:table-cell office:value-type="string">
            <text:p>'ti..e.1')</text:p>
          </table:table-cell>
          <table:table-cell office:value-type="string">
            <text:p>(u'the'</text:p>
          </table:table-cell>
          <table:table-cell office:value-type="string">
            <text:p>u'þi'</text:p>
          </table:table-cell>
          <table:table-cell office:value-type="float" office:value="0.8">
            <text:p>0.8</text:p>
          </table:table-cell>
          <table:table-cell office:value-type="string">
            <text:p>u'þi..e.1')</text:p>
          </table:table-cell>
          <table:table-cell office:value-type="string">
            <text:p>(u'the'</text:p>
          </table:table-cell>
          <table:table-cell office:value-type="string">
            <text:p>u'thö'</text:p>
          </table:table-cell>
          <table:table-cell office:value-type="float" office:value="1">
            <text:p>1</text:p>
          </table:table-cell>
          <table:table-cell office:value-type="string">
            <text:p>u'thö..nn.1')</text:p>
          </table:table-cell>
          <table:table-cell office:value-type="string">
            <text:p>(u'the'</text:p>
          </table:table-cell>
          <table:table-cell office:value-type="string">
            <text:p>'thet'</text:p>
          </table:table-cell>
          <table:table-cell office:value-type="float" office:value="1">
            <text:p>1</text:p>
          </table:table-cell>
          <table:table-cell office:value-type="string">
            <text:p>'thet..nn.1')</text:p>
          </table:table-cell>
          <table:table-cell office:value-type="string">
            <text:p>(u'the'</text:p>
          </table:table-cell>
          <table:table-cell office:value-type="string">
            <text:p>u'öthe'</text:p>
          </table:table-cell>
          <table:table-cell office:value-type="float" office:value="1">
            <text:p>1</text:p>
          </table:table-cell>
          <table:table-cell office:value-type="string">
            <text:p>u'öthe..nn.1')</text:p>
          </table:table-cell>
          <table:table-cell office:value-type="string">
            <text:p>(u'the'</text:p>
          </table:table-cell>
          <table:table-cell office:value-type="string">
            <text:p>'tho'</text:p>
          </table:table-cell>
          <table:table-cell office:value-type="float" office:value="1">
            <text:p>1</text:p>
          </table:table-cell>
          <table:table-cell office:value-type="string">
            <text:p>'tho..e.1')</text:p>
          </table:table-cell>
          <table:table-cell office:value-type="string">
            <text:p>(u'the'</text:p>
          </table:table-cell>
          <table:table-cell office:value-type="string">
            <text:p>'to'</text:p>
          </table:table-cell>
          <table:table-cell office:value-type="float" office:value="1.1">
            <text:p>1.1</text:p>
          </table:table-cell>
          <table:table-cell office:value-type="string">
            <text:p>'to..nn.1')</text:p>
          </table:table-cell>
          <table:table-cell office:value-type="string">
            <text:p>(u'the'</text:p>
          </table:table-cell>
          <table:table-cell office:value-type="string">
            <text:p>'ute'</text:p>
          </table:table-cell>
          <table:table-cell office:value-type="float" office:value="1.1">
            <text:p>1.1</text:p>
          </table:table-cell>
          <table:table-cell office:value-type="string">
            <text:p>'ute..ab.1')</text:p>
          </table:table-cell>
          <table:table-cell office:value-type="string">
            <text:p>(u'the'</text:p>
          </table:table-cell>
          <table:table-cell office:value-type="string">
            <text:p>'tea'</text:p>
          </table:table-cell>
          <table:table-cell office:value-type="float" office:value="1.1">
            <text:p>1.1</text:p>
          </table:table-cell>
          <table:table-cell office:value-type="string">
            <text:p>'tea..vb.1')</text:p>
          </table:table-cell>
          <table:table-cell office:value-type="string">
            <text:p>(u'the'</text:p>
          </table:table-cell>
          <table:table-cell office:value-type="string">
            <text:p>'ten'</text:p>
          </table:table-cell>
          <table:table-cell office:value-type="float" office:value="1.1">
            <text:p>1.1</text:p>
          </table:table-cell>
          <table:table-cell office:value-type="string">
            <text:p>'ten..e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her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her..e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ote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oter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eter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eter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sta'</text:p>
          </table:table-cell>
          <table:table-cell/>
          <table:table-cell office:value-type="float" office:value="1.2">
            <text:p>1.2</text:p>
          </table:table-cell>
          <table:table-cell/>
          <table:table-cell office:value-type="string">
            <text:p>'sta..e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han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han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u'trä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u'trä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hal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thal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in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in..e.2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an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an..nn.2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al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al..nn.1')</text:p>
          </table:table-cell>
          <table:table-cell/>
          <table:table-cell office:value-type="string">
            <text:p>(u'the'</text:p>
          </table:table-cell>
          <table:table-cell/>
          <table:table-cell office:value-type="string">
            <text:p>'tit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tit..e.1')]))</text:p>
          </table:table-cell>
          <table:table-cell table:number-columns-repeated="136"/>
        </table:table-row>
        <table:table-row table:style-name="ro1">
          <table:table-cell office:value-type="string">
            <text:p>X</text:p>
          </table:table-cell>
          <table:table-cell office:value-type="string">
            <text:p>daghar</text:p>
          </table:table-cell>
          <table:table-cell office:value-type="string">
            <text:p>(1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aghar'</text:p>
          </table:table-cell>
          <table:table-cell/>
          <table:table-cell office:value-type="string">
            <text:p>'dagha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dagha..vb.1')</text:p>
          </table:table-cell>
          <table:table-cell/>
          <table:table-cell office:value-type="string">
            <text:p>(u'daghar'</text:p>
          </table:table-cell>
          <table:table-cell office:value-type="string">
            <text:p>'dagher'</text:p>
          </table:table-cell>
          <table:table-cell office:value-type="float" office:value="0.7">
            <text:p>0.7</text:p>
          </table:table-cell>
          <table:table-cell office:value-type="string">
            <text:p>'dagher..nn.1')</text:p>
          </table:table-cell>
          <table:table-cell office:value-type="string">
            <text:p>(u'daghar'</text:p>
          </table:table-cell>
          <table:table-cell office:value-type="string">
            <text:p>'daghan'</text:p>
          </table:table-cell>
          <table:table-cell office:value-type="float" office:value="1">
            <text:p>1</text:p>
          </table:table-cell>
          <table:table-cell office:value-type="string">
            <text:p>'daghan..nn.1')</text:p>
          </table:table-cell>
          <table:table-cell office:value-type="string">
            <text:p>(u'daghar'</text:p>
          </table:table-cell>
          <table:table-cell office:value-type="string">
            <text:p>'dagga'</text:p>
          </table:table-cell>
          <table:table-cell office:value-type="float" office:value="1">
            <text:p>1</text:p>
          </table:table-cell>
          <table:table-cell office:value-type="string">
            <text:p>'dagga..vb.1')</text:p>
          </table:table-cell>
          <table:table-cell office:value-type="string">
            <text:p>(u'daghar'</text:p>
          </table:table-cell>
          <table:table-cell office:value-type="string">
            <text:p>'daghas'</text:p>
          </table:table-cell>
          <table:table-cell office:value-type="float" office:value="1">
            <text:p>1</text:p>
          </table:table-cell>
          <table:table-cell office:value-type="string">
            <text:p>'daghas..vb.1')</text:p>
          </table:table-cell>
          <table:table-cell office:value-type="string">
            <text:p>(u'daghar'</text:p>
          </table:table-cell>
          <table:table-cell office:value-type="string">
            <text:p>'daghare'</text:p>
          </table:table-cell>
          <table:table-cell office:value-type="float" office:value="1">
            <text:p>1</text:p>
          </table:table-cell>
          <table:table-cell office:value-type="string">
            <text:p>'daghare..nn.1')</text:p>
          </table:table-cell>
          <table:table-cell office:value-type="string">
            <text:p>(u'daghar'</text:p>
          </table:table-cell>
          <table:table-cell office:value-type="string">
            <text:p>'dragha'</text:p>
          </table:table-cell>
          <table:table-cell office:value-type="float" office:value="1.1">
            <text:p>1.1</text:p>
          </table:table-cell>
          <table:table-cell office:value-type="string">
            <text:p>'dragha..vb.1')</text:p>
          </table:table-cell>
          <table:table-cell office:value-type="string">
            <text:p>(u'daghar'</text:p>
          </table:table-cell>
          <table:table-cell office:value-type="string">
            <text:p>'dogha'</text:p>
          </table:table-cell>
          <table:table-cell office:value-type="float" office:value="1.1">
            <text:p>1.1</text:p>
          </table:table-cell>
          <table:table-cell office:value-type="string">
            <text:p>'dogha..e.1')</text:p>
          </table:table-cell>
          <table:table-cell office:value-type="string">
            <text:p>(u'daghar'</text:p>
          </table:table-cell>
          <table:table-cell office:value-type="string">
            <text:p>u'dögha'</text:p>
          </table:table-cell>
          <table:table-cell office:value-type="float" office:value="1.1">
            <text:p>1.1</text:p>
          </table:table-cell>
          <table:table-cell office:value-type="string">
            <text:p>u'dögha..nn.1')</text:p>
          </table:table-cell>
          <table:table-cell office:value-type="string">
            <text:p>(u'daghar'</text:p>
          </table:table-cell>
          <table:table-cell office:value-type="string">
            <text:p>'dugha'</text:p>
          </table:table-cell>
          <table:table-cell office:value-type="float" office:value="1.1">
            <text:p>1.1</text:p>
          </table:table-cell>
          <table:table-cell office:value-type="string">
            <text:p>'dugha..vb.1')</text:p>
          </table:table-cell>
          <table:table-cell office:value-type="string">
            <text:p>(u'daghar'</text:p>
          </table:table-cell>
          <table:table-cell office:value-type="string">
            <text:p>'dag'</text:p>
          </table:table-cell>
          <table:table-cell office:value-type="float" office:value="1.2">
            <text:p>1.2</text:p>
          </table:table-cell>
          <table:table-cell office:value-type="string">
            <text:p>'dag..nn.1')</text:p>
          </table:table-cell>
          <table:table-cell office:value-type="string">
            <text:p>(u'daghar'</text:p>
          </table:table-cell>
          <table:table-cell office:value-type="string">
            <text:p>'duga'</text:p>
          </table:table-cell>
          <table:table-cell office:value-type="float" office:value="1.2">
            <text:p>1.2</text:p>
          </table:table-cell>
          <table:table-cell office:value-type="string">
            <text:p>'duga..vb.1')</text:p>
          </table:table-cell>
          <table:table-cell office:value-type="string">
            <text:p>(u'daghar'</text:p>
          </table:table-cell>
          <table:table-cell office:value-type="string">
            <text:p>'dagger'</text:p>
          </table:table-cell>
          <table:table-cell office:value-type="float" office:value="1.6">
            <text:p>1.6</text:p>
          </table:table-cell>
          <table:table-cell office:value-type="string">
            <text:p>'dagger..nn.1')</text:p>
          </table:table-cell>
          <table:table-cell office:value-type="string">
            <text:p>(u'daghar'</text:p>
          </table:table-cell>
          <table:table-cell office:value-type="string">
            <text:p>'hagher'</text:p>
          </table:table-cell>
          <table:table-cell office:value-type="float" office:value="1.7">
            <text:p>1.7</text:p>
          </table:table-cell>
          <table:table-cell office:value-type="string">
            <text:p>'hagher..nn.1')</text:p>
          </table:table-cell>
          <table:table-cell/>
          <table:table-cell office:value-type="string">
            <text:p>(u'daghar'</text:p>
          </table:table-cell>
          <table:table-cell/>
          <table:table-cell office:value-type="string">
            <text:p>'magh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magher..av.2')</text:p>
          </table:table-cell>
          <table:table-cell/>
          <table:table-cell office:value-type="string">
            <text:p>(u'daghar'</text:p>
          </table:table-cell>
          <table:table-cell/>
          <table:table-cell office:value-type="string">
            <text:p>'ragher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ragher..av.1')</text:p>
          </table:table-cell>
          <table:table-cell/>
          <table:table-cell office:value-type="string">
            <text:p>(u'daghar'</text:p>
          </table:table-cell>
          <table:table-cell/>
          <table:table-cell office:value-type="string">
            <text:p>'dagge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dagge..nn.1')</text:p>
          </table:table-cell>
          <table:table-cell/>
          <table:table-cell office:value-type="string">
            <text:p>(u'daghar'</text:p>
          </table:table-cell>
          <table:table-cell/>
          <table:table-cell office:value-type="string">
            <text:p>'daggare'</text:p>
          </table:table-cell>
          <table:table-cell/>
          <table:table-cell office:value-type="float" office:value="1.9">
            <text:p>1.9</text:p>
          </table:table-cell>
          <table:table-cell/>
          <table:table-cell office:value-type="string">
            <text:p>'daggare..nn.1')]))</text:p>
          </table:table-cell>
          <table:table-cell table:number-columns-repeated="192"/>
        </table:table-row>
        <table:table-row table:style-name="ro1">
          <table:table-cell/>
          <table:table-cell office:value-type="string">
            <text:p>ath</text:p>
          </table:table-cell>
          <table:table-cell office:value-type="string">
            <text:p>(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ath'</text:p>
          </table:table-cell>
          <table:table-cell/>
          <table:table-cell office:value-type="string">
            <text:p>'at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at..e.3')</text:p>
          </table:table-cell>
          <table:table-cell/>
          <table:table-cell office:value-type="string">
            <text:p>(u'ath'</text:p>
          </table:table-cell>
          <table:table-cell office:value-type="string">
            <text:p>'agh'</text:p>
          </table:table-cell>
          <table:table-cell office:value-type="float" office:value="1">
            <text:p>1</text:p>
          </table:table-cell>
          <table:table-cell office:value-type="string">
            <text:p>'agh..nn.1')</text:p>
          </table:table-cell>
          <table:table-cell office:value-type="string">
            <text:p>(u'ath'</text:p>
          </table:table-cell>
          <table:table-cell office:value-type="string">
            <text:p>'ata'</text:p>
          </table:table-cell>
          <table:table-cell office:value-type="float" office:value="1">
            <text:p>1</text:p>
          </table:table-cell>
          <table:table-cell office:value-type="string">
            <text:p>'ata..vb.2')</text:p>
          </table:table-cell>
          <table:table-cell office:value-type="string">
            <text:p>(u'ath'</text:p>
          </table:table-cell>
          <table:table-cell office:value-type="string">
            <text:p>'akh'</text:p>
          </table:table-cell>
          <table:table-cell office:value-type="float" office:value="1">
            <text:p>1</text:p>
          </table:table-cell>
          <table:table-cell office:value-type="string">
            <text:p>'akh..e.1')</text:p>
          </table:table-cell>
          <table:table-cell office:value-type="string">
            <text:p>(u'ath'</text:p>
          </table:table-cell>
          <table:table-cell office:value-type="string">
            <text:p>'adh'</text:p>
          </table:table-cell>
          <table:table-cell office:value-type="float" office:value="1">
            <text:p>1</text:p>
          </table:table-cell>
          <table:table-cell office:value-type="string">
            <text:p>'adh..e.1')</text:p>
          </table:table-cell>
          <table:table-cell office:value-type="string">
            <text:p>(u'ath'</text:p>
          </table:table-cell>
          <table:table-cell office:value-type="string">
            <text:p>'iat'</text:p>
          </table:table-cell>
          <table:table-cell office:value-type="float" office:value="1.1">
            <text:p>1.1</text:p>
          </table:table-cell>
          <table:table-cell office:value-type="string">
            <text:p>'iat..e.1')</text:p>
          </table:table-cell>
          <table:table-cell office:value-type="string">
            <text:p>(u'ath'</text:p>
          </table:table-cell>
          <table:table-cell office:value-type="string">
            <text:p>'hat'</text:p>
          </table:table-cell>
          <table:table-cell office:value-type="float" office:value="1.1">
            <text:p>1.1</text:p>
          </table:table-cell>
          <table:table-cell office:value-type="string">
            <text:p>'hat..nn.1')</text:p>
          </table:table-cell>
          <table:table-cell office:value-type="string">
            <text:p>(u'ath'</text:p>
          </table:table-cell>
          <table:table-cell office:value-type="string">
            <text:p>'sat'</text:p>
          </table:table-cell>
          <table:table-cell office:value-type="float" office:value="1.1">
            <text:p>1.1</text:p>
          </table:table-cell>
          <table:table-cell office:value-type="string">
            <text:p>'sat..e.1')</text:p>
          </table:table-cell>
          <table:table-cell office:value-type="string">
            <text:p>(u'ath'</text:p>
          </table:table-cell>
          <table:table-cell office:value-type="string">
            <text:p>'fat'</text:p>
          </table:table-cell>
          <table:table-cell office:value-type="float" office:value="1.1">
            <text:p>1.1</text:p>
          </table:table-cell>
          <table:table-cell office:value-type="string">
            <text:p>'fat..nn.1')</text:p>
          </table:table-cell>
          <table:table-cell office:value-type="string">
            <text:p>(u'ath'</text:p>
          </table:table-cell>
          <table:table-cell office:value-type="string">
            <text:p>'gat'</text:p>
          </table:table-cell>
          <table:table-cell office:value-type="float" office:value="1.1">
            <text:p>1.1</text:p>
          </table:table-cell>
          <table:table-cell office:value-type="string">
            <text:p>'gat..nn.1')</text:p>
          </table:table-cell>
          <table:table-cell office:value-type="string">
            <text:p>(u'ath'</text:p>
          </table:table-cell>
          <table:table-cell office:value-type="string">
            <text:p>'akt'</text:p>
          </table:table-cell>
          <table:table-cell office:value-type="float" office:value="1.1">
            <text:p>1.1</text:p>
          </table:table-cell>
          <table:table-cell office:value-type="string">
            <text:p>'akt..nn.1')</text:p>
          </table:table-cell>
          <table:table-cell office:value-type="string">
            <text:p>(u'ath'</text:p>
          </table:table-cell>
          <table:table-cell office:value-type="string">
            <text:p>'ater'</text:p>
          </table:table-cell>
          <table:table-cell office:value-type="float" office:value="1.1">
            <text:p>1.1</text:p>
          </table:table-cell>
          <table:table-cell office:value-type="string">
            <text:p>'ater..ab.1')</text:p>
          </table:table-cell>
          <table:table-cell office:value-type="string">
            <text:p>(u'ath'</text:p>
          </table:table-cell>
          <table:table-cell office:value-type="string">
            <text:p>'rat'</text:p>
          </table:table-cell>
          <table:table-cell office:value-type="float" office:value="1.1">
            <text:p>1.1</text:p>
          </table:table-cell>
          <table:table-cell office:value-type="string">
            <text:p>'rat..ab.1')</text:p>
          </table:table-cell>
          <table:table-cell office:value-type="string">
            <text:p>(u'ath'</text:p>
          </table:table-cell>
          <table:table-cell office:value-type="string">
            <text:p>'art'</text:p>
          </table:table-cell>
          <table:table-cell office:value-type="float" office:value="1.1">
            <text:p>1.1</text:p>
          </table:table-cell>
          <table:table-cell office:value-type="string">
            <text:p>'art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nat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nat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u'haþ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u'haþ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mat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mat..nn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egh'</text:p>
          </table:table-cell>
          <table:table-cell/>
          <table:table-cell office:value-type="float" office:value="1.7">
            <text:p>1.7</text:p>
          </table:table-cell>
          <table:table-cell/>
          <table:table-cell office:value-type="string">
            <text:p>'egh..e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edh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edha..vb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atti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ti..e.1')</text:p>
          </table:table-cell>
          <table:table-cell/>
          <table:table-cell office:value-type="string">
            <text:p>(u'ath'</text:p>
          </table:table-cell>
          <table:table-cell/>
          <table:table-cell office:value-type="string">
            <text:p>'atta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ta..e.1')]))</text:p>
          </table:table-cell>
          <table:table-cell table:number-columns-repeated="16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jesus</text:p>
          </table:table-cell>
          <table:table-cell office:value-type="string">
            <text:p>(75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kom</text:p>
          </table:table-cell>
          <table:table-cell office:value-type="string">
            <text:p>(49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kom'</text:p>
          </table:table-cell>
          <table:table-cell/>
          <table:table-cell office:value-type="string">
            <text:p>'kom..nn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vtaff</text:p>
          </table:table-cell>
          <table:table-cell office:value-type="string">
            <text:p>(5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galileam</text:p>
          </table:table-cell>
          <table:table-cell office:value-type="string">
            <text:p>(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S?</text:p>
          </table:table-cell>
          <table:table-cell office:value-type="string">
            <text:p>frå</text:p>
          </table:table-cell>
          <table:table-cell office:value-type="string">
            <text:p>(30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frå'</text:p>
          </table:table-cell>
          <table:table-cell/>
          <table:table-cell office:value-type="string">
            <text:p>u'frä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'frä..e.1')</text:p>
          </table:table-cell>
          <table:table-cell/>
          <table:table-cell office:value-type="string">
            <text:p>(u'frå'</text:p>
          </table:table-cell>
          <table:table-cell office:value-type="string">
            <text:p>'fra'</text:p>
          </table:table-cell>
          <table:table-cell office:value-type="float" office:value="1">
            <text:p>1</text:p>
          </table:table-cell>
          <table:table-cell office:value-type="string">
            <text:p>'fra..e.2')</text:p>
          </table:table-cell>
          <table:table-cell office:value-type="string">
            <text:p>(u'frå'</text:p>
          </table:table-cell>
          <table:table-cell office:value-type="string">
            <text:p>u'frö'</text:p>
          </table:table-cell>
          <table:table-cell office:value-type="float" office:value="1">
            <text:p>1</text:p>
          </table:table-cell>
          <table:table-cell office:value-type="string">
            <text:p>u'frö..nn.1')</text:p>
          </table:table-cell>
          <table:table-cell office:value-type="string">
            <text:p>(u'frå'</text:p>
          </table:table-cell>
          <table:table-cell office:value-type="string">
            <text:p>'fru'</text:p>
          </table:table-cell>
          <table:table-cell office:value-type="float" office:value="1">
            <text:p>1</text:p>
          </table:table-cell>
          <table:table-cell office:value-type="string">
            <text:p>'fru..nn.1')</text:p>
          </table:table-cell>
          <table:table-cell office:value-type="string">
            <text:p>(u'frå'</text:p>
          </table:table-cell>
          <table:table-cell office:value-type="string">
            <text:p>'frir'</text:p>
          </table:table-cell>
          <table:table-cell office:value-type="float" office:value="1.1">
            <text:p>1.1</text:p>
          </table:table-cell>
          <table:table-cell office:value-type="string">
            <text:p>'frir..av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nazaret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 office:value-type="string">
            <text:p>X</text:p>
          </table:table-cell>
          <table:table-cell office:value-type="string">
            <text:p>wart</text:p>
          </table:table-cell>
          <table:table-cell office:value-type="string">
            <text:p>(10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wart'</text:p>
          </table:table-cell>
          <table:table-cell/>
          <table:table-cell office:value-type="string">
            <text:p>'vart'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'vart..ab.1')</text:p>
          </table:table-cell>
          <table:table-cell/>
          <table:table-cell office:value-type="string">
            <text:p>(u'wart'</text:p>
          </table:table-cell>
          <table:table-cell office:value-type="string">
            <text:p>'fart'</text:p>
          </table:table-cell>
          <table:table-cell office:value-type="float" office:value="1">
            <text:p>1</text:p>
          </table:table-cell>
          <table:table-cell office:value-type="string">
            <text:p>'fart..nn.1')</text:p>
          </table:table-cell>
          <table:table-cell office:value-type="string">
            <text:p>(u'wart'</text:p>
          </table:table-cell>
          <table:table-cell office:value-type="string">
            <text:p>'art'</text:p>
          </table:table-cell>
          <table:table-cell office:value-type="float" office:value="1">
            <text:p>1</text:p>
          </table:table-cell>
          <table:table-cell office:value-type="string">
            <text:p>'art..nn.1')</text:p>
          </table:table-cell>
          <table:table-cell office:value-type="string">
            <text:p>(u'wart'</text:p>
          </table:table-cell>
          <table:table-cell office:value-type="string">
            <text:p>'dart'</text:p>
          </table:table-cell>
          <table:table-cell office:value-type="float" office:value="1">
            <text:p>1</text:p>
          </table:table-cell>
          <table:table-cell office:value-type="string">
            <text:p>'dart..nn.1')</text:p>
          </table:table-cell>
          <table:table-cell office:value-type="string">
            <text:p>(u'wart'</text:p>
          </table:table-cell>
          <table:table-cell office:value-type="string">
            <text:p>'bart'</text:p>
          </table:table-cell>
          <table:table-cell office:value-type="float" office:value="1">
            <text:p>1</text:p>
          </table:table-cell>
          <table:table-cell office:value-type="string">
            <text:p>'bart..e.2')</text:p>
          </table:table-cell>
          <table:table-cell office:value-type="string">
            <text:p>(u'wart'</text:p>
          </table:table-cell>
          <table:table-cell office:value-type="string">
            <text:p>'varta'</text:p>
          </table:table-cell>
          <table:table-cell office:value-type="float" office:value="1.1">
            <text:p>1.1</text:p>
          </table:table-cell>
          <table:table-cell office:value-type="string">
            <text:p>'varta..nn.1')</text:p>
          </table:table-cell>
          <table:table-cell office:value-type="string">
            <text:p>(u'wart'</text:p>
          </table:table-cell>
          <table:table-cell office:value-type="string">
            <text:p>'hvart'</text:p>
          </table:table-cell>
          <table:table-cell office:value-type="float" office:value="1.1">
            <text:p>1.1</text:p>
          </table:table-cell>
          <table:table-cell office:value-type="string">
            <text:p>'hvart..ab.2')</text:p>
          </table:table-cell>
          <table:table-cell office:value-type="string">
            <text:p>(u'wart'</text:p>
          </table:table-cell>
          <table:table-cell office:value-type="string">
            <text:p>u'varþa'</text:p>
          </table:table-cell>
          <table:table-cell office:value-type="float" office:value="1.2">
            <text:p>1.2</text:p>
          </table:table-cell>
          <table:table-cell office:value-type="string">
            <text:p>u'varþa..ab.3')</text:p>
          </table:table-cell>
          <table:table-cell office:value-type="string">
            <text:p>(u'wart'</text:p>
          </table:table-cell>
          <table:table-cell office:value-type="string">
            <text:p>'vardha'</text:p>
          </table:table-cell>
          <table:table-cell office:value-type="float" office:value="1.2">
            <text:p>1.2</text:p>
          </table:table-cell>
          <table:table-cell office:value-type="string">
            <text:p>'vardha..nn.1')]))</text:p>
          </table:table-cell>
          <table:table-cell table:number-columns-repeated="244"/>
        </table:table-row>
        <table:table-row table:style-name="ro1">
          <table:table-cell office:value-type="string">
            <text:p>X (S)</text:p>
          </table:table-cell>
          <table:table-cell office:value-type="string">
            <text:p>döpt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döpt'</text:p>
          </table:table-cell>
          <table:table-cell/>
          <table:table-cell office:value-type="string">
            <text:p>'dopt'</text:p>
          </table:table-cell>
          <table:table-cell/>
          <table:table-cell office:value-type="float" office:value="0.7">
            <text:p>0.7</text:p>
          </table:table-cell>
          <table:table-cell/>
          <table:table-cell office:value-type="string">
            <text:p>'dopt..nn.1')</text:p>
          </table:table-cell>
          <table:table-cell/>
          <table:table-cell office:value-type="string">
            <text:p>(u'döpt'</text:p>
          </table:table-cell>
          <table:table-cell office:value-type="string">
            <text:p>u'döst'</text:p>
          </table:table-cell>
          <table:table-cell office:value-type="float" office:value="1">
            <text:p>1</text:p>
          </table:table-cell>
          <table:table-cell office:value-type="string">
            <text:p>u'döst..e.1')</text:p>
          </table:table-cell>
          <table:table-cell office:value-type="string">
            <text:p>(u'döpt'</text:p>
          </table:table-cell>
          <table:table-cell office:value-type="string">
            <text:p>u'döpa'</text:p>
          </table:table-cell>
          <table:table-cell office:value-type="float" office:value="1">
            <text:p>1</text:p>
          </table:table-cell>
          <table:table-cell office:value-type="string">
            <text:p>u'döpa..vb.1')</text:p>
          </table:table-cell>
          <table:table-cell office:value-type="string">
            <text:p>(u'döpt'</text:p>
          </table:table-cell>
          <table:table-cell office:value-type="string">
            <text:p>'dyst'</text:p>
          </table:table-cell>
          <table:table-cell office:value-type="float" office:value="1.1">
            <text:p>1.1</text:p>
          </table:table-cell>
          <table:table-cell office:value-type="string">
            <text:p>'dyst..e.1')</text:p>
          </table:table-cell>
          <table:table-cell office:value-type="string">
            <text:p>(u'döpt'</text:p>
          </table:table-cell>
          <table:table-cell office:value-type="string">
            <text:p>'topt'</text:p>
          </table:table-cell>
          <table:table-cell office:value-type="float" office:value="1.7">
            <text:p>1.7</text:p>
          </table:table-cell>
          <table:table-cell office:value-type="string">
            <text:p>'topt..e.1')</text:p>
          </table:table-cell>
          <table:table-cell office:value-type="string">
            <text:p>(u'döpt'</text:p>
          </table:table-cell>
          <table:table-cell office:value-type="string">
            <text:p>'opt'</text:p>
          </table:table-cell>
          <table:table-cell office:value-type="float" office:value="1.7">
            <text:p>1.7</text:p>
          </table:table-cell>
          <table:table-cell office:value-type="string">
            <text:p>'opt..ab.1')]))</text:p>
          </table:table-cell>
          <table:table-cell table:number-columns-repeated="256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aff</text:p>
          </table:table-cell>
          <table:table-cell office:value-type="string">
            <text:p>(60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aff'</text:p>
          </table:table-cell>
          <table:table-cell/>
          <table:table-cell office:value-type="string">
            <text:p>'af'</text:p>
          </table:table-cell>
          <table:table-cell/>
          <table:table-cell office:value-type="float" office:value="0.8">
            <text:p>0.8</text:p>
          </table:table-cell>
          <table:table-cell/>
          <table:table-cell office:value-type="string">
            <text:p>'af..e.1')</text:p>
          </table:table-cell>
          <table:table-cell/>
          <table:table-cell office:value-type="string">
            <text:p>(u'aff'</text:p>
          </table:table-cell>
          <table:table-cell office:value-type="string">
            <text:p>'alf'</text:p>
          </table:table-cell>
          <table:table-cell office:value-type="float" office:value="1">
            <text:p>1</text:p>
          </table:table-cell>
          <table:table-cell office:value-type="string">
            <text:p>'alf..nn.1')</text:p>
          </table:table-cell>
          <table:table-cell office:value-type="string">
            <text:p>(u'aff'</text:p>
          </table:table-cell>
          <table:table-cell office:value-type="string">
            <text:p>'afl'</text:p>
          </table:table-cell>
          <table:table-cell office:value-type="float" office:value="1">
            <text:p>1</text:p>
          </table:table-cell>
          <table:table-cell office:value-type="string">
            <text:p>'afl..nn.1')</text:p>
          </table:table-cell>
          <table:table-cell office:value-type="string">
            <text:p>(u'aff'</text:p>
          </table:table-cell>
          <table:table-cell office:value-type="string">
            <text:p>'uff'</text:p>
          </table:table-cell>
          <table:table-cell office:value-type="float" office:value="1">
            <text:p>1</text:p>
          </table:table-cell>
          <table:table-cell office:value-type="string">
            <text:p>'uff..e.1')</text:p>
          </table:table-cell>
          <table:table-cell office:value-type="string">
            <text:p>(u'aff'</text:p>
          </table:table-cell>
          <table:table-cell office:value-type="string">
            <text:p>'arf'</text:p>
          </table:table-cell>
          <table:table-cell office:value-type="float" office:value="1">
            <text:p>1</text:p>
          </table:table-cell>
          <table:table-cell office:value-type="string">
            <text:p>'arf..nn.1')</text:p>
          </table:table-cell>
          <table:table-cell office:value-type="string">
            <text:p>(u'aff'</text:p>
          </table:table-cell>
          <table:table-cell office:value-type="string">
            <text:p>'ef'</text:p>
          </table:table-cell>
          <table:table-cell office:value-type="float" office:value="1.5">
            <text:p>1.5</text:p>
          </table:table-cell>
          <table:table-cell office:value-type="string">
            <text:p>'ef..e.1')</text:p>
          </table:table-cell>
          <table:table-cell office:value-type="string">
            <text:p>(u'aff'</text:p>
          </table:table-cell>
          <table:table-cell office:value-type="string">
            <text:p>'kaf'</text:p>
          </table:table-cell>
          <table:table-cell office:value-type="float" office:value="1.8">
            <text:p>1.8</text:p>
          </table:table-cell>
          <table:table-cell office:value-type="string">
            <text:p>'kaf..nn.1')</text:p>
          </table:table-cell>
          <table:table-cell office:value-type="string">
            <text:p>(u'aff'</text:p>
          </table:table-cell>
          <table:table-cell office:value-type="string">
            <text:p>'haf'</text:p>
          </table:table-cell>
          <table:table-cell office:value-type="float" office:value="1.8">
            <text:p>1.8</text:p>
          </table:table-cell>
          <table:table-cell office:value-type="string">
            <text:p>'haf..nn.1')</text:p>
          </table:table-cell>
          <table:table-cell office:value-type="string">
            <text:p>(u'aff'</text:p>
          </table:table-cell>
          <table:table-cell office:value-type="string">
            <text:p>'an'</text:p>
          </table:table-cell>
          <table:table-cell office:value-type="float" office:value="1.8">
            <text:p>1.8</text:p>
          </table:table-cell>
          <table:table-cell office:value-type="string">
            <text:p>'an..nn.1')</text:p>
          </table:table-cell>
          <table:table-cell office:value-type="string">
            <text:p>(u'aff'</text:p>
          </table:table-cell>
          <table:table-cell office:value-type="string">
            <text:p>'naf'</text:p>
          </table:table-cell>
          <table:table-cell office:value-type="float" office:value="1.8">
            <text:p>1.8</text:p>
          </table:table-cell>
          <table:table-cell office:value-type="string">
            <text:p>'naf..nn.1')</text:p>
          </table:table-cell>
          <table:table-cell office:value-type="string">
            <text:p>(u'aff'</text:p>
          </table:table-cell>
          <table:table-cell office:value-type="string">
            <text:p>'ak'</text:p>
          </table:table-cell>
          <table:table-cell office:value-type="float" office:value="1.8">
            <text:p>1.8</text:p>
          </table:table-cell>
          <table:table-cell office:value-type="string">
            <text:p>'ak..nn.1')</text:p>
          </table:table-cell>
          <table:table-cell office:value-type="string">
            <text:p>(u'aff'</text:p>
          </table:table-cell>
          <table:table-cell office:value-type="string">
            <text:p>'raf'</text:p>
          </table:table-cell>
          <table:table-cell office:value-type="float" office:value="1.8">
            <text:p>1.8</text:p>
          </table:table-cell>
          <table:table-cell office:value-type="string">
            <text:p>'raf..nn.1')</text:p>
          </table:table-cell>
          <table:table-cell office:value-type="string">
            <text:p>(u'aff'</text:p>
          </table:table-cell>
          <table:table-cell office:value-type="string">
            <text:p>'ar'</text:p>
          </table:table-cell>
          <table:table-cell office:value-type="float" office:value="1.8">
            <text:p>1.8</text:p>
          </table:table-cell>
          <table:table-cell office:value-type="string">
            <text:p>'ar..nn.3')</text:p>
          </table:table-cell>
          <table:table-cell office:value-type="string">
            <text:p>(u'aff'</text:p>
          </table:table-cell>
          <table:table-cell office:value-type="string">
            <text:p>'am'</text:p>
          </table:table-cell>
          <table:table-cell office:value-type="float" office:value="1.8">
            <text:p>1.8</text:p>
          </table:table-cell>
          <table:table-cell office:value-type="string">
            <text:p>'am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as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s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at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at..e.3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laf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laf..nn.1')</text:p>
          </table:table-cell>
          <table:table-cell/>
          <table:table-cell office:value-type="string">
            <text:p>(u'aff'</text:p>
          </table:table-cell>
          <table:table-cell/>
          <table:table-cell office:value-type="string">
            <text:p>'gaf'</text:p>
          </table:table-cell>
          <table:table-cell/>
          <table:table-cell office:value-type="float" office:value="1.8">
            <text:p>1.8</text:p>
          </table:table-cell>
          <table:table-cell/>
          <table:table-cell office:value-type="string">
            <text:p>'gaf..nn.1')]))</text:p>
          </table:table-cell>
          <table:table-cell table:number-columns-repeated="192"/>
        </table:table-row>
        <table:table-row table:style-name="ro1">
          <table:table-cell office:value-type="string">
            <text:p>__</text:p>
          </table:table-cell>
          <table:table-cell office:value-type="string">
            <text:p>joa</text:p>
          </table:table-cell>
          <table:table-cell office:value-type="string">
            <text:p>(2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joa'</text:p>
          </table:table-cell>
          <table:table-cell/>
          <table:table-cell office:value-type="string">
            <text:p>'jo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jo..ab.1')</text:p>
          </table:table-cell>
          <table:table-cell/>
          <table:table-cell office:value-type="string">
            <text:p>(u'joa'</text:p>
          </table:table-cell>
          <table:table-cell office:value-type="string">
            <text:p>'roa'</text:p>
          </table:table-cell>
          <table:table-cell office:value-type="float" office:value="1">
            <text:p>1</text:p>
          </table:table-cell>
          <table:table-cell office:value-type="string">
            <text:p>'roa..vb.1')</text:p>
          </table:table-cell>
          <table:table-cell office:value-type="string">
            <text:p>(u'joa'</text:p>
          </table:table-cell>
          <table:table-cell office:value-type="string">
            <text:p>'boa'</text:p>
          </table:table-cell>
          <table:table-cell office:value-type="float" office:value="1">
            <text:p>1</text:p>
          </table:table-cell>
          <table:table-cell office:value-type="string">
            <text:p>'boa..vb.1')</text:p>
          </table:table-cell>
          <table:table-cell office:value-type="string">
            <text:p>(u'joa'</text:p>
          </table:table-cell>
          <table:table-cell office:value-type="string">
            <text:p>'ja'</text:p>
          </table:table-cell>
          <table:table-cell office:value-type="float" office:value="1">
            <text:p>1</text:p>
          </table:table-cell>
          <table:table-cell office:value-type="string">
            <text:p>'ja..e.1')</text:p>
          </table:table-cell>
          <table:table-cell office:value-type="string">
            <text:p>(u'joa'</text:p>
          </table:table-cell>
          <table:table-cell office:value-type="string">
            <text:p>'isa'</text:p>
          </table:table-cell>
          <table:table-cell office:value-type="float" office:value="1.1">
            <text:p>1.1</text:p>
          </table:table-cell>
          <table:table-cell office:value-type="string">
            <text:p>'isa..vb.1')</text:p>
          </table:table-cell>
          <table:table-cell office:value-type="string">
            <text:p>(u'joa'</text:p>
          </table:table-cell>
          <table:table-cell office:value-type="string">
            <text:p>'oar'</text:p>
          </table:table-cell>
          <table:table-cell office:value-type="float" office:value="1.1">
            <text:p>1.1</text:p>
          </table:table-cell>
          <table:table-cell office:value-type="string">
            <text:p>'oar..nn.1')</text:p>
          </table:table-cell>
          <table:table-cell office:value-type="string">
            <text:p>(u'joa'</text:p>
          </table:table-cell>
          <table:table-cell office:value-type="string">
            <text:p>'ju'</text:p>
          </table:table-cell>
          <table:table-cell office:value-type="float" office:value="1.1">
            <text:p>1.1</text:p>
          </table:table-cell>
          <table:table-cell office:value-type="string">
            <text:p>'ju..ab.1')</text:p>
          </table:table-cell>
          <table:table-cell office:value-type="string">
            <text:p>(u'joa'</text:p>
          </table:table-cell>
          <table:table-cell office:value-type="string">
            <text:p>'iaa'</text:p>
          </table:table-cell>
          <table:table-cell office:value-type="float" office:value="1.1">
            <text:p>1.1</text:p>
          </table:table-cell>
          <table:table-cell office:value-type="string">
            <text:p>'iaa..vb.1')</text:p>
          </table:table-cell>
          <table:table-cell office:value-type="string">
            <text:p>(u'joa'</text:p>
          </table:table-cell>
          <table:table-cell office:value-type="string">
            <text:p>'goma'</text:p>
          </table:table-cell>
          <table:table-cell office:value-type="float" office:value="1.7">
            <text:p>1.7</text:p>
          </table:table-cell>
          <table:table-cell office:value-type="string">
            <text:p>'goma..nn.1')</text:p>
          </table:table-cell>
          <table:table-cell office:value-type="string">
            <text:p>(u'joa'</text:p>
          </table:table-cell>
          <table:table-cell office:value-type="string">
            <text:p>'ga'</text:p>
          </table:table-cell>
          <table:table-cell office:value-type="float" office:value="1.7">
            <text:p>1.7</text:p>
          </table:table-cell>
          <table:table-cell office:value-type="string">
            <text:p>'ga..vb.2')</text:p>
          </table:table-cell>
          <table:table-cell office:value-type="string">
            <text:p>(u'joa'</text:p>
          </table:table-cell>
          <table:table-cell office:value-type="string">
            <text:p>'gnoa'</text:p>
          </table:table-cell>
          <table:table-cell office:value-type="float" office:value="1.7">
            <text:p>1.7</text:p>
          </table:table-cell>
          <table:table-cell office:value-type="string">
            <text:p>'gnoa..vb.1')</text:p>
          </table:table-cell>
          <table:table-cell office:value-type="string">
            <text:p>(u'joa'</text:p>
          </table:table-cell>
          <table:table-cell office:value-type="string">
            <text:p>'jer'</text:p>
          </table:table-cell>
          <table:table-cell office:value-type="float" office:value="1.8">
            <text:p>1.8</text:p>
          </table:table-cell>
          <table:table-cell office:value-type="string">
            <text:p>'jer..e.1')]))</text:p>
          </table:table-cell>
          <table:table-cell table:number-columns-repeated="232"/>
        </table:table-row>
        <table:table-row table:style-name="ro1">
          <table:table-cell office:value-type="string">
            <text:p>__</text:p>
          </table:table-cell>
          <table:table-cell office:value-type="string">
            <text:p>n</text:p>
          </table:table-cell>
          <table:table-cell office:value-type="string">
            <text:p>(23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n'</text:p>
          </table:table-cell>
          <table:table-cell/>
          <table:table-cell office:value-type="string">
            <text:p>'u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u..e.1')</text:p>
          </table:table-cell>
          <table:table-cell/>
          <table:table-cell office:value-type="string">
            <text:p>(u'n'</text:p>
          </table:table-cell>
          <table:table-cell office:value-type="string">
            <text:p>'e'</text:p>
          </table:table-cell>
          <table:table-cell office:value-type="float" office:value="1">
            <text:p>1</text:p>
          </table:table-cell>
          <table:table-cell office:value-type="string">
            <text:p>'e..e.1')</text:p>
          </table:table-cell>
          <table:table-cell office:value-type="string">
            <text:p>(u'n'</text:p>
          </table:table-cell>
          <table:table-cell office:value-type="string">
            <text:p>u'ö'</text:p>
          </table:table-cell>
          <table:table-cell office:value-type="float" office:value="1">
            <text:p>1</text:p>
          </table:table-cell>
          <table:table-cell office:value-type="string">
            <text:p>u'ö..nn.1')</text:p>
          </table:table-cell>
          <table:table-cell office:value-type="string">
            <text:p>(u'n'</text:p>
          </table:table-cell>
          <table:table-cell office:value-type="string">
            <text:p>'a'</text:p>
          </table:table-cell>
          <table:table-cell office:value-type="float" office:value="1">
            <text:p>1</text:p>
          </table:table-cell>
          <table:table-cell office:value-type="string">
            <text:p>'a..e.2')</text:p>
          </table:table-cell>
          <table:table-cell office:value-type="string">
            <text:p>(u'n'</text:p>
          </table:table-cell>
          <table:table-cell office:value-type="string">
            <text:p>'o'</text:p>
          </table:table-cell>
          <table:table-cell office:value-type="float" office:value="1">
            <text:p>1</text:p>
          </table:table-cell>
          <table:table-cell office:value-type="string">
            <text:p>'o..e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ne</text:p>
          </table:table-cell>
          <table:table-cell office:value-type="string">
            <text:p>(2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ne'</text:p>
          </table:table-cell>
          <table:table-cell/>
          <table:table-cell office:value-type="string">
            <text:p>'ne..e.1')))</text:p>
          </table:table-cell>
          <table:table-cell table:number-columns-repeated="281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vthi</text:p>
          </table:table-cell>
          <table:table-cell office:value-type="string">
            <text:p>(79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vthi'</text:p>
          </table:table-cell>
          <table:table-cell/>
          <table:table-cell office:value-type="string">
            <text:p>'uti'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string">
            <text:p>'uti..ab.1')</text:p>
          </table:table-cell>
          <table:table-cell/>
          <table:table-cell office:value-type="string">
            <text:p>(u'vthi'</text:p>
          </table:table-cell>
          <table:table-cell office:value-type="string">
            <text:p>'ute'</text:p>
          </table:table-cell>
          <table:table-cell office:value-type="float" office:value="0.9">
            <text:p>0.9</text:p>
          </table:table-cell>
          <table:table-cell office:value-type="string">
            <text:p>'ute..ab.1')</text:p>
          </table:table-cell>
          <table:table-cell office:value-type="string">
            <text:p>(u'vthi'</text:p>
          </table:table-cell>
          <table:table-cell office:value-type="string">
            <text:p>'viti'</text:p>
          </table:table-cell>
          <table:table-cell office:value-type="float" office:value="1.1">
            <text:p>1.1</text:p>
          </table:table-cell>
          <table:table-cell office:value-type="string">
            <text:p>'viti..nn.1')</text:p>
          </table:table-cell>
          <table:table-cell office:value-type="string">
            <text:p>(u'vthi'</text:p>
          </table:table-cell>
          <table:table-cell office:value-type="string">
            <text:p>'vite'</text:p>
          </table:table-cell>
          <table:table-cell office:value-type="float" office:value="1.8">
            <text:p>1.8</text:p>
          </table:table-cell>
          <table:table-cell office:value-type="string">
            <text:p>'vite..nn.1')</text:p>
          </table:table-cell>
          <table:table-cell office:value-type="string">
            <text:p>(u'vthi'</text:p>
          </table:table-cell>
          <table:table-cell office:value-type="string">
            <text:p>'hvite'</text:p>
          </table:table-cell>
          <table:table-cell office:value-type="float" office:value="1.9">
            <text:p>1.9</text:p>
          </table:table-cell>
          <table:table-cell office:value-type="string">
            <text:p>'hvite..nn.1')</text:p>
          </table:table-cell>
          <table:table-cell office:value-type="string">
            <text:p>(u'vthi'</text:p>
          </table:table-cell>
          <table:table-cell office:value-type="string">
            <text:p>'vatti'</text:p>
          </table:table-cell>
          <table:table-cell office:value-type="float" office:value="1.9">
            <text:p>1.9</text:p>
          </table:table-cell>
          <table:table-cell office:value-type="string">
            <text:p>'vatti..e.1')</text:p>
          </table:table-cell>
          <table:table-cell office:value-type="string">
            <text:p>(u'vthi'</text:p>
          </table:table-cell>
          <table:table-cell office:value-type="string">
            <text:p>'viter'</text:p>
          </table:table-cell>
          <table:table-cell office:value-type="float" office:value="1.9">
            <text:p>1.9</text:p>
          </table:table-cell>
          <table:table-cell office:value-type="string">
            <text:p>'viter..av.1')]))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jordans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floodh</text:p>
          </table:table-cell>
          <table:table-cell office:value-type="string">
            <text:p>(3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floodh'</text:p>
          </table:table-cell>
          <table:table-cell/>
          <table:table-cell office:value-type="string">
            <text:p>'flod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flodh..nn.2')</text:p>
          </table:table-cell>
          <table:table-cell/>
          <table:table-cell office:value-type="string">
            <text:p>(u'floodh'</text:p>
          </table:table-cell>
          <table:table-cell office:value-type="string">
            <text:p>'flot'</text:p>
          </table:table-cell>
          <table:table-cell office:value-type="float" office:value="1.1">
            <text:p>1.1</text:p>
          </table:table-cell>
          <table:table-cell office:value-type="string">
            <text:p>'flot..e.1')]))</text:p>
          </table:table-cell>
          <table:table-cell table:number-columns-repeated="272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  <table:table-row table:style-name="ro1">
          <table:table-cell/>
          <table:table-cell office:value-type="string">
            <text:p>strax</text:p>
          </table:table-cell>
          <table:table-cell office:value-type="string">
            <text:p>(44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strax'</text:p>
          </table:table-cell>
          <table:table-cell/>
          <table:table-cell office:value-type="string">
            <text:p>'strax..e.1')))</text:p>
          </table:table-cell>
          <table:table-cell table:number-columns-repeated="281"/>
        </table:table-row>
        <table:table-row table:style-name="ro1">
          <table:table-cell office:value-type="string">
            <text:p>Bad</text:p>
          </table:table-cell>
          <table:table-cell office:value-type="string">
            <text:p>thå</text:p>
          </table:table-cell>
          <table:table-cell office:value-type="string">
            <text:p>(187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thå'</text:p>
          </table:table-cell>
          <table:table-cell/>
          <table:table-cell office:value-type="string">
            <text:p>u'thö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'thö..nn.1')</text:p>
          </table:table-cell>
          <table:table-cell/>
          <table:table-cell office:value-type="string">
            <text:p>(u'thå'</text:p>
          </table:table-cell>
          <table:table-cell office:value-type="string">
            <text:p>'tho'</text:p>
          </table:table-cell>
          <table:table-cell office:value-type="float" office:value="1">
            <text:p>1</text:p>
          </table:table-cell>
          <table:table-cell office:value-type="string">
            <text:p>'tho..e.1')</text:p>
          </table:table-cell>
          <table:table-cell office:value-type="string">
            <text:p>(u'thå'</text:p>
          </table:table-cell>
          <table:table-cell office:value-type="string">
            <text:p>'ta'</text:p>
          </table:table-cell>
          <table:table-cell office:value-type="float" office:value="1.1">
            <text:p>1.1</text:p>
          </table:table-cell>
          <table:table-cell office:value-type="string">
            <text:p>'ta..nn.2')</text:p>
          </table:table-cell>
          <table:table-cell office:value-type="string">
            <text:p>(u'thå'</text:p>
          </table:table-cell>
          <table:table-cell office:value-type="string">
            <text:p>'to'</text:p>
          </table:table-cell>
          <table:table-cell office:value-type="float" office:value="1.1">
            <text:p>1.1</text:p>
          </table:table-cell>
          <table:table-cell office:value-type="string">
            <text:p>'to..nn.1')</text:p>
          </table:table-cell>
          <table:table-cell office:value-type="string">
            <text:p>(u'thå'</text:p>
          </table:table-cell>
          <table:table-cell office:value-type="string">
            <text:p>'te'</text:p>
          </table:table-cell>
          <table:table-cell office:value-type="float" office:value="1.1">
            <text:p>1.1</text:p>
          </table:table-cell>
          <table:table-cell office:value-type="string">
            <text:p>'te..vb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han</text:p>
          </table:table-cell>
          <table:table-cell office:value-type="string">
            <text:p>(40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an'</text:p>
          </table:table-cell>
          <table:table-cell/>
          <table:table-cell office:value-type="string">
            <text:p>'han..e.1')))</text:p>
          </table:table-cell>
          <table:table-cell table:number-columns-repeated="281"/>
        </table:table-row>
        <table:table-row table:style-name="ro1">
          <table:table-cell office:value-type="string">
            <text:p>X</text:p>
          </table:table-cell>
          <table:table-cell office:value-type="string">
            <text:p>steegh</text:p>
          </table:table-cell>
          <table:table-cell office:value-type="string">
            <text:p>(6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teegh'</text:p>
          </table:table-cell>
          <table:table-cell/>
          <table:table-cell office:value-type="string">
            <text:p>'steg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stegh..nn.1')</text:p>
          </table:table-cell>
          <table:table-cell/>
          <table:table-cell office:value-type="string">
            <text:p>(u'steegh'</text:p>
          </table:table-cell>
          <table:table-cell office:value-type="string">
            <text:p>'stek'</text:p>
          </table:table-cell>
          <table:table-cell office:value-type="float" office:value="1.1">
            <text:p>1.1</text:p>
          </table:table-cell>
          <table:table-cell office:value-type="string">
            <text:p>'stek..nn.1')</text:p>
          </table:table-cell>
          <table:table-cell office:value-type="string">
            <text:p>(u'steegh'</text:p>
          </table:table-cell>
          <table:table-cell office:value-type="string">
            <text:p>'stigh'</text:p>
          </table:table-cell>
          <table:table-cell office:value-type="float" office:value="1.7">
            <text:p>1.7</text:p>
          </table:table-cell>
          <table:table-cell office:value-type="string">
            <text:p>'stigh..nn.1')]))</text:p>
          </table:table-cell>
          <table:table-cell table:number-columns-repeated="268"/>
        </table:table-row>
        <table:table-row table:style-name="ro1">
          <table:table-cell office:value-type="string">
            <text:p>G = good</text:p>
          </table:table-cell>
          <table:table-cell office:value-type="string">
            <text:p>vpp</text:p>
          </table:table-cell>
          <table:table-cell office:value-type="string">
            <text:p>(40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vpp'</text:p>
          </table:table-cell>
          <table:table-cell/>
          <table:table-cell office:value-type="string">
            <text:p>'up'</text:p>
          </table:table-cell>
          <table:table-cell/>
          <table:table-cell office:value-type="float" office:value="0.9">
            <text:p>0.9</text:p>
          </table:table-cell>
          <table:table-cell/>
          <table:table-cell office:value-type="string">
            <text:p>'up..ab.1')</text:p>
          </table:table-cell>
          <table:table-cell/>
          <table:table-cell office:value-type="string">
            <text:p>(u'vpp'</text:p>
          </table:table-cell>
          <table:table-cell office:value-type="string">
            <text:p>'vap'</text:p>
          </table:table-cell>
          <table:table-cell office:value-type="float" office:value="1">
            <text:p>1</text:p>
          </table:table-cell>
          <table:table-cell office:value-type="string">
            <text:p>'vap..nn.1')</text:p>
          </table:table-cell>
          <table:table-cell office:value-type="string">
            <text:p>(u'vpp'</text:p>
          </table:table-cell>
          <table:table-cell office:value-type="string">
            <text:p>'va'</text:p>
          </table:table-cell>
          <table:table-cell office:value-type="float" office:value="1.8">
            <text:p>1.8</text:p>
          </table:table-cell>
          <table:table-cell office:value-type="string">
            <text:p>'va..nn.2')</text:p>
          </table:table-cell>
          <table:table-cell office:value-type="string">
            <text:p>(u'vpp'</text:p>
          </table:table-cell>
          <table:table-cell office:value-type="string">
            <text:p>'op'</text:p>
          </table:table-cell>
          <table:table-cell office:value-type="float" office:value="1.8">
            <text:p>1.8</text:p>
          </table:table-cell>
          <table:table-cell office:value-type="string">
            <text:p>'op..e.1')</text:p>
          </table:table-cell>
          <table:table-cell office:value-type="string">
            <text:p>(u'vpp'</text:p>
          </table:table-cell>
          <table:table-cell office:value-type="string">
            <text:p>u'öp'</text:p>
          </table:table-cell>
          <table:table-cell office:value-type="float" office:value="1.8">
            <text:p>1.8</text:p>
          </table:table-cell>
          <table:table-cell office:value-type="string">
            <text:p>u'öp..e.1')</text:p>
          </table:table-cell>
          <table:table-cell office:value-type="string">
            <text:p>(u'vpp'</text:p>
          </table:table-cell>
          <table:table-cell office:value-type="string">
            <text:p>'ve'</text:p>
          </table:table-cell>
          <table:table-cell office:value-type="float" office:value="1.8">
            <text:p>1.8</text:p>
          </table:table-cell>
          <table:table-cell office:value-type="string">
            <text:p>'ve..nn.2')</text:p>
          </table:table-cell>
          <table:table-cell office:value-type="string">
            <text:p>(u'vpp'</text:p>
          </table:table-cell>
          <table:table-cell office:value-type="string">
            <text:p>u'vär'</text:p>
          </table:table-cell>
          <table:table-cell office:value-type="float" office:value="1.9">
            <text:p>1.9</text:p>
          </table:table-cell>
          <table:table-cell office:value-type="string">
            <text:p>u'vär..ab.3')</text:p>
          </table:table-cell>
          <table:table-cell office:value-type="string">
            <text:p>(u'vpp'</text:p>
          </table:table-cell>
          <table:table-cell office:value-type="string">
            <text:p>'ver'</text:p>
          </table:table-cell>
          <table:table-cell office:value-type="float" office:value="1.9">
            <text:p>1.9</text:p>
          </table:table-cell>
          <table:table-cell office:value-type="string">
            <text:p>'ver..ab.2')</text:p>
          </table:table-cell>
          <table:table-cell office:value-type="string">
            <text:p>(u'vpp'</text:p>
          </table:table-cell>
          <table:table-cell office:value-type="string">
            <text:p>'hvi'</text:p>
          </table:table-cell>
          <table:table-cell office:value-type="float" office:value="1.9">
            <text:p>1.9</text:p>
          </table:table-cell>
          <table:table-cell office:value-type="string">
            <text:p>'hvi..e.1')</text:p>
          </table:table-cell>
          <table:table-cell office:value-type="string">
            <text:p>(u'vpp'</text:p>
          </table:table-cell>
          <table:table-cell office:value-type="string">
            <text:p>'hva'</text:p>
          </table:table-cell>
          <table:table-cell office:value-type="float" office:value="1.9">
            <text:p>1.9</text:p>
          </table:table-cell>
          <table:table-cell office:value-type="string">
            <text:p>'hva..e.1')</text:p>
          </table:table-cell>
          <table:table-cell office:value-type="string">
            <text:p>(u'vpp'</text:p>
          </table:table-cell>
          <table:table-cell office:value-type="string">
            <text:p>'vir'</text:p>
          </table:table-cell>
          <table:table-cell office:value-type="float" office:value="1.9">
            <text:p>1.9</text:p>
          </table:table-cell>
          <table:table-cell office:value-type="string">
            <text:p>'vir..e.1')]))</text:p>
          </table:table-cell>
          <table:table-cell table:number-columns-repeated="236"/>
        </table:table-row>
        <table:table-row table:style-name="ro1">
          <table:table-cell/>
          <table:table-cell office:value-type="string">
            <text:p>vthwr</text:p>
          </table:table-cell>
          <table:table-cell office:value-type="string">
            <text:p>(10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/>
          <table:table-cell office:value-type="string">
            <text:p>watnet</text:p>
          </table:table-cell>
          <table:table-cell office:value-type="string">
            <text:p>(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X</text:p>
          </table:table-cell>
          <table:table-cell office:value-type="string">
            <text:p>sågh</text:p>
          </table:table-cell>
          <table:table-cell office:value-type="string">
            <text:p>(25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sågh'</text:p>
          </table:table-cell>
          <table:table-cell/>
          <table:table-cell office:value-type="string">
            <text:p>'sogh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sogh..nn.1')</text:p>
          </table:table-cell>
          <table:table-cell/>
          <table:table-cell office:value-type="string">
            <text:p>(u'sågh'</text:p>
          </table:table-cell>
          <table:table-cell office:value-type="string">
            <text:p>'sagh'</text:p>
          </table:table-cell>
          <table:table-cell office:value-type="float" office:value="1">
            <text:p>1</text:p>
          </table:table-cell>
          <table:table-cell office:value-type="string">
            <text:p>'sagh..nn.1')]))</text:p>
          </table:table-cell>
          <table:table-cell table:number-columns-repeated="272"/>
        </table:table-row>
        <table:table-row table:style-name="ro1">
          <table:table-cell/>
          <table:table-cell office:value-type="string">
            <text:p>han</text:p>
          </table:table-cell>
          <table:table-cell office:value-type="string">
            <text:p>(402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(u'han'</text:p>
          </table:table-cell>
          <table:table-cell/>
          <table:table-cell office:value-type="string">
            <text:p>'han..e.1')))</text:p>
          </table:table-cell>
          <table:table-cell table:number-columns-repeated="281"/>
        </table:table-row>
        <table:table-row table:style-name="ro1">
          <table:table-cell/>
          <table:table-cell office:value-type="string">
            <text:p>himblanar</text:p>
          </table:table-cell>
          <table:table-cell office:value-type="string">
            <text:p>(1</text:p>
          </table:table-cell>
          <table:table-cell/>
          <table:table-cell office:value-type="string">
            <text:p>(False</text:p>
          </table:table-cell>
          <table:table-cell/>
          <table:table-cell office:value-type="string">
            <text:p>None))</text:p>
          </table:table-cell>
          <table:table-cell table:number-columns-repeated="283"/>
        </table:table-row>
        <table:table-row table:style-name="ro1">
          <table:table-cell office:value-type="string">
            <text:p>XS?</text:p>
          </table:table-cell>
          <table:table-cell office:value-type="string">
            <text:p>ypnas</text:p>
          </table:table-cell>
          <table:table-cell office:value-type="string">
            <text:p>(1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ypnas'</text:p>
          </table:table-cell>
          <table:table-cell/>
          <table:table-cell office:value-type="string">
            <text:p>'ymnas'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'ymnas..vb.1')</text:p>
          </table:table-cell>
          <table:table-cell/>
          <table:table-cell office:value-type="string">
            <text:p>(u'ypnas'</text:p>
          </table:table-cell>
          <table:table-cell office:value-type="string">
            <text:p>'ypnan'</text:p>
          </table:table-cell>
          <table:table-cell office:value-type="float" office:value="1">
            <text:p>1</text:p>
          </table:table-cell>
          <table:table-cell office:value-type="string">
            <text:p>'ypnan..nn.1')</text:p>
          </table:table-cell>
          <table:table-cell office:value-type="string">
            <text:p>(u'ypnas'</text:p>
          </table:table-cell>
          <table:table-cell office:value-type="string">
            <text:p>'ypna'</text:p>
          </table:table-cell>
          <table:table-cell office:value-type="float" office:value="1">
            <text:p>1</text:p>
          </table:table-cell>
          <table:table-cell office:value-type="string">
            <text:p>'ypna..vb.1')</text:p>
          </table:table-cell>
          <table:table-cell office:value-type="string">
            <text:p>(u'ypnas'</text:p>
          </table:table-cell>
          <table:table-cell office:value-type="string">
            <text:p>'ympnas'</text:p>
          </table:table-cell>
          <table:table-cell office:value-type="float" office:value="1">
            <text:p>1</text:p>
          </table:table-cell>
          <table:table-cell office:value-type="string">
            <text:p>'ympnas..vb.1')</text:p>
          </table:table-cell>
          <table:table-cell office:value-type="string">
            <text:p>(u'ypnas'</text:p>
          </table:table-cell>
          <table:table-cell office:value-type="string">
            <text:p>u'öfnas'</text:p>
          </table:table-cell>
          <table:table-cell office:value-type="float" office:value="1.1">
            <text:p>1.1</text:p>
          </table:table-cell>
          <table:table-cell office:value-type="string">
            <text:p>u'öfnas..e.1')]))</text:p>
          </table:table-cell>
          <table:table-cell table:number-columns-repeated="260"/>
        </table:table-row>
        <table:table-row table:style-name="ro1">
          <table:table-cell/>
          <table:table-cell office:value-type="string">
            <text:p>och</text:p>
          </table:table-cell>
          <table:table-cell office:value-type="string">
            <text:p>(1228</text:p>
          </table:table-cell>
          <table:table-cell/>
          <table:table-cell office:value-type="string">
            <text:p>(True</text:p>
          </table:table-cell>
          <table:table-cell/>
          <table:table-cell office:value-type="string">
            <text:p>[(u'och'</text:p>
          </table:table-cell>
          <table:table-cell/>
          <table:table-cell office:value-type="string">
            <text:p>'ok'</text:p>
          </table:table-cell>
          <table:table-cell/>
          <table:table-cell office:value-type="float" office:value="1.1">
            <text:p>1.1</text:p>
          </table:table-cell>
          <table:table-cell/>
          <table:table-cell office:value-type="string">
            <text:p>'ok..e.2')</text:p>
          </table:table-cell>
          <table:table-cell/>
          <table:table-cell office:value-type="string">
            <text:p>(u'och'</text:p>
          </table:table-cell>
          <table:table-cell office:value-type="string">
            <text:p>'okar'</text:p>
          </table:table-cell>
          <table:table-cell office:value-type="float" office:value="1.2">
            <text:p>1.2</text:p>
          </table:table-cell>
          <table:table-cell office:value-type="string">
            <text:p>'okar..e.1')</text:p>
          </table:table-cell>
          <table:table-cell office:value-type="string">
            <text:p>(u'och'</text:p>
          </table:table-cell>
          <table:table-cell office:value-type="string">
            <text:p>'os'</text:p>
          </table:table-cell>
          <table:table-cell office:value-type="float" office:value="1.7">
            <text:p>1.7</text:p>
          </table:table-cell>
          <table:table-cell office:value-type="string">
            <text:p>'os..nn.2')]))</text:p>
          </table:table-cell>
          <table:table-cell table:number-columns-repeated="26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6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10:55:15</meta:creation-date>
    <dc:date>2012-06-01T16:09:20</dc:date>
    <meta:editing-duration>PT4H53M50S</meta:editing-duration>
    <meta:editing-cycles>3</meta:editing-cycles>
    <meta:generator>LibreOffice/3.4$Linux LibreOffice_project/340m1$Build-402</meta:generator>
    <meta:document-statistic meta:table-count="3" meta:cell-count="4166" meta:object-count="0"/>
  </office:meta>
</office:document-meta>
</file>